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huonNa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automatic-styles>
    <style:style style:name="តារាង1" style:family="table">
      <style:table-properties style:width="11.0153in" fo:margin-left="-0.1069in" fo:margin-right="-0.0028in" table:align="margins"/>
    </style:style>
    <style:style style:name="តារាង1.A" style:family="table-column">
      <style:table-column-properties style:column-width="0.7368in" style:rel-column-width="4384*"/>
    </style:style>
    <style:style style:name="តារាង1.B" style:family="table-column">
      <style:table-column-properties style:column-width="1.0417in" style:rel-column-width="6198*"/>
    </style:style>
    <style:style style:name="តារាង1.C" style:family="table-column">
      <style:table-column-properties style:column-width="0.434in" style:rel-column-width="2582*"/>
    </style:style>
    <style:style style:name="តារាង1.D" style:family="table-column">
      <style:table-column-properties style:column-width="0.9111in" style:rel-column-width="5421*"/>
    </style:style>
    <style:style style:name="តារាង1.E" style:family="table-column">
      <style:table-column-properties style:column-width="0.5903in" style:rel-column-width="3512*"/>
    </style:style>
    <style:style style:name="តារាង1.F" style:family="table-column">
      <style:table-column-properties style:column-width="0.9465in" style:rel-column-width="5632*"/>
    </style:style>
    <style:style style:name="តារាង1.G" style:family="table-column">
      <style:table-column-properties style:column-width="4.15in" style:rel-column-width="24690*"/>
    </style:style>
    <style:style style:name="តារាង1.H" style:family="table-column">
      <style:table-column-properties style:column-width="1.1208in" style:rel-column-width="6669*"/>
    </style:style>
    <style:style style:name="តារាង1.I" style:family="table-column">
      <style:table-column-properties style:column-width="1.0833in" style:rel-column-width="6447*"/>
    </style:style>
    <style:style style:name="តារាង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តារាង1.I1" style:family="table-cell">
      <style:table-cell-properties style:vertical-align="middle" fo:padding="0.0382in" fo:border="0.0007in solid #000000"/>
    </style:style>
    <style:style style:name="តារាង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តារាង1.D2" style:family="table-cell">
      <style:table-cell-properties fo:padding="0.0382in" fo:border-left="0.0007in solid #000000" fo:border-right="none" fo:border-top="none" fo:border-bottom="0.0007in solid #000000"/>
    </style:style>
    <style:style style:name="តារាង1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center" style:justify-single-word="false"/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2" style:family="paragraph" style:parent-style-name="Table_20_Heading"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3" style:family="paragraph" style:parent-style-name="Table_20_Heading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fo:background-color="#ffffff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Khmer OS" fo:font-size="11pt" fo:font-style="normal" fo:font-weight="normal" fo:background-color="transparent" style:font-size-asian="11pt" style:font-style-asian="normal" style:font-weight-asian="normal" style:font-name-complex="Khmer OS" style:font-size-complex="11pt" style:font-style-complex="normal" style:font-weight-complex="normal"/>
    </style:style>
    <style:style style:name="P7" style:family="paragraph" style:parent-style-name="Table_20_Contents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  <style:style style:name="P8" style:family="paragraph" style:parent-style-name="Table_20_Contents">
      <style:text-properties style:font-name="Khmer OS" fo:font-size="11pt" fo:font-style="normal" fo:font-weight="bold" fo:background-color="#ffffff" style:font-size-asian="11pt" style:font-style-asian="normal" style:font-weight-asian="bold" style:font-name-complex="Khmer OS" style:font-size-complex="11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Khmer OS" fo:font-size="11pt" fo:font-style="normal" fo:background-color="transparent" style:font-size-asian="11pt" style:font-style-asian="normal" style:font-name-complex="Khmer OS" style:font-size-complex="11pt" style:font-style-complex="normal" style:text-scale="99%"/>
    </style:style>
    <style:style style:name="P12" style:family="paragraph" style:parent-style-name="Table_20_Contents">
      <style:text-properties style:font-name="Khmer OS" fo:font-size="11pt" fo:font-weight="bold" fo:background-color="transparent" style:font-size-asian="11pt" style:font-weight-asian="bold" style:font-name-complex="Khmer OS" style:font-size-complex="11pt" style:font-weight-complex="bold"/>
    </style:style>
    <style:style style:name="P13" style:family="paragraph" style:parent-style-name="Table_20_Contents"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Khmer OS" fo:font-size="11pt" fo:font-weight="bold" style:font-size-asian="11pt" style:font-weight-asian="bold" style:font-name-complex="Khmer OS" style:font-size-complex="11pt" style:font-weight-complex="bold"/>
    </style:style>
    <style:style style:name="P15" style:family="paragraph" style:parent-style-name="Table_20_Contents">
      <style:text-properties style:font-name="Khmer OS" fo:font-size="11pt" fo:font-weight="bold" fo:background-color="#ffff00" style:font-size-asian="11pt" style:font-weight-asian="bold" style:font-name-complex="Khmer OS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Khmer OS" fo:font-size="11pt" style:font-size-asian="11pt" style:font-name-complex="Khmer OS" style:font-size-complex="11pt"/>
    </style:style>
    <style:style style:name="P17" style:family="paragraph" style:parent-style-name="Table_20_Contents">
      <style:paragraph-properties fo:text-align="justify" style:justify-single-word="false"/>
      <style:text-properties style:font-name="Khmer OS" fo:font-size="11pt" style:font-size-asian="11pt" style:font-name-complex="Khmer OS" style:font-size-complex="11pt"/>
    </style:style>
    <style:style style:name="P18" style:family="paragraph" style:parent-style-name="Table_20_Contents">
      <style:paragraph-properties fo:text-align="justify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19" style:family="paragraph" style:parent-style-name="Table_20_Contents">
      <style:paragraph-properties fo:text-align="center" style:justify-single-word="false" text:number-lines="false" text:line-number="0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0" style:family="paragraph" style:parent-style-name="Table_20_Contents">
      <style:paragraph-properties fo:text-align="justify" style:justify-single-word="false" style:writing-mode="lr-tb"/>
      <style:text-properties style:font-name="Khmer OS" fo:font-size="11pt" fo:font-style="normal" style:font-size-asian="11pt" style:font-style-asian="normal" style:font-name-complex="Khmer OS" style:font-size-complex="11pt" style:font-style-complex="normal"/>
    </style:style>
    <style:style style:name="P21" style:family="paragraph" style:parent-style-name="Table_20_Contents">
      <style:paragraph-properties fo:text-align="center" style:justify-single-word="false" style:writing-mode="lr-tb"/>
      <style:text-properties style:font-name="Khmer OS" fo:font-size="11pt" style:font-size-asian="11pt" style:font-name-complex="Khmer OS" style:font-size-complex="11pt"/>
    </style:style>
    <style:style style:name="T1" style:family="text">
      <style:text-properties style:text-underline-style="none"/>
    </style:style>
    <style:style style:name="T2" style:family="text">
      <style:text-properties fo:background-color="#ffff00"/>
    </style:style>
    <style:style style:name="T3" style:family="text">
      <style:text-properties fo:background-color="transparen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Khmer OS" fo:font-size="11pt" fo:font-style="normal" fo:font-weight="bold" style:font-size-asian="11pt" style:font-style-asian="normal" style:font-weight-asian="bold" style:font-name-complex="Khmer OS" style:font-size-complex="11pt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តារាង1" table:style-name="តារាង1">
        <table:table-column table:style-name="តារាង1.A"/>
        <table:table-column table:style-name="តារាង1.B"/>
        <table:table-column table:style-name="តារាង1.C"/>
        <table:table-column table:style-name="តារាង1.D"/>
        <table:table-column table:style-name="តារាង1.E"/>
        <table:table-column table:style-name="តារាង1.F"/>
        <table:table-column table:style-name="តារាង1.G"/>
        <table:table-column table:style-name="តារាង1.H"/>
        <table:table-column table:style-name="តារាង1.I"/>
        <table:table-row>
          <table:table-cell table:style-name="តារាង1.A1" office:value-type="string">
            <text:p text:style-name="P1">ល.រ</text:p>
          </table:table-cell>
          <table:table-cell table:style-name="តារាង1.A1" office:value-type="string">
            <text:p text:style-name="P2">មេ​ពាក្យ</text:p>
          </table:table-cell>
          <table:table-cell table:style-name="តារាង1.A1" office:value-type="string">
            <text:p text:style-name="P3">ល.រ</text:p>
          </table:table-cell>
          <table:table-cell table:style-name="តារាង1.A1" office:value-type="string">
            <text:p text:style-name="P3">សូរ​ប្រកប</text:p>
          </table:table-cell>
          <table:table-cell table:style-name="តារាង1.A1" office:value-type="string">
            <text:p text:style-name="P3">មក​ពី</text:p>
          </table:table-cell>
          <table:table-cell table:style-name="តារាង1.A1" office:value-type="string">
            <text:p text:style-name="P3">ថ្នាក់</text:p>
          </table:table-cell>
          <table:table-cell table:style-name="តារាង1.A1" office:value-type="string">
            <text:p text:style-name="P3">សេចក្ដី​ពន្យល់</text:p>
          </table:table-cell>
          <table:table-cell table:style-name="តារាង1.A1" office:value-type="string">
            <text:p text:style-name="P3">របៀប​សរសេរ​ផ្សេង</text:p>
          </table:table-cell>
          <table:table-cell table:style-name="តារាង1.I1" office:value-type="string">
            <text:p text:style-name="P3"/>
            <text:p text:style-name="P3">ពាក្យ​ផ្សំ</text:p>
            <text:p text:style-name="P3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>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18">ព្យញ្ជនៈ​ទី ៣ ក្នុង​វគ្គ​ទី ១ ជា​កណ្ឋជៈ មាន​សំឡេង​ក្នុង​បំពង់ក ជា​សិថិល ឃោសៈ, សម្រាប់​ភាសា​ខ្មែរ, ផ្សំ​នឹង​ស្រៈ អ អា អិ អី <text:s text:c="4"/>។ល។ អុំ អំ អាំ អះ សំឡេង អ៊ អ៊ា <text:span text:style-name="T2">អ៊‌ិ អ៊‌ី</text:span> <text:s/>។ល។ អ៊ុំ អ៊ំ អ៊ំា អ៊ះ ជា គ គា គិ គី ។ល។ គុំ គំ គាំ គះ ។ (ស្រៈ​សំឡេង​ធំ​ទាំង​នេះ <text:s/>មិន​បាច់​ប្រើ​ត្រី​សព្ទ<text:span text:style-name="T3"> </text:span><text:span text:style-name="T2">(៊)</text:span> ទេ គ្រាន់​តែ​អាន​ឲ្យ​មាន​សំឡេង​ធំ ផ្សំ​នឹង​ព្យញ្ជនៈ​សំឡេង​ធំ ឲ្យ​ងាយ​យល់​សំឡេង​ប៉ុណ្ណោះ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9"/>
          </table:table-cell>
        </table:table-row>
        <table:table-row>
          <table:table-cell table:style-name="តារាង1.A2" office:value-type="string">
            <text:p text:style-name="P4">១៦២៨</text:p>
          </table:table-cell>
          <table:table-cell table:style-name="តារាង1.A2" office:value-type="string">
            <text:p text:style-name="P7">គ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8">ឥត​សំដី : មនុស្ស​គ ។ បើ​លោហ​ជាតិ​វិញ​ថា ឥត​សូរ : ប្រាក់​គ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8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ជា​ដំណាំ ផ្លែ​មាន​សរសៃ​ជា​ប៉ុយ​សំឡី​សម្រាប់​ច្រក​ញាត់​ខ្នើយ, កែប, ពូក ជាដើម : ព្រះ​សម្ពុទ្ធ​ទ្រង់​បញ្ញត្ត​ហាម មិន​ឲ្យ​ភិក្ខុ​សាមណេរ ប្រើប្រាស់​ពូក​ញាត់​សំឡី​គ, ទ្រង់​អនុញ្ញាត​ឲ្យ​ប្រើ​ពូក​ញាត់​ស្មៅ, ញាត់​ជក់​ដូង​ជាដើម​បាន, ឯ​កែប, ខ្នើយ​ឲ្យ​ញាត់​សំឡី​គ​បាន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២៩</text:p>
          </table:table-cell>
          <table:table-cell table:style-name="តារាង1.A2" office:value-type="string">
            <text:p text:style-name="P7">គ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​មាន់​មួយ​ពួក​រូប​ធំ​ៗ ច្រើន​មិន​សូវ​មាន​រោម, សាច់​ត្រង់​ណា​ដែល​គ្មាន​រោម​នោះ មាន​សម្បុរ​ក្រហម​រងាល : មាន់​គក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៣០</text:p>
          </table:table-cell>
          <table:table-cell table:style-name="តារាង1.A2" office:value-type="string">
            <text:p text:style-name="P7">គក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តប់​ដោយ​ដៃ​ក្ដាប់ : គក់​ខ្នង​ឲ្យ​ខ្ញុំ​បន្តិច ! បោក​សម្អាត​ខោ​អាវ​ជាដើម ដោយ​អាការ​ជ្រំ​ៗ ដូច​គេ​គក់ ដើម្បី​ឲ្យ​ជ្រះ​ក្អែល : គក់​សំពត់, គក់​ខោ​អាវ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ហត្ថ​ក្រពុំ គឺ​ខ្នាត​រង្វាស់​ប្រវែង​ពី​ត្រឹម​កែង​ដៃ ទៅ​ដល់​ចុង​ម្រាម​ដៃ​ដែល​ក្ដាប់​ក្ដោប​ចូល : ប្រវែង​មួយ​គ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៣១</text:p>
          </table:table-cell>
          <table:table-cell table:style-name="តារាង1.A2" office:value-type="string">
            <text:p text:style-name="P7">គគា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ច្បាស់, ក្បោះក្បាយ, ក្រឡាញ : ដាន​គគាច, ផ្លូវ​គគាច, លំអាន​គគា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៣២</text:p>
          </table:table-cell>
          <table:table-cell table:style-name="តារាង1.A2" office:value-type="string">
            <text:p text:style-name="P7">គគា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 ឬ គុ.</text:p>
          </table:table-cell>
          <table:table-cell table:style-name="តារាង1.D2" office:value-type="string">
            <text:p text:style-name="P11">អង់អាច, ឥត​ក្រែង, ឥត​ញញើត, ឥត​ភ្លឹក : ដើរ​គគាត, ដំណើរ​គគាត, ដំណើរ​នរនាទ​គគាត​ឥត​ភ្លឹ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៣៣</text:p>
          </table:table-cell>
          <table:table-cell table:style-name="តារាង1.A2" office:value-type="string">
            <text:p text:style-name="P7">គគី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ធំ​មួយ​ប្រភេទ សាច់​រឹង​ជាប់​សម្រាប់​ប្រើ​ធ្វើ​ទូក​និង​ការ​ឯ​ទៀត​ផ្សេង​ៗ ។ គគីរ​មាន​ឈ្មោះ​ច្រើន​យ៉ាង មាន គគីរ​ថ្ម, គគីរ​ខ្សាច់ ជា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គគីរ​ថ្ម​</text:p>
            <text:p text:style-name="P10">គគីរ​ខ្សាច់</text:p>
          </table:table-cell>
        </table:table-row>
        <table:table-row>
          <table:table-cell table:style-name="តារាង1.A2" office:value-type="string">
            <text:p text:style-name="P4">១៦៣៤</text:p>
          </table:table-cell>
          <table:table-cell table:style-name="តារាង1.A2" office:value-type="string">
            <text:p text:style-name="P7">គគឹ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ខ្យល់, ដោយ​ទឹក : ខ្យល់​បក់​គគឹក គឺ​ខ្យល់​បក់​ឮ​សូរ​គឹក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៣៥</text:p>
          </table:table-cell>
          <table:table-cell table:style-name="តារាង1.A2" office:value-type="string">
            <text:p text:style-name="P7">គគឹ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មួយ​ប្រភេទ មាន​ជ័រ​ជា​ពិស​រោល​សាច់​មនុស្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៣៦</text:p>
          </table:table-cell>
          <table:table-cell table:style-name="តារាង1.A2" office:value-type="string">
            <text:p text:style-name="P7">គគុ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នៅ​ក្ដៅ​ងំ : ក្ដៅ​គគុក ។ ឧ. ឬ កិ. វិ. ដែល​ហូរ, ដែល​បក់, ដែល​ទៅ​មក​បន្ត​គ្នា​ឥត​អាក់ : ទឹក​ហូរ​គគុក, ខ្យល់​បក់​គគុក, មនុស្ស​ដើរ​គគុក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៣៧</text:p>
          </table:table-cell>
          <table:table-cell table:style-name="តារាង1.A2" office:value-type="string">
            <text:p text:style-name="P7">គគុកគគ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ខ្យល់, ដោយ​ទឹក ឬ​ដោយ​មាន​ការ​ប្រជុំ​គ្នា​ច្រើន : ឮ​សូរ​គគុកគគា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៣៨</text:p>
          </table:table-cell>
          <table:table-cell table:style-name="តារាង1.A2" office:value-type="string">
            <text:p text:style-name="P7">គគុ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សើម​ប៉ផ្អៀច : ដី​សើម​គគុល ។ ដែល​ឆេះ​មាន​តែរ​ងើក : រងើក​ភ្លើង​គគុល, ឆេះ​គគុ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៣៩</text:p>
          </table:table-cell>
          <table:table-cell table:style-name="តារាង1.A2" office:value-type="string">
            <text:p text:style-name="P7">គគុ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10">ពាក្យ​សម្រាប់​និយាយ​ផ្សំ​ជាមួយ​ពាក្យ គគុល : គគុះគគុល ។</text:p>
          </table:table-cell>
          <table:table-cell table:style-name="តារាង1.D2" office:value-type="string">
            <text:p text:style-name="P10">គគុះគគុល 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៤០</text:p>
          </table:table-cell>
          <table:table-cell table:style-name="តារាង1.A2" office:value-type="string">
            <text:p text:style-name="P7">គគើ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ពាក្យ​សម្រាប់​ចម្រើន​ពាក្យ​វារ ឬ​ដើរ​ឲ្យ​វិសេស​ឡើង : វារ​គគើម, ដើរ​គគ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៤១</text:p>
          </table:table-cell>
          <table:table-cell table:style-name="តារាង1.A2" office:value-type="string">
            <text:p text:style-name="P7">គគ្រក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គ្រក់​ៗ មិន​ដាច់​សូរ (ម. ព. គ្រក់​ៗ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កខ្វក់​មិន​ស្អាត : មនុស្ស​គគ្រក់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៤២</text:p>
          </table:table-cell>
          <table:table-cell table:style-name="តារាង1.A2" office:value-type="string">
            <text:p text:style-name="P7">គគ្រន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 ឬ គុ.</text:p>
          </table:table-cell>
          <table:table-cell table:style-name="តារាង1.D2" office:value-type="string">
            <text:p text:style-name="P10">ដែល​ព្រឺព្រួច, ញ័រ, ស្ញុល​ដោយ​រងា : រងា​គគ្រន់, សាច់​គគ្រន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៤៣</text:p>
          </table:table-cell>
          <table:table-cell table:style-name="តារាង1.A2" office:value-type="string">
            <text:p text:style-name="P7">គគ្រ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ទឹក​ពុះ​លោត​កូន​ក្រាញ់ : ទឹក​ពុះ​គគ្រា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៤៤</text:p>
          </table:table-cell>
          <table:table-cell table:style-name="តារាង1.A2" office:value-type="string">
            <text:p text:style-name="P7">គគ្រា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ិន​រលីង (ម. ព. គ្រីតគ្រាត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៤៥</text:p>
          </table:table-cell>
          <table:table-cell table:style-name="តារាង1.A2" office:value-type="string">
            <text:p text:style-name="P7">គគ្រិងគគ្រ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គម្រិង​គម្រាំង (ម. ព. គគ្រាំង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៤៦</text:p>
          </table:table-cell>
          <table:table-cell table:style-name="តារាង1.A2" office:value-type="string">
            <text:p text:style-name="P7">គគ្រិ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អាការ​គគ្រិច​ៗ ដោយ​ដង្កូវ​ចុះ : ដង្កូវ​ចុះ​គគ្រិច (ម. ព. គ្រិច​ៗ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៤៧</text:p>
          </table:table-cell>
          <table:table-cell table:style-name="តារាង1.A2" office:value-type="string">
            <text:p text:style-name="P7">គគ្រិ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ញើស​ក្អែល​រីក​ជាំ, ខ្មៅ​ត្រង់​មុខ ឬ ត្រង់​សព៌ាង្គកាយ : មុខ​គគ្រិះ, ខ្លួន​គគ្រិះ, ក្អែល​គគ្រិ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៤៨</text:p>
          </table:table-cell>
          <table:table-cell table:style-name="តារាង1.A2" office:value-type="string">
            <text:p text:style-name="P7">គគ្រីតគគ្រា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គគ្រាត​គគ្រើម​មិន​រាប​ស្មើ (ម. ព. គគ្រាត, គ្រីតគ្រាត, គគ្រើម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៤៩</text:p>
          </table:table-cell>
          <table:table-cell table:style-name="តារាង1.A2" office:value-type="string">
            <text:p text:style-name="P7">គគ្រី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រោគ​ញាក់​សរសៃ​កើត​នៅ​ជើង; ខ្លះ​ហៅ ប្រគ្រីវ (ម. ព. នោះ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៥០</text:p>
          </table:table-cell>
          <table:table-cell table:style-name="តារាង1.A2" office:value-type="string">
            <text:p text:style-name="P7">គគ្រីសគគ្រូ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រឹងរូស, ដែល​លាន់​មាត់​ងងិះងងុះ​មិន​ចង់​ធ្វើ​តាម​បង្គាប់ : មនុស្ស​គគ្រីសគគ្រូ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៥១</text:p>
          </table:table-cell>
          <table:table-cell table:style-name="តារាង1.A2" office:value-type="string">
            <text:p text:style-name="P7">គគ្រឹ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សន្ធឹក​ដើរ​ច្រើន​គ្នា : មនុស្ស​ដើរ​គគ្រឹ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៥២</text:p>
          </table:table-cell>
          <table:table-cell table:style-name="តារាង1.A2" office:value-type="string">
            <text:p text:style-name="P7">គគ្រឹកគគ្រេ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 ឬ គុ.</text:p>
          </table:table-cell>
          <table:table-cell table:style-name="តារាង1.D2" office:value-type="string">
            <text:p text:style-name="P10">ពាក្យ​សម្រាប់​ចម្រើន​ពាក្យ​លេង, ពាក្យ​ធ្វើ​បុណ្យ​ជាដើម ឲ្យ​ប្លែក​ឡើង : លេង​ល្បែង​គគ្រឹកគគ្រេង, ធ្វើ​បុណ្យ​គគ្រឹកគគ្រេង គឺ​លេង ឬ​ធ្វើ​បុណ្យ ដោយ​មាន​ល្បែង​ផ្សេង​ៗ មាន​ភ្លេង​ជាដើម <text:s/>ទាំង​មាន​មនុស្ស​ក៏​ច្រើន​ផ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៥៣</text:p>
          </table:table-cell>
          <table:table-cell table:style-name="តារាង1.A2" office:value-type="string">
            <text:p text:style-name="P7">គគ្រឹ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គ្រឹម​ៗ ច្រើន​ដង​មិន​ដាច់​សូរ : ឮ​សូរ​គេ​លេង​ភ្លេង​ខ្មែរ​គគ្រឹម (ម. ព. គ្រឹម​ៗ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៥៤</text:p>
          </table:table-cell>
          <table:table-cell table:style-name="តារាង1.A2" office:value-type="string">
            <text:p text:style-name="P7">គគ្រឺ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កិរិយា​ព្រហើន, កំញើញ​ដាក់, កង្ខើញ​ចូល : គគ្រឺត​ដាក់​ឥត​ញញើត; ឲ្យ​បាយ​ស៊ី​ឆ្អែត​ហើយ វា​គគ្រឺត​មក​រក​វិញ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៥៥</text:p>
          </table:table-cell>
          <table:table-cell table:style-name="តារាង1.A2" office:value-type="string">
            <text:p text:style-name="P7">គគ្រុក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ដង្កូវ​ចុះ : ស្អុយ​គគ្រុក ។ ព. ប្រ. សម្អុយ​គគ្រក គឺ​ខូច​កេរ្តិ៍​ឈ្មោះ​ដូច​ជា​សម្អុយ​ដែល​ដង្កូវ​ចុះ​គគ្រុ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គ្រុក​ៗ មិន​ដាច់​សូរ (ម. ព. គ្រុក​ៗ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៥៦</text:p>
          </table:table-cell>
          <table:table-cell table:style-name="តារាង1.A2" office:value-type="string">
            <text:p text:style-name="P7">គគ្រុ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គ្រុម​ៗ មិន​ដាច់​សូរ (ម. ព. គ្រុម ឬ គ្រុម​ៗ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៥៧</text:p>
          </table:table-cell>
          <table:table-cell table:style-name="តារាង1.A2" office:value-type="string">
            <text:p text:style-name="P7">គគ្រុ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ដែល​មាន​លំនាំ​យឺត​គ្រុយ​ៗ : ដើរ​គគ្រុយ, ធ្វើ​ការ​គគ្រុយ (ម. ព. គ្រុយ​ៗ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៥៨</text:p>
          </table:table-cell>
          <table:table-cell table:style-name="តារាង1.A2" office:value-type="string">
            <text:p text:style-name="P7">គគ្រូ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ដែល​ឮ​សូរ​គ្រូក​ៗ ច្រើន​ដង : យំ​គគ្រូក, (ម. ព. គ្រូក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៥៩</text:p>
          </table:table-cell>
          <table:table-cell table:style-name="តារាង1.A2" office:value-type="string">
            <text:p text:style-name="P7">គគ្រួ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ដែល​ឮ​គ្រួប​ៗ (ម. ព. គ្រួប​ៗ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៦០</text:p>
          </table:table-cell>
          <table:table-cell table:style-name="តារាង1.A2" office:value-type="string">
            <text:p text:style-name="P7">គគ្រើម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នៅ​គ្រើម​ៗ មិន​ល្អិត​ល្អ (ម. ព. គ្រើម ឬ គ្រើម​ៗ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៦១</text:p>
          </table:table-cell>
          <table:table-cell table:style-name="តារាង1.A2" office:value-type="string">
            <text:p text:style-name="P7">គគ្រេ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សន្ធឹក​ដោយ​លោត​ទឹក, កញ្ជ្រោក​ទឹក​ដោយ​គ្នា​ច្រើន ឬ​សូរ​ឮ​ដោយ​រលក​ទឹក : រលក​គគ្រេង គឺ​រលក​ឮ​សូរ​គ្រេង​ៗ រឿយ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៦២</text:p>
          </table:table-cell>
          <table:table-cell table:style-name="តារាង1.A2" office:value-type="string">
            <text:p text:style-name="P7">គគ្រេងគគ្រា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សន្ធឹក​ដោយ​លោត​ទឹក​លេង ឬ សូរ​សន្ធឹក​រលក​ដែល​បោក​ខ្ទប់​ខ្លាំង ។</text:p>
          </table:table-cell>
          <table:table-cell table:style-name="តារាង1.D2" office:value-type="string">
            <text:p text:style-name="P9">គគ្រាំ​គគ្រេ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៦៣</text:p>
          </table:table-cell>
          <table:table-cell table:style-name="តារាង1.A2" office:value-type="string">
            <text:p text:style-name="P7">គគ្រោ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នៅ​គ្រោត​ៗ មិន​រលីង​ល្អ (ម. ព. គ្រោត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៦៤</text:p>
          </table:table-cell>
          <table:table-cell table:style-name="តារាង1.A2" office:value-type="string">
            <text:p text:style-name="P7">គគ្រា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ដែល​ឮ​សូរ​គ្រាំ​ៗ ច្រើន​ដង : រលក​គគ្រាំ, វាយ​ទឹក​គគ្រាំ គឺ​ឮ​សូរ​គ្រាំ​ៗ រឿយ​ៗ (ម. ព. គ្រាំ​ៗ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៦៥</text:p>
          </table:table-cell>
          <table:table-cell table:style-name="តារាង1.A2" office:value-type="string">
            <text:p text:style-name="P7">គគ្រាំ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ិន​ស្អាត មិន​រលីង, ដែល​រឹង​គម្រាំង, ដែល​មាន​សភាវៈ​អ្វី​ប៉ះ​ប្រឡាក់​ហើយ​ខះ​ក្ដាំង : ស្បែក​គគ្រាំង, រឹង​គគ្រាំ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គ្រាំង​ៗ​ច្រើន​ដង (ម. ព. គ្រាំង​ៗ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៦៦</text:p>
          </table:table-cell>
          <table:table-cell table:style-name="តារាង1.A2" office:value-type="string">
            <text:p text:style-name="P7">គឃ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 ឬ គុ.</text:p>
          </table:table-cell>
          <table:table-cell table:style-name="តារាង1.D2" office:value-type="string">
            <text:p text:style-name="P10">ដែល​មាន​អាការ​ខ្ទរ, គឃ្លើន​ឥត​កោត​ញញើត : ដើរ​គឃរ គឺ​ដើរ​គឃ្លើន​ឥត​កោត​ញញើត, អួត​គឃរ គឺ​អួត​ក្អេងក្អាង​ឥត​កោត​ញញើត, ឫក​គឃរ <text:s/>គឺ​ឫក​គឃ្លើន, សំដី​គឃរ គឺ​សំដី​ក្អេងក្អាង​ ឥត​កោត​ញញើត ឥត​ក្រែ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៦៧</text:p>
          </table:table-cell>
          <table:table-cell table:style-name="តារាង1.A2" office:value-type="string">
            <text:p text:style-name="P7">គឃ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ស្លុយ, ស្រុង​ពេក : បង់​ក​សំពត់​គឃារ, ស្លៀក​សំពត់​គឃា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៦៨</text:p>
          </table:table-cell>
          <table:table-cell table:style-name="តារាង1.A2" office:value-type="string">
            <text:p text:style-name="P7">គឃឹ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ឃឹក​ៗ ច្រើន​ដង (ម. ព. ឃឹក​ៗ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៦៩</text:p>
          </table:table-cell>
          <table:table-cell table:style-name="តារាង1.A2" office:value-type="string">
            <text:p text:style-name="P7">គឃូ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ឃូស​ៗ ច្រើន​ដង (ម. ព. ឃូស​ៗ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៧០</text:p>
          </table:table-cell>
          <table:table-cell table:style-name="តារាង1.A2" office:value-type="string">
            <text:p text:style-name="P7">គឃៀ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បែក​ញើស​ហៀរ​ហូរ​សស្រាក់ : បែក​ញើស​គឃៀរ, ញើស​ហូរ​គឃៀ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៧១</text:p>
          </table:table-cell>
          <table:table-cell table:style-name="តារាង1.A2" office:value-type="string">
            <text:p text:style-name="P7">គឃ្លើ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ិ. វិ. ឬ គុ.</text:p>
          </table:table-cell>
          <table:table-cell table:style-name="តារាង1.D2" office:value-type="string">
            <text:p text:style-name="P10">ដែល​មាន​អាការ​អង់​អាច​ឥត​ញញើត, ងងើល, ជជើល​ឥត​ក្រែង: ដើរ​គឃ្លើន, ឫក​គឃ្លើន, <text:s/>ដំណើរ​គឃ្លើ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៧២</text:p>
          </table:table-cell>
          <table:table-cell table:style-name="តារាង1.A2" office:value-type="string">
            <text:p text:style-name="P7">គ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លើក​វត្ថុ​ដែល​មាន​សណ្ឋាន​វែង​ដាក់​សង្កត់​លើ​អ្វី​ៗ តាម​ត្រូវ​ការ​ ឬ​លើក​ជើង, លើក​ដៃ​ដាក់​លើ​គ្នា ឬ​ដាក់​លើ​អ្នក​ដទៃ : គង​ឈើ, គង​ឫស្សី​លើ​ដំបូល​ទូក, លើ​គំនរ​ឧស; លើក​ជើង​គង​លើ​គ្នា, លើក​ដៃ​គង​ថ្ងា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ទាស់, ឆ្គង : និយាយ​ពាក្យ​គង​ទៅ​លើ​គេ, និយាយ​គង​លើ​ច្បាប់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្រឿង​ភ្លេង ឬ គ្រឿង​សម្រាប់​វាយ​ឲ្យ​សញ្ញា​គ្នា​ធ្វើ​ដោយ​លោហ​ជាតិ មាន​សណ្ឋាន​មូល មាន​ដោះ​ផត​ខាង​ក្នុង : គង​តូច, គង​ធំ, វាយ​គង​ប្រជុំ​គ្នា​ស្ដាប់​ធម៌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គងតូច​</text:p>
            <text:p text:style-name="P10">គង​ធំ​</text:p>
          </table:table-cell>
        </table:table-row>
        <table:table-row>
          <table:table-cell table:style-name="តារាង1.A2" office:value-type="string">
            <text:p text:style-name="P4">១៦៧៣</text:p>
          </table:table-cell>
          <table:table-cell table:style-name="តារាង1.A2" office:value-type="string">
            <text:p text:style-name="P7">គងពិស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្រុក ១ ក្នុង​ខេត្ត​កំពង់ស្ពឺ : ស្រុក​គងពិសី <text:s/>ព្រោះ​មាន​គង​ដ៏​ពិសី​ក្នុង​សម័យ​ព្រេង​នា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ស្រុក​គងពិសី </text:p>
          </table:table-cell>
        </table:table-row>
        <table:table-row>
          <table:table-cell table:style-name="តារាង1.A2" office:value-type="string">
            <text:p text:style-name="P4">១៦៧៤</text:p>
          </table:table-cell>
          <table:table-cell table:style-name="តារាង1.A2" office:value-type="string">
            <text:p text:style-name="P7">គង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សល់​នៅ, ទ្រព្យ​គង់; ជាប់​ស្វិត​កាប់​មិន​មុត : មនុស្ស​គង់ ។ កិ. វិ. : ទុក​ឲ្យ​គង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អង្គុយ (រ. ស.; ស. ស.) : ស្ដេច​គង់​ក្នុង​ព្រះ​ពន្លា, និមន្ត​លោក​គង់​ក្នុង​រោង​បុណ្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៧៥</text:p>
          </table:table-cell>
          <table:table-cell table:style-name="តារាង1.A2" office:value-type="string">
            <text:p text:style-name="P7">គង់ត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ិ.</text:p>
          </table:table-cell>
          <table:table-cell table:style-name="តារាង1.D2" office:value-type="string">
            <text:p text:style-name="P10">មុខ​តែ, ប្រាកដ​ជា, មុខ​ជា : គង់​តែ​នឹង​ទៅ, គង់​តែ​នឹង​ឃើញ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៧៦</text:p>
          </table:table-cell>
          <table:table-cell table:style-name="តារាង1.A2" office:value-type="string">
            <text:p text:style-name="P7">គង់​ន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ឋិត​នៅ, សម្រេច​ឥរិយាបថ​ទាំង ៤ គឺ ដើរ, ឈរ, អង្គុយ, ដេក <text:s text:c="4"/>(រ. ស.; ស. ស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៧៧</text:p>
          </table:table-cell>
          <table:table-cell table:style-name="តារាង1.A2" office:value-type="string">
            <text:p text:style-name="P7">គង់វង្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វង់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គុ.</text:p>
          </table:table-cell>
          <table:table-cell table:style-name="តារាង1.D2" office:value-type="string">
            <text:p text:style-name="P10">គង់​ពូជ​វង្ស​នៅ​មិន​សូន្យ, គង់​ដំណែល ឬ​ប្រពៃណី​នៅ​ដូច​ដើម : ឃើញ​ត្រូវ​រក្សា​សុជីវ​ធម៌​ឲ្យ​គង់​វង្ស, រក្សា​ប្រពៃណី​ល្អ​ឲ្យ​គង់​វង្ស ។ (វង់ និង វង្ស មាន​សំឡេង​ដូច​គ្នា, គួរ​ប្រយ័ត្ន​កុំ​សរសេរ​ឲ្យ​ច្រឡំ <text:s/>វង់ ជា វង្ស ឬ វង្ស ជា វង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៧៨</text:p>
          </table:table-cell>
          <table:table-cell table:style-name="តារាង1.A2" office:value-type="string">
            <text:p text:style-name="P7">គង្គ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ទន្លេ​ធំ ១ នៅ​ក្នុង​មជ្ឈិម​ប្រទេស ដែល​មាន​ក្បាល​ជាប់​ពី​ភ្នំ​ហិមាល័យ ហូរ​ចុះ​មក​ដល់​ក្រុង​ក័លក័ត្តា ( Calculta ) រហូត​មក​ដល់​សមុទ្រ​ឥណ្ឌា ។ អាកាស​គង្គា គឺ​ធ្នារ​ទឹក​នៅ​នា​អាកាស ។ ពាក្យ​នេះ​គេ​ប្រើ​ក្លាយ​មក ហៅ​ចំពោះ​ទឹក​តែ​ម្ដង : ស្រង់​ព្រះ​គង្គា (រ. ស.) គឺ​ស្រង់​ទឹ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៧៩</text:p>
          </table:table-cell>
          <table:table-cell table:style-name="តារាង1.A2" office:value-type="string">
            <text:p text:style-name="P7">គង្គា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រុករាន​ចូល​ឥត​ញញើត : គង្គាន​ចូល​ទៅ; រុករាន​គង្គាន​ចូល​ទៅ​កាន់​សឹក ឥត​ភ្លឹក​នឹង​សេនា​រេហ៍ពល​នៃ​បច្ចាមិត្រ​ដល់​តិច​ឡើ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៨០</text:p>
          </table:table-cell>
          <table:table-cell table:style-name="តារាង1.A2" office:value-type="string">
            <text:p text:style-name="P7">គង្គួ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ង​ចិត្ត​ព្យាបាទ, ចង​គំនុំ​មិន​លែង; ច្រើន​និយាយ​ថា គុំ​គង្គួន ជា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៨១</text:p>
          </table:table-cell>
          <table:table-cell table:style-name="តារាង1.A2" office:value-type="string">
            <text:p text:style-name="P7">គង្វា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មនុស្ស​អ្នក​ឃ្វាល​រក្សា : គង្វាល​គោ, គង្វាល​ក្របី ។ ម្រេញ​គង្វាល <text:s/>គឺ​ពួក​បិសាច​ក្មេង​ៗ ដែល​មាន​និយាយ​ក្នុង​រឿង​ផ្សេង​ៗ ថា <text:s/>ជា​អ្នក​តាម​រក្សា​ហ្វូង​សត្វ​ចតុប្បាបាទ មាន​ដំរី​ជា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៨២</text:p>
          </table:table-cell>
          <table:table-cell table:style-name="តារាង1.A2" office:value-type="string">
            <text:p text:style-name="P7">គ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0">គៈ ជៈ ឬ គច់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ំរី (ពាក្យ​សម្រាប់​ប្រើ​ក្នុង​កាព្យ) ។ គជករ ឬ គជនិករ (គៈ ជៈ--) (បា.) ហ្វូង​ដំរី : គជករ ឈូឆរ​ក្នុង​ដង​ព្រ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៨៣</text:p>
          </table:table-cell>
          <table:table-cell table:style-name="តារាង1.A2" office:value-type="string">
            <text:p text:style-name="P7">គជ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វត្ថុ​ជា​ដុំ​ដូច​ជា​ពក មាន​សាច់​រឹង​ដូច​កែវ កើត​មាន​ក្នុង​សិរីរកាយ ឬ ក្នុង​ក្បាល​នៃ​សត្វ​ទាំងឡាយ : គជ់​ខ្យង, គជ់​គ្រំ, គជ់​ដំរី, គជ់​ក្រៀ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៨៤</text:p>
          </table:table-cell>
          <table:table-cell table:style-name="តារាង1.A2" office:value-type="string">
            <text:p text:style-name="P7">គជត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ជៈតា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ហ្វូង​ដំរី (ពាក្យ​ប្រើ​ក្នុង​កាព្យ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៨៥</text:p>
          </table:table-cell>
          <table:table-cell table:style-name="តារាង1.A2" office:value-type="string">
            <text:p text:style-name="P7">គជទន្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ជៈទ័ន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ធ្មេញ​ដំរី, ភ្លុក​ដំរី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៨៦</text:p>
          </table:table-cell>
          <table:table-cell table:style-name="តារាង1.A2" office:value-type="string">
            <text:p text:style-name="P7">គជមុក្ត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ជៈមុក្តា ជើង ដ.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ជមុត្តា) កែវ​មុក្តា​ដែល​កើត​ក្នុង​ក្បាល​ដំរី គឺ​គជ់​ដំរី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៨៧</text:p>
          </table:table-cell>
          <table:table-cell table:style-name="តារាង1.A2" office:value-type="string">
            <text:p text:style-name="P7">គជស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ច់-ជៈ-សា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ំរី​សារ, ដំរី​មាឌ​ធំ​សម្ប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៨៨</text:p>
          </table:table-cell>
          <table:table-cell table:style-name="តារាង1.A2" office:value-type="string">
            <text:p text:style-name="P7">គជសីហ៍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ជៈសី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ជ + សឹហ ឬ សិង្ហ; គជ + សីហ) ឈ្មោះ​​សត្វ​មាន​រូប​ដូច​សិង្ហ​ តែ​មាន​ប្រមោយ​ដូច​ដំរី <text:s/>មាន​និយាយ​តែ​ក្នុង​រឿង​ផ្សេង​ៗ ពី​បុរាណ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៨៩</text:p>
          </table:table-cell>
          <table:table-cell table:style-name="តារាង1.A2" office:value-type="string">
            <text:p text:style-name="P7">គជ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ំរី​ទាំងឡាយ (ព. កា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៩០</text:p>
          </table:table-cell>
          <table:table-cell table:style-name="តារាង1.A2" office:value-type="string">
            <text:p text:style-name="P7">គជេន្រ្ទ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ជេន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ជ + ឥន្ទ្រ &gt; គជេន្រ្ទ; គជ + ឥន្ទ &gt; គជិន្ទ, គជេន្ទ) ស្ដេច​ដំរី ។ អ្នក​ដែល​ជា​ធំ​ខាង​មុខ​ការ​រក្សា​ដំរី, (ចៅហ្វាយ​ដំរី គឺ​ចៅហ្វាយ​ក្រុម​រក្សា​ដំរី​ព្រះ​រាជ​ទ្រព្យ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៩១</text:p>
          </table:table-cell>
          <table:table-cell table:style-name="តារាង1.A2" office:value-type="string">
            <text:p text:style-name="P7">គជ្រ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ច់-ជ្រា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ត្រី​ស្រកា​មួយ​ប្រភេទ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៩២</text:p>
          </table:table-cell>
          <table:table-cell table:style-name="តារាង1.A2" office:value-type="string">
            <text:p text:style-name="P7">គណ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ន់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ពួក; ក្រុម; បន; ហ្វូង ។ មេ​គណ <text:s/>គឺ​មេ​ពួក, មេ​ក្រុម; នៅ​កម្ពុជរដ្ឋ​ក្នុង​សម័យ​សព្វ​ថ្ងៃ​នេះ ប្រើ​ជា​សមណ​ស័ក្តិ​របស់​បព្វជិត​ដែល​មាន​ព្រះ​រាជ​ក្រម​ឲ្យ​តាំង​ជា​អធិបតី​លើ​ពួក​បព្វជិត​ក្នុង​<text:span text:style-name="T2">ខែត្រ</text:span>​ក្រៅ; ត្រូវ​សម្ដេច​ព្រះ​សង្ឃ​នាយក ឬ​សម្ដេច​ព្រះ​សង្ឃរាជ​តាម​គណៈ តាំង​ជា​ឋានានុក្រម ទី​ព្រះ​គ្រូ​សិន, ត​មក​សម្ដេច​​​ព្រះ​ប្រមុខ​រដ្ឋ​ទ្រង់​ព្រះ​មេត្តា​ប្រោស​ព្រះ​រាជ​ទាន តាំង​ជាទី​ព្រះ​រាជា​គណៈ សម្រាប់​សមណ​ស័ក្តិ​ទី​មេ​គណ តាម​ការ​សូម​នៃ​អភិបាល​ខេត្ត (ម. ព. អនុគណ ទៀត​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៩៣</text:p>
          </table:table-cell>
          <table:table-cell table:style-name="តារាង1.A2" office:value-type="string">
            <text:p text:style-name="P7">គណៈ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--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ណ) ពួក; ក្រុម; បន; ហ្វូង ។ បើ​រៀង​ភ្ជាប់​ជា​មួយ​នឹង​សព្ទ​ឯ​ទៀត​ឲ្យ​ជា​បទ​សមាស​តាម​របៀប​វេយ្យាករណ៍ សំ. បា. ត្រូវ​រៀង​ជា រដ្ឋ​មន្រ្តី​គណៈ ក្រុម​នៃ​រដ្ឋ​មន្រ្តី; សង្ឃ​គណៈ ក្រុម​នៃ​ភិក្ខុ​សង្ឃ; ប៉ុន្តែ​តាម​ទម្លាប់​ខ្មែរ​យើង, ច្រើន​តែ​ប្រើ​រៀង​បទ​សមាស សំ. បា. ត្រឡប់​យក​បទ​ក្រោយ​ជា​មុន​វិញ សម្រួល​ឲ្យ​ងាយ​អាន ងាយ​ថា, <text:s/>រៀង​ត្រឡប់​បទ​ជា គណៈ​រដ្ឋ​មន្រ្តី, គណៈ​សង្ឃ វិញ, ក៏​នៅ​តែ​មាន​ន័យ​ថា ក្រុម​រដ្ឋ​ន្ត្រី, ក្រុម​ភិក្ខុ​សង្ឃ ដែរ (បទ​សមាស​ឯ​ទៀត​ក្រៅ​ពី​នេះ​នៅ​មាន​ច្រើន ដូច​ជា រដ្ឋពល កម្លាំង​របស់​រដ្ឋ, រៀង​ត្រឡប់​បទ​ជា ពលរដ្ឋ <text:s/>ជាដើម​នោះ​ដែរ)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៩៤</text:p>
          </table:table-cell>
          <table:table-cell table:style-name="តារាង1.A2" office:value-type="string">
            <text:p text:style-name="P7">គណៈកម្មក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ណៈ-កាំ-ម៉ៈ-កា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ជន​មួយ​ក្រុម ឬ ក្រុម​ជំនុំ​ដែល​ចាត់​តាំង​ឡើង ដោយ​ពិធី​បោះ​ឆ្នោត ឬ ដោយ​ការ​ជ្រើស​តាំង សម្រាប់​ឲ្យ​ពិនិត្យ​កិច្ច​ការ​ណា​មួយ​ដាច់​មុខ​ដោយ​ឡែក : គណៈ​កម្មការ​វប្បធម៌ បាន​បង្កើត​ពាក្យ​ខ្មែរ​ថ្មី​ៗ ជា​ច្រើ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៩៥</text:p>
          </table:table-cell>
          <table:table-cell table:style-name="តារាង1.A2" office:value-type="string">
            <text:p text:style-name="P7">គណៈកម្មាធិក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កាំ-ម៉ា-ធិ-កា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មាជិក​មួយ​ក្រុម​ដែល​តាំង​ឡើង​ក្នុង​ក្រសួង​រាជការ ឬ ក្នុង​សភា​ដើម្បី​ឲ្យ​ប្រតិបត្តិ​សម្រេច​ការ​ណា​មួយ : មុខការ​នេះ​ស្រេច​លើ​គណៈកម្មាធិកា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៩៦</text:p>
          </table:table-cell>
          <table:table-cell table:style-name="តារាង1.A2" office:value-type="string">
            <text:p text:style-name="P7">គណ្ឋ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័ន-ឋី</text:p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ណ្ឋិ; គ្រន្ថិ “ថ្នាំង, សន្លាក់, សង្កាត់, ខ, សេចក្ដី​រួបរួម...”) ឈ្មោះ​គម្ពីរ​ពួក​មួយ ខាង​ពុទ្ធ​សាសនា ជា​គម្ពីរ​សម្ដែង​សេចក្ដី​អធិប្បាយ​បាលី មាន​លំនាំ​ស្រដៀង​នឹង​គម្ពីរ​អដ្ឋកថា តែ​ញែក​សេចក្ដី​ពិស្ដារ​ច្បាស់លាស់​ជាង​អដ្ឋកថា; គម្ពីរ​គណ្ឋី​នេះ​មាន​ច្រើន​តែ​ខាង​ប៉ែក​វិន័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៩៧</text:p>
          </table:table-cell>
          <table:table-cell table:style-name="តារាង1.A2" office:value-type="string">
            <text:p text:style-name="P7">គណន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 ណៈ នា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រាប់, ដំណើរ​រាប់​ឲ្យ​ដឹង​ចំនួន ឲ្យ​ឃើញ​ប្រាកដ ជា​ប៉ុណ្ណេះ​ប៉ុណ្ណោះ ។ ខ្មែរ​ប្រើ​ជា កិ. ផង​ក៏​បាន : ខ្ញុំ​គណនា​មើល​ទៅ​ឃើញ ថា 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៩៨</text:p>
          </table:table-cell>
          <table:table-cell table:style-name="តារាង1.A2" office:value-type="string">
            <text:p text:style-name="P7">គណន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 ណៈ នី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រាប់; បញ្ជី ឬ តារាង​គិត​គូរ​ប្រាក់​ចំណូល​ចំណា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៦៩៩</text:p>
          </table:table-cell>
          <table:table-cell table:style-name="តារាង1.A2" office:value-type="string">
            <text:p text:style-name="P7">គណនីយដ្ឋា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យ៉ាត់-ឋាន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ទី​កន្លែង​នៃ​គណនី; តុ ឬ ការិយាល័យ​សម្រាប់​រាប់​ប្រាក់​ចេញ​ចូ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០០</text:p>
          </table:table-cell>
          <table:table-cell table:style-name="តារាង1.A2" office:value-type="string">
            <text:p text:style-name="P7">គណនេយ្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នៃ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ណនី​ក្នុង​ក្រសួង​រាជការ ឬ ក្នុង​គ្រឹះស្ថាន​ពាណិ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០១</text:p>
          </table:table-cell>
          <table:table-cell table:style-name="តារាង1.A2" office:value-type="string">
            <text:p text:style-name="P7">គណនេយ្យក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យៈ-ក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្នក​កាន់​កាប់​ការ​ខាង​គណនេយ្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០២</text:p>
          </table:table-cell>
          <table:table-cell table:style-name="តារាង1.A2" office:value-type="string">
            <text:p text:style-name="P7">គណបក្ខ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ប៉ាក់</text:p>
          </table:table-cell>
          <table:table-cell table:style-name="តារាង1.D2" office:value-type="string">
            <text:p text:style-name="P9">បា.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ពួក, ក្រុម, បន, ។ ពាក្យ <text:s/>“គណ” និង “បក្ខ” ទាំង​ពីរ​នេះ​មាន​ន័យ​ស្រដៀង​គ្នា​ទេ, តែ​ប្រើ​ភ្ជាប់​គ្នា​ដូច្នេះ <text:s/>គឺ​គ្រាន់​តែ​បន្ត​ពាក្យ​ឲ្យ​បាន​វែង​បន្ដិច ដើម្បី​ងាយ​ស្រួល​ក្នុង​ការ​អាន​ប៉ុណ្ណោះ ។</text:p>
          </table:table-cell>
          <table:table-cell table:style-name="តារាង1.D2" office:value-type="string">
            <text:p text:style-name="P9">គណបក្ស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០៣</text:p>
          </table:table-cell>
          <table:table-cell table:style-name="តារាង1.A2" office:value-type="string">
            <text:p text:style-name="P7">គណៈ​ប្រតិភូ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ប្រៈតិ-</text:p>
          </table:table-cell>
          <table:table-cell table:style-name="តារាង1.D2" office:value-type="string">
            <text:p text:style-name="P9">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ជន​មួយ​ក្រុម ឬ គណៈ​កម្មការ​មួយ​ក្រុម ដែល​គេ​ចាត់​ឲ្យ​ជា​តំណាង​ជាតិ, តំណាង​ប្រទេស ឬ តំណាង​ក្រុម​ណា​មួយ ដើម្បី​បំពេញ​កិច្ច​ការ​ផ្សេង​ៗ ឯ​បរទេស ឬ ក្នុង​ប្រទេ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០៤</text:p>
          </table:table-cell>
          <table:table-cell table:style-name="តារាង1.A2" office:value-type="string">
            <text:p text:style-name="P7">គណៈ​រដ្ឋមន្រ្ត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ណ​រដ្ឋ + មន្ត្រី) ពួក​ក្រុម​នៃ​រដ្ឋ​មន្រ្តី ដែល​មាន​​នាយក​រដ្ឋ​មន្រ្តី មួយ​រូប​ជា​ប្រមុខ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០៥</text:p>
          </table:table-cell>
          <table:table-cell table:style-name="តារាង1.A2" office:value-type="string">
            <text:p text:style-name="P7">គណិតសាស្ត្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វិទ្យាសាស្រ្ត​ផ្នែក​ខាង​ការ​សិក្សា អំពី​ទំហំ, អំពី​ខ្នាត​រង្វាស់ និង​អំពី​ការ​ប្រៀប​ផ្ទឹម ។ វិជ្ជា​ផ្នែក​នេះ​មាន ៣ យ៉ាង​គឺ លេខ​គណិត ការ​គិត​លេខ​ដុំ, លេខ​ភាគ, លេខ​នព្វន្ត បាន​ដល់​លេខ​បូក, សង, គុណ, ចែក; ពីជគណិត <text:s/>ការ​គិត​លេខ​ដោយ​លើក​តួ​អក្សរ​មក​ជា​តំណាង; <text:s/>រេខា​គណិត ការ​គិត​លេខ​ផ្នែក​ខាង​វិសាល​ភាព សំដៅ​ចំពោះ​ទិដ្ឋភាព <text:s/>៣ យ៉ាង​គឺ បន្ទាត់, ផ្ទៃ, មាឌ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០៦</text:p>
          </table:table-cell>
          <table:table-cell table:style-name="តារាង1.A2" office:value-type="string">
            <text:p text:style-name="P7">គណេ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--</text:p>
          </table:table-cell>
          <table:table-cell table:style-name="តារាង1.D2" office:value-type="string">
            <text:p text:style-name="P9">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ទេវតា​មាន​ក្បាល​ជា​ដំរី ជា​បុត្រ​ព្រះ​ឥសូរ ។ ក្លាយ​មក​ពី​ពាក្យ <text:s/>វិឃ្នេស <text:s/>(ម. ព. នេះ)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០៧</text:p>
          </table:table-cell>
          <table:table-cell table:style-name="តារាង1.A2" office:value-type="string">
            <text:p text:style-name="P7">គត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(ម. ព. គុត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ត្រឹម, ដែល​ត្រឹម​កំណត់​មិន​លើស មិន​ខ្វះ : មាន​តែ ១០ គត់ ។ ដែល​ជិត​មិន​លេច មិន​ជ្រាប​ទឹក : ឆត្រ​នេះ​គត់​ភ្លៀង​ល្អ​ណាស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០៨</text:p>
          </table:table-cell>
          <table:table-cell table:style-name="តារាង1.A2" office:value-type="string">
            <text:p text:style-name="P7">គត់មត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បរិសុទ្ធ​ល្អ; និយាយ​បាន​តែ​អំពី​កិរិយា​មារយាទ : ស្រី​គត់មត់, ស្រី​មិន​គត់មត់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០៩</text:p>
          </table:table-cell>
          <table:table-cell table:style-name="តារាង1.A2" office:value-type="string">
            <text:p text:style-name="P7">គតិ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ទៅ, ការ​ដើរ​ទៅ, ដំណើរ; ផ្លូវ​គន្លង; ទី​កើត​ផ្សេង​ៗ; និស្ស័យ; អធ្យាស្រ័យ; ប្រាជ្ញា​ញាណ; ទី​នៅ; បរិសុទ្ធ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១០</text:p>
          </table:table-cell>
          <table:table-cell table:style-name="តារាង1.A2" office:value-type="string">
            <text:p text:style-name="P7">គតិបណ្ឌិ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តិ​របស់​បណ្ឌិត, អធ្យាស្រ័យ ឬ ប្រាជ្ញា​ញាណ​របស់​អ្នក​ប្រាជ្ញ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១១</text:p>
          </table:table-cell>
          <table:table-cell table:style-name="តារាង1.A2" office:value-type="string">
            <text:p text:style-name="P7">គន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ន្លែង​លើ​ខ្នង​ដំរី ត្រង់​ខាង​ក្រោយ​កូប ឬ រយាង ។ កំណាត់​ឈើ​ចង​ត​គ្នា​ដោយ​ខ្សែ, ដោយ​វល្លិ​សម្រាប់​អូស​បង្អើល​ត្រី ឲ្យ​ផ្អើល​ដើម្បី​នឹង​ឲ្យ​អ្នក​កាន់​អង្រុត​រុត, ក្រុង​ត្រី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ដែល​មក​ជួប​ប្រទះ​នៅ​ពេល​ជាមួយ​គ្នា ហើយ​ប្រទើស​ប្រទាក់​គ្នា : ត្រី​ពពាក់ពពូន​គន​លើ​គ្នា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១២</text:p>
          </table:table-cell>
          <table:table-cell table:style-name="តារាង1.A2" office:value-type="string">
            <text:p text:style-name="P7">គន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រក​មើល; តែ​កម្រ​និយាយ​ដាច់​តែ​ឯង ច្រើន​និយាយ​ថា គយគន់ ឬ គន់​មើល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គយគន់ <text:s/>គន់មើល</text:p>
          </table:table-cell>
        </table:table-row>
        <table:table-row>
          <table:table-cell table:style-name="តារាង1.A2" office:value-type="string">
            <text:p text:style-name="P4">១៧១៣</text:p>
          </table:table-cell>
          <table:table-cell table:style-name="តារាង1.A2" office:value-type="string">
            <text:p text:style-name="P7">គន់គូ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ពិចារណា​ដោយ​ក្បួន​វេទ មាន​វាយ​លេខ ជាដើម : ហោរា​គន់​គូ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១៤</text:p>
          </table:table-cell>
          <table:table-cell table:style-name="តារាង1.A2" office:value-type="string">
            <text:p text:style-name="P7">គន្ថៈ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័ន-ថៈ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ន្ថ) កម្រង; ចំណង, ...។ គម្ពីរ ឬ ក្បួន​ខាង​សាសនា; ឈ្មោះ​កិលេស​មួយ​ពួក មាន អភិជ្ឈា​កាយ​គន្ថៈ <text:s/>ជា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១៥</text:p>
          </table:table-cell>
          <table:table-cell table:style-name="តារាង1.A2" office:value-type="string">
            <text:p text:style-name="P7">គន្ថធុរៈ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ធុរៈ</text:p>
          </table:table-cell>
          <table:table-cell table:style-name="តារាង1.D2" office:value-type="string">
            <text:p text:style-name="P9">បា. 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ន្ថធុរ) ធុរៈ​ផ្នែក​ខាង​គម្ពីរ​បាលី, កិច្ចការ​រៀន​សូត្រ​ខាង​បរិយត្តិ (ជា​គូ​គ្នា​នឹង វិបស្សនា​ធុរៈ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១៦</text:p>
          </table:table-cell>
          <table:table-cell table:style-name="តារាង1.A2" office:value-type="string">
            <text:p text:style-name="P7">គន្ថរចន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រ៉ៈ-ចៈ-ន៉ា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រចនា, ការ​តែង​គម្ពីរ​បាលី ឬ ក្បួន​ច្បាប់​ផ្សេង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១៧</text:p>
          </table:table-cell>
          <table:table-cell table:style-name="តារាង1.A2" office:value-type="string">
            <text:p text:style-name="P7">គន្ថរចនាចារ្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ចា</text:p>
          </table:table-cell>
          <table:table-cell table:style-name="តារាង1.D2" office:value-type="string">
            <text:p text:style-name="P9">បា. សំ. 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រន្ថ + រចនា + អាចាយ៌; គន្ថ + រចនា + អាចរិយ) អាចារ្យ​អ្នក​តែង​គម្ពីរ​ក្បួន​ច្បាប់ : គម្ពីរ​នេះ​ជា​ស្នា​ដៃ​នៃ​ព្រះ​គន្ថ​រចនាចារ្យ​ក្នុង​ពុទ្ធ​សតវត្សរ៍​ទី ១១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១៨</text:p>
          </table:table-cell>
          <table:table-cell table:style-name="តារាង1.A2" office:value-type="string">
            <text:p text:style-name="P7">គន្ធ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ន់-ធ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្លិន; គ្រឿង​ក្រអូប (សម្រាប់​ប្រើ​តែ​ក្នុង​កាព្យ) ។ បើ​រៀង​ភ្ជាប់​ពី​ខាង​ដើម​សព្ទ​ដទៃ <text:s/>អ. ថ. <text:s/>គ័ន-ធៈ, ដូច​ជា គន្ធ​ជាត (គ័ន-ធៈ-ជាត) ក្លិន; គ្រឿង​ក្រអូប ។ គន្ធ​ពាណិជ ឬ គន្ធ​វាណិជ (គ័ន-ធៈ-ពានិច, --វានិច) អ្នក​លក់​គ្រឿង​ក្រអូប, អ្នក​លក់​ទឹក​អប់ ឬ ប្រេង​ក្រអូប​ផ្សេង​ៗ <text:s/>។ គន្ធ​ពិដោរ <text:s/>(គ័ន-ធៈ-ឬ គន់-ធៈ-) ក្លិន​ក្រអូប​ល្អ, ក្លិន​ក្រអូប​ឈ្ងប់, ក្រអូប​ល្វេងល្វើយ (ម. ព. ពិដោរ ផង) ។ គន្ធ​រស <text:s/>(គ័ន-ធៈ-រស់) ទឹក​ក្រអូប, ទឹក​អប់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១៩</text:p>
          </table:table-cell>
          <table:table-cell table:style-name="តារាង1.A2" office:value-type="string">
            <text:p text:style-name="P7">គន្ធព្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ន់-ធាប់ ឬ គន់-ធប់</text:p>
          </table:table-cell>
          <table:table-cell table:style-name="តារាង1.D2" office:value-type="string">
            <text:p text:style-name="P9">បា.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ន្ធព្វ; គន្ធរ្វ ) ទេវតា​ពួក​របាំ : ពួក​គន្ធព្វ, ក្រុម​គន្ធព្វ ។ ឥត្ថី. គន្ធព្វី ។ គន្ធព្វាធិប <text:s/>(គ័ន-ធ័ប-ពា-ធិបៈ ឬ -ធិប) ន. (គន្ធព្វ + អធិប) ស្ដេច​របស់​គន្ធព្វ គឺ​ព្រះ​បាទ ធតរដ្ឋ គ្រប់​គ្រង​ទិស​ខាង​កើ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២០</text:p>
          </table:table-cell>
          <table:table-cell table:style-name="តារាង1.A2" office:value-type="string">
            <text:p text:style-name="P7">គន្ល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ជួរ​ស្នាម; ជ្រលង; ដាន; លំអាន : គន្លង​នង្គ័ល, ដើរ​តាម​គន្លង, គន្លង​មង, គន្លង​លប, គន្លង​ត្រី ។ លំអាន : គន្លង​ធម៌ ។ ច្បាប់, សណ្ដាប់ : ប្រព្រឹត្ត​តាម​គន្ល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២១</text:p>
          </table:table-cell>
          <table:table-cell table:style-name="តារាង1.A2" office:value-type="string">
            <text:p text:style-name="P7">គន្ល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ន្លែង​ដែល​គេ​លាក់​ឲ្យ​ស្ដួច​តូច​ជាង​គេ, អ្វី​ៗ​ដែល​មាន​ថ្នាក់ មាន​ជាន់​ដូច​គេ​លាក់ : គន្លាក់​ជើង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២២</text:p>
          </table:table-cell>
          <table:table-cell table:style-name="តារាង1.A2" office:value-type="string">
            <text:p text:style-name="P7">គន្លាក់គន្លើ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គន្លាក់​ច្រើន​ដង, ច្រើន​សង្កាត់ : ផ្លូវ​រទេះ​គន្លាក់​គន្លើ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២៣</text:p>
          </table:table-cell>
          <table:table-cell table:style-name="តារាង1.A2" office:value-type="string">
            <text:p text:style-name="P7">គន្លាក់​អាចម៍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អាច់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វយវៈ​របស់​មនុស្ស​ត្រង់​ប៉ែក​ខាង​ក្រោយ​ជង្គង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២៤</text:p>
          </table:table-cell>
          <table:table-cell table:style-name="តារាង1.A2" office:value-type="string">
            <text:p text:style-name="P7">គន្លាស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និយាយ​ផ្ទុយ​ពាក្យ ថា​ត្រឡប់​ឡើង​វិញ ទើប​មាន​ន័យ​ច្បាស់​ថា ជា​នេះ​ជា​នោះ, ដូច​គន្លាស់​ថា តា​នៅ ? (=ទៅ​ណា ?); ម៉ាពីនក ? (= មក​ពី​ណា ?); ភឹកតឹក (= ផឹក​ទឹក ?); សាយប៊ី (= ស៊ី​បាយ ?) ជាដើម ។ កិ. វិ. និយាយ​គន្លាស់ ។ គុ. ពាក្យ​គន្លាស់, សំដី​គន្លាស់ ។ ចាស់​ទុំ​ហាម​ថា កុំ​និយាយ​គន្លាស់​លើ​ពាក្យ​ពុំ​សម​គួរ ឬ លើ​ពាក្យ​អាសគ្រាម ព្រោះ​នាំ​ឲ្យ​គេ​រង្កៀស ឲ្យ​គេ​រិះគន់​និន្ទា​ថា​ព្រហើន ។ ពាក្យ​គន្លាស់​ពុំ​សម​គួរ​នោះ កាល​បើ​យើង​នឹង​រក​ទៅ​គង់​តែ​ឃើញ​មាន ។ល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២៥</text:p>
          </table:table-cell>
          <table:table-cell table:style-name="តារាង1.A2" office:value-type="string">
            <text:p text:style-name="P7"><text:span text:style-name="T5">គន្លាស់</text:span>គន្លោ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 ឬ គុ.</text:p>
          </table:table-cell>
          <table:table-cell table:style-name="តារាង1.D2" office:value-type="string">
            <text:p text:style-name="P10">ដែល​គន្លាស់​ជា​កាព្យ ជា​ឃ្លោង, ដូច​ជា ខ្ជៀនរឹល, សេកឌី​សេកឌី, ត្អថាក្រូញ, ស៊េតែកុំ, អាសខ្មិត, ចក់អាក្រិត, អាមេត្តិត, ឃេពីកុស, ទាំងអ៊ាក្នស់, ក្នុកស្រុង.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២៦</text:p>
          </table:table-cell>
          <table:table-cell table:style-name="តារាង1.A2" office:value-type="string">
            <text:p text:style-name="P7">គន្លិកគន្លា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រដិបរដុប, ខ្ពស់​ទាប, ស្ដួច​ខ្លះ, ធំ​ខ្ល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២៧</text:p>
          </table:table-cell>
          <table:table-cell table:style-name="តារាង1.A2" office:value-type="string">
            <text:p text:style-name="P7">គន្លឹ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នុក​បពា្ឈរ, ឬ​ផ្ដេក ចន្ទាស់​សម្រាប់​រុក​រុញ​ចេញ​ចូល : គន្លឹះ​ទ្វារ, គន្លឹះ​បង្អួ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២៨</text:p>
          </table:table-cell>
          <table:table-cell table:style-name="តារាង1.A2" office:value-type="string">
            <text:p text:style-name="P7">គន្លោ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​គន្លាស់, ពាក្យ​កន្លៀត : គន្លាស់​គន្លោង <text:s/>គឺ​គន្លាស់​មាន​ឃ្លា មាន​ឃ្លោង ។ គន្លៀត​គន្លោង គឺ​កន្លៀត​ដែល​មាន​កន្លែង​បៀត​បាំង (ម. ព. គន្លាស់ ទៀត​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គន្លាស់​គន្លោង​គន្លៀត​គន្លោង​</text:p>
          </table:table-cell>
        </table:table-row>
        <table:table-row>
          <table:table-cell table:style-name="តារាង1.A2" office:value-type="string">
            <text:p text:style-name="P4">១៧២៩</text:p>
          </table:table-cell>
          <table:table-cell table:style-name="តារាង1.A2" office:value-type="string">
            <text:p text:style-name="P7">គប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វាយ, សំពង​ដោយ​គប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រាប់​រក​គ្នា, ចង​សមាគម​នឹង​គ្នា : គប់​មិត្រ, កុំ​សេពគប់​មនុស្ស​អាក្រក់, កុំ​សម​គប់​នឹង​មនុស្ស​ពា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ំណុំ​សំរាម, ចំបើង ឬ បាច់​ឈើ​ស្ងួត, ឈើ​ពុក​ដែល​ចង​សម្រាប់​កាន់​អុជ​ឈួល ឬ បំភ្លឺ (ហៅ គប់​ភ្លើង ក៏​បាន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៤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ន្លូង​ឈើ​ធំ​ៗ មាន​សណ្ឋាន​បែប​ញញួ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៣០</text:p>
          </table:table-cell>
          <table:table-cell table:style-name="តារាង1.A2" office:value-type="string">
            <text:p text:style-name="P7">គប់គិ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រួម​គំនិត​គ្នា, គិត​គូរ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៣១</text:p>
          </table:table-cell>
          <table:table-cell table:style-name="តារាង1.A2" office:value-type="string">
            <text:p text:style-name="P7">គប្ប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អា. និ</text:p>
          </table:table-cell>
          <table:table-cell table:style-name="តារាង1.D2" office:value-type="string">
            <text:p text:style-name="P10">ត្រូវ​តែ : អ្នក​បួស​គប្បី​ខំ​ប្រឹង​សិក្សា​រៀន​សូត្រ, គប្បី​ប្រព្រឹត្ត​ឲ្យ​ត្រឹមត្រូវ​ទៀងទាត់​តាម​ធម៌​វិន័យ កុំ​បី​ឲ្យ​ឃ្លាត ។ ជួន​កាល​ប្រើ​ជា កិ. វិ. ដូច​ពាក្យ​ថា <text:s/>ប្រព្រឹត្ត​មិន​គប្បី ជាដើម ។</text:p>
          </table:table-cell>
          <table:table-cell table:style-name="តារាង1.D2" office:value-type="string">
            <text:p text:style-name="P9">គាប្បី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៣២</text:p>
          </table:table-cell>
          <table:table-cell table:style-name="តារាង1.A2" office:value-type="string">
            <text:p text:style-name="P7">គភ៌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័រ</text:p>
          </table:table-cell>
          <table:table-cell table:style-name="តារាង1.D2" office:value-type="string">
            <text:p text:style-name="P9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ព្ភ) សត្វ​កើត​ក្នុង​ផ្ទៃ : ទ្រង់​គភ៌, ស្រី​មាន​គភ៌ <text:s/>ពាក្យ​ធម្មតា​ហៅ​ថា មាន​ផ្ទៃ, មាន​ផ្ទៃ​ពោះ, ទម្ងន់, ជាដើម ។</text:p>
          </table:table-cell>
          <table:table-cell table:style-name="តារាង1.D2" office:value-type="string">
            <text:p text:style-name="P9">គ័ភ៌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៣៣</text:p>
          </table:table-cell>
          <table:table-cell table:style-name="តារាង1.A2" office:value-type="string">
            <text:p text:style-name="P7">គម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ខ្នង​ពក​កំពូក​ស្រដៀង​នឹង​បូក​គោ : មនុស្ស​គម, ខ្នង​គម, គម​គាក់ <text:s/>គម​និង​គាក់ (ម. ព. គាក់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នំ ១ យ៉ាង មាន​សណ្ឋាន​ដូច​ខ្នង​គម ធ្វើ​ពី​ម្សៅ​ដំណើប​មាន​ស្នូល​ដូង ឬ ស្នូល​សណ្ដែក​ស្បាត់​ស្ករ ខ្ចប់​ដោយ​ស្លឹក ចម្អិន​ដោយ​ចំហុយ : នំ​គម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នំគម 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 </text:p>
          </table:table-cell>
          <table:table-cell table:style-name="តារាង1.D2" office:value-type="string">
            <text:p text:style-name="P10">បណ្ដូល-ក​ឈើ​ក្នុង​ពួក​ត្នោត, ដូង, ស្លា, ជ្រែ; ប្រើ​ធ្វើ​ជា​បន្លែ, អន្លក់ មាន​រស​ពីសា ប្រើ​ជួស​សាឡាត់​បាន : គម​ត្នោត, គម​ដូង, គម​ស្លា គម​ស្លា​ត្រឱន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៣៤</text:p>
          </table:table-cell>
          <table:table-cell table:style-name="តារាង1.A2" office:value-type="string">
            <text:p text:style-name="P7">គមនាកា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 មៈ នា កា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មន + អាការ) អាការ​ទៅ, អាការ​ដែល​ប្រុង​ធ្វើ​​ដំណើរ​ទៅ, ដំណើរ​ដែល​ប្រុង​នឹង​ទៅ : ធ្វើ​គមនា​ការ​ដោយ​ទូក, --ដោយ​រថយន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៣៥</text:p>
          </table:table-cell>
          <table:table-cell table:style-name="តារាង1.A2" office:value-type="string">
            <text:p text:style-name="P7">គមនាគមន៍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 មៈ នា គំ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មន “ការ​ទៅ, ដំណើរ​ទៅ” + អាគមន “ការ​មក, ដំណើរ​មក”) ការ​ទៅ​និង​ការ​មក, ដំណើរ​ទៅ​និង​ដំណើរ​មក; ផ្លូវ​ទាក់ទង​សម្រាប់​ធ្វើ​ដំណើរ​ទៅ​មក : ផ្លូវ​គមនាគមន៍ ពី​ស្រុក​មួយ​ទៅ​ស្រុក​មួ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៣៦</text:p>
          </table:table-cell>
          <table:table-cell table:style-name="តារាង1.A2" office:value-type="string">
            <text:p text:style-name="P7">គម្ដែ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ំម្ដែង ជើង ដ ឬ គំ-ម៉ៈ ដែង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ក្លាយ​ឃ្លាត​មក​ពី​ពាក្យ​ខ្មែរ ក្នុង​សម័យ​បុរាណ​ព្រេង​នាយ​ថា ក្រម្រតាង &gt; ក្រម្រតេង &gt; ក្រម្រតែង) មាន​ន័យ​ថា ព្រះ​តេជ​ព្រះ​គុណ; លោក​ជា​ម្ចាស់ ។ លុះ​ចំណេរ​កាល​ត​ៗ​មក ខ្មែរ​យើង​ប្រើ​ពាក្យ​នេះ សំដៅ​សេចក្ដី​ថា លោក​អ្នក​មាន​បុណ្យ​ច្រើន​គួរ​ជា​ទី​គោរព គួរ​ធ្វើ​សក្ការ​បូជា; លោក​អ្នក​មាន​ស័ក្តិ​យស​ខ្ពង់ខ្ពស់ ។ គម្ដែង​ក្រឡា ស្វាមី, ប្ដី ។ គម្ដែង​ផ្ទៃ​ក្រោម ព្រះ​រាជា, ក្សត្រិយ៍​ទ្រង់​រាជ្យ (មើល​ក្នុង​ពាក្យ ផ្ទៃ ទៀត​ផង) ។ គម្ដែង​សង្ឃ <text:s/>ព្រះ​ភិក្ខុ​សង្ឃ​ជា​ទី​គោរព : បពិត្រ​ព្រះ​គម្ដែង​សង្ឃ.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៣៧</text:p>
          </table:table-cell>
          <table:table-cell table:style-name="តារាង1.A2" office:value-type="string">
            <text:p text:style-name="P7">គម្ពី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ក្លាយ​មក​ពី បា. គម្ភីរ “ជ្រៅ”) សាស្ត្រា, ច្បាប់, ធម្ម​វិន័យ ដែល​រួប​រួម​ដោយ​ពួក ដោយ​ប៉ែក ដោយ​ខ្សែ : សាស្ត្រា​មួយ​គម្ពីរ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៣៨</text:p>
          </table:table-cell>
          <table:table-cell table:style-name="តារាង1.A2" office:value-type="string">
            <text:p text:style-name="P7">គម្ភី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ជម្រៅ, ជ្រៅ ។ សម្រាប់​ប្រើ​ភ្ជាប់​ពី​ខាង​ដើម​សព្ទ​ដទៃ : គម្ភីរ​បទ <text:s/>(--រៈបត់) បទ ឬ ចំណែក​នៃ​សេចក្ដី​ដ៏​ជ្រាលជ្រៅ ។ គម្ភីរ​ភាព (--រៈភាប) ភាព​ជ្រៅ, ជម្រៅ ។ គម្ភីរ​មតិ (--រៈមៈតិ) មតិ​ជ្រៅ, គំនិត​ជ្រៅ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៣៩</text:p>
          </table:table-cell>
          <table:table-cell table:style-name="តារាង1.A2" office:value-type="string">
            <text:p text:style-name="P7">គម្រ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គគ្រក់, អាក្រក់​យក​ជា​ការ​ពុំ​បាន : របស់​គម្រក់, មនុស្ស​គម្រក់ (ព. ទ្រ. ម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៤០</text:p>
          </table:table-cell>
          <table:table-cell table:style-name="តារាង1.A2" office:value-type="string">
            <text:p text:style-name="P7">គម្រ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ព. ថ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20">ការ​គ្រង, ការ​ថែ​រក្សា : ទ្រព្យ​សម្បត្តិ​ដែល​ខ្វះ​គម្រង​តែង​វិនាស ។ ការ​ស្លៀក​ដណ្ដប់​ត្រៃ​ចីវរ (ស. ស.) គម្រង​ចីវ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៤១</text:p>
          </table:table-cell>
          <table:table-cell table:style-name="តារាង1.A2" office:value-type="string">
            <text:p text:style-name="P7">គម្រ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សម្រាប់​គ្រប : គម្រប​ខ្ទះ, គម្រប​ឆ្នាំ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៤២</text:p>
          </table:table-cell>
          <table:table-cell table:style-name="តារាង1.A2" office:value-type="string">
            <text:p text:style-name="P7">គម្រប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គ្រប់, បង្គ្រប់, បំពេញ​ឲ្យ​គ្រប់ : មាន ៣ ហើយ​ត្រូវ​ថែម ២ មក​ទៀត​គម្រប់​ជា ៥ ។ ច្រើន​ប្រើ បង្គ្រប់ <text:s/>ជា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ូ. សំ. ឬ គុ.</text:p>
          </table:table-cell>
          <table:table-cell table:style-name="តារាង1.D2" office:value-type="string">
            <text:p text:style-name="P10">ដែល​ជាទី​បង្គ្រប់​ចំនួន : គម្រប់ ២, គម្រប់ ៣, គម្រប់ ៤, គឺទី ២, ទី ៣, ទី ៤; ប៉ុន្ដែ​កុំ​ប្រើ គម្រប់ ១ <text:s/>ព្រោះ​មួយ​ជា​បូរណ​សំខ្យា​ទោល​ឯក​ឯង, ត្រូវ​ប្រើ​ជា ទី ១ ឬ​ជា​​បឋម, ជា​ប្រថម, ជា​ដំបូង <text:s/>(ធ្លាប់​សរសេរ គំរប់ <text:s/>ប៉ុន្តែ​ត្រូវ​ប្រើ គម្រប់ <text:s/>វិញ មាន​ន័យ​ទៀង​ទាត់​តាម​លក្ខណៈ​វេយ្យាករណ៍​ខ្មែរ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៤៣</text:p>
          </table:table-cell>
          <table:table-cell table:style-name="តារាង1.A2" office:value-type="string">
            <text:p text:style-name="P7">គម្រិងគម្រ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គគ្រិង​គគ្រាំង : សាច់​គម្រិងគម្រាំង <text:s/>គឺ​សាច់​គគ្រិង​គគ្រាំ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៤៤</text:p>
          </table:table-cell>
          <table:table-cell table:style-name="តារាង1.A2" office:value-type="string">
            <text:p text:style-name="P7">គម្រិ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ន.</text:p>
          </table:table-cell>
          <table:table-cell table:style-name="តារាង1.D2" office:value-type="string">
            <text:p text:style-name="P10">គគ្រិះ, ដែល​គគ្រិះ​កខ្វក់ : ខ្មៅ​គម្រិះ; អា​គម្រិះ ! (ព. ទ្រ. ម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៤៥</text:p>
          </table:table-cell>
          <table:table-cell table:style-name="តារាង1.A2" office:value-type="string">
            <text:p text:style-name="P7">គម្រៀ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ន.</text:p>
          </table:table-cell>
          <table:table-cell table:style-name="តារាង1.D2" office:value-type="string">
            <text:p text:style-name="P10">ដែល​គេ​គ្រៀវ​ហើយ; សត្វ​មាន​គោ​ជាដើម <text:s/>ដែល​គេ​គ្រៀវ​ហើយ​ទីទៃ​ពី​សត្វ​ដែល​គេ​មិន​គ្រៀវ គេ​ទុក​ឲ្យ​វា​ឡើង​ក : គោ​គម្រៀវ, ក្របី​គម្រៀវ, ជ្រូក​គម្រៀវ ។ (ម. ព. កម្រៀវ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៤៦</text:p>
          </table:table-cell>
          <table:table-cell table:style-name="តារាង1.A2" office:value-type="string">
            <text:p text:style-name="P7">គម្រោ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ដែល​គេ​គ្រោង​ទុក​ជា​មុន : គម្រោង​ការ, សំណង់​នេះ​មាន​គម្រោង​ទុក​ហើ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៤៧</text:p>
          </table:table-cell>
          <table:table-cell table:style-name="តារាង1.A2" office:value-type="string">
            <text:p text:style-name="P7">គម្រ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ន.</text:p>
          </table:table-cell>
          <table:table-cell table:style-name="តារាង1.D2" office:value-type="string">
            <text:p text:style-name="P10">ដែល​គគ្រាំង, ដែល​មិន​រលីង មិន​ស្អាត : តុ​គម្រាំង, ធំ​គម្រាំ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៤៨</text:p>
          </table:table-cell>
          <table:table-cell table:style-name="តារាង1.A2" office:value-type="string">
            <text:p text:style-name="P7">គម្លង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 ឬ ន.</text:p>
          </table:table-cell>
          <table:table-cell table:style-name="តារាង1.D2" office:value-type="string">
            <text:p text:style-name="P10">ដែល​កើត​ឃ្លង់; មនុស្ស​ឃ្លង់ : មនុស្ស​គម្លង់ <text:s/>(ព. ទ្រ. ម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៤៩</text:p>
          </table:table-cell>
          <table:table-cell table:style-name="តារាង1.A2" office:value-type="string">
            <text:p text:style-name="P7">គម្លា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េចក្ដី​ឃ្លាន : ស៊ូ​ទ្រាំ​អត់​សម្រេក​គម្លាន ។ សុភាសិត​ថា រោគ​អ្វី​ពុំ​ស្មើ​នឹង​គម្លាន, គ្មាន​អ្វី​ពុំ​ស្មើ​គ្មាន​ប្រាជ្ញា, ចំណាប់​អ្វី​ពុំ​ស្មើ​នឹង​ទោសា, ជា​អ្វី​ពុំ​ស្មើ​​នឹង​ចិត្ត​ជា ។ (ម. ព. ឃ្លាន ទៀត​ផង)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៥០</text:p>
          </table:table-cell>
          <table:table-cell table:style-name="តារាង1.A2" office:value-type="string">
            <text:p text:style-name="P7">គយ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ាករ​ព្រះ​រាជ​ធានី ដែល​ហូត​យក​ពី​សរពើ​ទំនិញ ដែល​នាំ​ចេញ​ចូល​ទៅ​មក ។ ក្រសួង​ដែល​កាន់​កាប់​ខាង​មុខ​ហូត​អាករ​ព្រះ​រាជ​ធានី​នោះ ក៏​ហៅ​ថា <text:s/>គយ <text:s/>ដែ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ឬ គុ.</text:p>
          </table:table-cell>
          <table:table-cell table:style-name="តារាង1.D2" office:value-type="string">
            <text:p text:style-name="P10">ដែល​ទើប​នឹង​ទុំ​មួយ​ៗ ច្បោល​ៗ (ផ្លែ​ឈើ) : ផ្លែ​ស្វាយ​ដែល​ទើប​នឹង​គយ​មួយ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៥១</text:p>
          </table:table-cell>
          <table:table-cell table:style-name="តារាង1.A2" office:value-type="string">
            <text:p text:style-name="P7">គយគន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ំ​មើល, ឃ្លាំ​មើល : <text:s/>គយគន់​រំព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៥២</text:p>
          </table:table-cell>
          <table:table-cell table:style-name="តារាង1.A2" office:value-type="string">
            <text:p text:style-name="P7">គយ​ឃ្លាំ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រំពៃ​ចាំ​មើល, ល្បាត : ត្រូវ​គយ​ឃ្លាំ​គោ ក្រែង​វា​ស៊ី​សំណាប​គេ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៥៣</text:p>
          </table:table-cell>
          <table:table-cell table:style-name="តារាង1.A2" office:value-type="string">
            <text:p text:style-name="P7">គ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ជា​គំន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៥៤</text:p>
          </table:table-cell>
          <table:table-cell table:style-name="តារាង1.A2" office:value-type="string">
            <text:p text:style-name="P7">គរគោ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 ឬ គុ.</text:p>
          </table:table-cell>
          <table:table-cell table:style-name="តារាង1.D2" office:value-type="string">
            <text:p text:style-name="P10">ដែល​ច្រើន​ពេញពាស, ដេរដាស (បើ​យក​ទៅ​គរ​ក្នុង​ទឹក​អាច​នឹង​ទៅ​ជា​គោក​បាន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៥៥</text:p>
          </table:table-cell>
          <table:table-cell table:style-name="តារាង1.A2" office:value-type="string">
            <text:p text:style-name="P7">គរហ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-រៈ-ហា</text:p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រហណ) ការ​តិះដៀល, ដំនៀល; សេចក្ដី​បន្ទោស, ការ​រិះគន់​ ។ ច្រើន​ប្រើ​ជា​មួយ​នឹង​ពាក្យ និន្ទា : ត្រូវ​ធ្វើ​ការ​នេះ​ឲ្យ​ហ្មត់ចត់ ដើម្បី​កុំ​ឲ្យ​មាន​គេ​គរហា​និន្ទ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៥៦</text:p>
          </table:table-cell>
          <table:table-cell table:style-name="តារាង1.A2" office:value-type="string">
            <text:p text:style-name="P7">គរុ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(គុរុ) ធ្ងន់, យូរ ។ ន. អក្សរ​ដែល​មាន​សំឡេង​ធ្ងន់​យូរ ។ ន. គ្រូ ។ ពាក្យ​ផ្ទុយ <text:s/>លហុ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៥៧</text:p>
          </table:table-cell>
          <table:table-cell table:style-name="តារាង1.A2" office:value-type="string">
            <text:p text:style-name="P7">គរុកោសល្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-រុៈ-កោ-សល់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ឈ្លាសវៃ​របស់​គ្រូ, សេចក្ដី​ប៉ិន​ប្រសប់​សម្រាប់​គ្រូ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៥៨</text:p>
          </table:table-cell>
          <table:table-cell table:style-name="តារាង1.A2" office:value-type="string">
            <text:p text:style-name="P7">គរុទោ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ុរុទោឞ) ទោស​ធ្ងន់; ទោស​ដែល​ខុស​នឹង​គ្រូ​របស់​ខ្លួ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៥៩</text:p>
          </table:table-cell>
          <table:table-cell table:style-name="តារាង1.A2" office:value-type="string">
            <text:p text:style-name="P7">គរុភណ្ឌ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រុភ័ន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ទ្រព្យ ២៥ ឈ្មោះ​ជា​របស់​សង្ឃ (ព. វិ.) ។ ពាក្យ​ផ្ទុយ លហុ​ភណ្ឌ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៦០</text:p>
          </table:table-cell>
          <table:table-cell table:style-name="តារាង1.A2" office:value-type="string">
            <text:p text:style-name="P7">គរុវិជ្ជ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វិជ្ជា​របស់​គ្រូ ឬ​សម្រាប់​គ្រូ : សាលា​គរុ​វិជ្ជា​នៅ​ក្រុង​ភ្នំពេញ ។</text:p>
          </table:table-cell>
          <table:table-cell table:style-name="តារាង1.D2" office:value-type="string">
            <text:p text:style-name="P9">គុរុវិទ្យា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៦១</text:p>
          </table:table-cell>
          <table:table-cell table:style-name="តារាង1.A2" office:value-type="string">
            <text:p text:style-name="P7">គល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៉ែក​ដើម​ឈើ​ខាង​ក្រោម​ជិត​នឹង​​ដី : គល់​ឈើ; គល់​សសរ ។ ប៉ែក​ខាង​ដើម​បង្អស់ : គល់​ភ្ល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ើម​ឈើ​ងាប់​អណ្ដែត​ទឹក ដែល​មិន​មាន​មែក​ជាប់ : គល់​កំណាត់ , ស្រង់​គល់​ដាក់​ទូ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៦២</text:p>
          </table:table-cell>
          <table:table-cell table:style-name="តារាង1.A2" office:value-type="string">
            <text:p text:style-name="P7">គល់ក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10">(ម. ព. កូវកែ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៦៣</text:p>
          </table:table-cell>
          <table:table-cell table:style-name="តារាង1.A2" office:value-type="string">
            <text:p text:style-name="P7">គល់រាំ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ត្រី​ស្រកា​មួយ​ប្រភេទ មាឌ​ធំ​ជាង​ត្រី​កាហោ : ត្រី​គល់​រាំ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ត្រី​គល់​រាំង</text:p>
          </table:table-cell>
        </table:table-row>
        <table:table-row>
          <table:table-cell table:style-name="តារាង1.A2" office:value-type="string">
            <text:p text:style-name="P4">១៧៦៤</text:p>
          </table:table-cell>
          <table:table-cell table:style-name="តារាង1.A2" office:value-type="string">
            <text:p text:style-name="P7">គហបត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ៈ-ហៈ-ប៉ៈ-ដី</text:p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ហ “ផ្ទះ” + បតិ “ម្ចាស់; មេ; ចៅហ្វាយ”; គ្ឫហបតិ) បុរស​ជា​ម្ចាស់​ផ្ទះ; អ្នក​មាន​ធនធាន​ស្ដុកស្ដម្ភ; ពាណិជ​ដែល​មាន​ភោគ​សម្បត្តិ​ច្រើន; សេដ្ឋី ។ ឥត្ថី. គហបតានី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៦៥</text:p>
          </table:table-cell>
          <table:table-cell table:style-name="តារាង1.A2" office:value-type="string">
            <text:p text:style-name="P7">គាក់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ខ្នង​ផត​ទ្រូង​ពើង : មនុស្ស​គា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គាំង, ទើស, ទើរ, អាក់ : <text:s/>គាក់​ដំណើ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៦៦</text:p>
          </table:table-cell>
          <table:table-cell table:style-name="តារាង1.A2" office:value-type="string">
            <text:p text:style-name="P7">គាង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ចំហៀង​ក្បាល​ទាំង​ពីរ​ខាង; សក់​ដែល​នៅ​សង​ខាង​ក្បាល : កាត់​សក់​ទុក​គា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កន្ធែក​លើ​ជាង​ក្រោម : ស្មា​គា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៦៧</text:p>
          </table:table-cell>
          <table:table-cell table:style-name="តារាង1.A2" office:value-type="string">
            <text:p text:style-name="P7">គាងឃ្វា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.</text:p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(កាងគ្វាយ អ. ថ. ខាងខ្វាយ “ចង្កា​ក្របី”) ឈ្មោះ​គ្រឿង​ទព្វ​សម្ភារៈ​​ជា​ប្រដាប់​ប្រាសាទ​ពី​បុរាណ​ដែល​មាន​សណ្ឋាន​ដូច​ចង្កា​ក្របី : ត្រី​សូល៍​​គាងឃ្វា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៦៨</text:p>
          </table:table-cell>
          <table:table-cell table:style-name="តារាង1.A2" office:value-type="string">
            <text:p text:style-name="P7">គាត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</text:p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(គាធ “ចង, ក្រង...”) ស្លៀក​លាត់​ព័ទ្ធ​ចង​មាំ : គាត​សំពត់, គាត​ខោ (គួរ​ប្រើ​គាធ មាន​ន័យ​ជាក់​ច្បាស់​ជាង គាត) ។</text:p>
          </table:table-cell>
          <table:table-cell table:style-name="តារាង1.D2" office:value-type="string">
            <text:p text:style-name="P9">គាធ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ូត្រ​ដែល​ចង​រុំ​ជា​ក្បាច់ ដើម្បី​នឹង​ធ្វើ​សំពត់​ហូល : ចង​គាត, ជ្រលក់​គាត (គួរ​ប្រើ គាធ មាន​ន័យ​ជាក់​ច្បាស់​ជាង គាត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៦៩</text:p>
          </table:table-cell>
          <table:table-cell table:style-name="តារាង1.A2" office:value-type="string">
            <text:p text:style-name="P7">គាត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ុ. </text:p>
          </table:table-cell>
          <table:table-cell table:style-name="តារាង1.D2" office:value-type="string">
            <text:p text:style-name="P10">គេ, អ្នក : បង​ខ្ញុំ​ធ្វើ​ការ​មិន​កើត ព្រោះ​គាត់​មិន​សូវ​សប្បាយ <text:s text:c="2"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៧០</text:p>
          </table:table-cell>
          <table:table-cell table:style-name="តារាង1.A2" office:value-type="string">
            <text:p text:style-name="P7">គាថា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ម្រង​វាចា​ដែល​មាន​របៀប​កំណត់ ដោយ​ខ្យល់​អក្សរ​មាន ឆន្ទ គណៈ ឃ្លា ល្បះ (ពាក្យ​កាព្យ​បាលី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មាស, ប្រាក់​ជាដើម ដែល​ចារ​បញ្ចុះ​គាថា​យ័ន្ត សម្រាប់​ដាក់​ខ្សែ​ចង្កេះ, ខ្សែ-ក, ខ្សែ​ដៃ, តាម​ទម្លាប់​មនុស្ស​ដែល​ធ្លាប់​រាប់អាន; ពាក្យ​នេះ ច្រើន​ហៅ​ក្លាយ​មក​ថា <text:s/>កថា ឬ កាថា (គួរ​ប្រើ គាថា​វិញ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៧១</text:p>
          </table:table-cell>
          <table:table-cell table:style-name="តារាង1.A2" office:value-type="string">
            <text:p text:style-name="P7">គាថា​ពន្ធ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ពន់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េចក្ដី ឬ ប្រយោគ​ដែល​តែង​ជា​គាថា​ប្រកប​ដោយ​ឆន្ទ និង បាទ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៧២</text:p>
          </table:table-cell>
          <table:table-cell table:style-name="តារាង1.A2" office:value-type="string">
            <text:p text:style-name="P7">គាថា​ពាន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ាថា​បាលី​ចំនួន​មួយ​ពាន់ ក្នុង​មហា​វេស្សន្ដរ​ជាតក (មហា​ជាតក៍) ដែល​លោក​អ្នក​ប្រាជ្ញ​ខ្មែរ​បាន​ដក​ស្រង់​ពី​ក្នុង​គម្ពីរ​សុត្តន្តបិដក ខុទ្ទក​និកាយ ចារ​ជា​គម្ពីរ​ស្លឹក​រឹត (គាថា​បាលី​សុទ្ធ) សម្រាប់​ទេសនា​អាន​បាលី​សុទ្ធ​ប្រើ​ការ​អាន​ជា​បទ​សរភញ្ញ​ខ្លី​ៗ តាម​សង្កាត់​បាទ​នៃ​គាថា ត្រាតែ​ចប់​ទាំង ១៣ កណ្ឌ : និមន្ត​លោក​ទេស​គាថា​ពាន់​ឲ្យ​ចប់​ទាំង ២ ខ្សែ; គេ​និមន្ត​លោក​ទេស​គាថា​ពាន់​ជា​ជំនួស​មហា​ជាតក៍​សម្រាយ <text:s/>(ប្រៃរយ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៧៣</text:p>
          </table:table-cell>
          <table:table-cell table:style-name="តារាង1.A2" office:value-type="string">
            <text:p text:style-name="P7">គា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ប់​រឹត​ដោយ​គំនាប ឬ ឃ្លាប : គាប​ត្នោត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៧៤</text:p>
          </table:table-cell>
          <table:table-cell table:style-name="តារាង1.A2" office:value-type="string">
            <text:p text:style-name="P7">គាប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ត្រូវ, ឥត​ខុស, ឥត​ទាស់ : អ្នក​ហ្នឹង​គេ​គាប់​នឹង​ចៅហ្វាយ​គេ​ណាស់, គាប់​ចិត្ត ; គាប់​ប្រសើរ; គាប់​គួរ; មាន​ក្ដី​គាប់ ។ ពាក្យ​ផ្ទុយ​នឹង ខុស,ទាស់; មិន​ត្រូវ​ចិត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៧៥</text:p>
          </table:table-cell>
          <table:table-cell table:style-name="តារាង1.A2" office:value-type="string">
            <text:p text:style-name="P7">គាម​កថ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ាមៈ-កៈ-ថា</text:p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រាម​កថា) ការ​និយាយ​ពី​ស្រុក​ទេស​ថា​ចម្រើន ឬ​វិនាស, ល្អ ឬ អាក្រក់​ជា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៧៦</text:p>
          </table:table-cell>
          <table:table-cell table:style-name="តារាង1.A2" office:value-type="string">
            <text:p text:style-name="P7">គាម​ភាស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ាមៈ-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ភាសា​របស់​អ្នក​ស្រុក​និយាយ​តាម​ទម្លាប់, សំដី​ស្រុក​អ្នក​ធម្មតា (ម. ព. <text:s/>គ្រាម​ភាសា ទៀត​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៧៧</text:p>
          </table:table-cell>
          <table:table-cell table:style-name="តារាង1.A2" office:value-type="string">
            <text:p text:style-name="P7">គាម​ភោជ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ាមៈ ភោជក់</text:p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រាម​ភោជក <text:s/>“មេ​ស្រុក”) ។ មហា​គាម​ភោជក “ចៅហ្វាយ​ស្រុក” <text:s/>ម. ព. គ្រាម​ភោជក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៧៨</text:p>
          </table:table-cell>
          <table:table-cell table:style-name="តារាង1.A2" office:value-type="string">
            <text:p text:style-name="P7">គាយ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កន្ធែក​ក្រោម​ជាង​លើ : ជើង​គាយ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ែវ​ទូក​មិន​លើក​ចែវ​ឲ្យ​ផុត​ពី​ទឹក ដើម្បី​នឹង​ប្រើ​ចែវ​ជួស​ចង្កូត; ទប់​ទូក​កុំ​ឲ្យ​ឃ្លោង ឬ កុំ​ឲ្យ​ទើស, កុំ​ឲ្យ​ទង្គិច​នឹង​អ្វី​ៗ ; អុំ​ទូក​ដោយ​ដៃ​ម្ខាង យក​ដង​ច្រវា​ទប់​នឹង​ស្មា ហើយ​មិន​លើក​ស្លាប​ច្រវា​ឲ្យ​ផុត​ពី​ទឹក​ក៏​ហៅ​ថា គាយ <text:s/>ដែ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៧៩</text:p>
          </table:table-cell>
          <table:table-cell table:style-name="តារាង1.A2" office:value-type="string">
            <text:p text:style-name="P7">គារវៈ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ារៈ វៈ</text:p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ារវ; គៅរវ) សេចក្ដី​គោរព, កិរិយា​លំអុត​លំឱន, ឱន​លំទោន; ដំណើរ​ប្រតិបត្តិ​តាម ។ ពាក្យ​ផ្ទុយ អគារវៈ ។ គារវ​កថា (គារៈវៈ កៈថា) សំដី​សំដែង​នូវ​សេចក្ដី​គោរព ។ គារវតា (គារៈវៈតា) ភាព​នៃ​ការ​គោរព, សេចក្ដី​គោរព ។ គារវ​ភក្កី (បា. គារវ + ភត្តិ; សំ. គៅរវ + ភក្ដិ) សេចក្ដី​គោរព និង​សេចក្ដី​ស្រឡាញ់; សេចក្ដី​រាប់​អាន​ដោយ​គោរព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៨០</text:p>
          </table:table-cell>
          <table:table-cell table:style-name="តារាង1.A2" office:value-type="string">
            <text:p text:style-name="P7">គាល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អង្គុយ​ក្នុង​សំណាក់​ស្ដេច, ទៅ​កាន់​សំណាក់​ស្ដេច (រ. ស.; ស. ស.) : អង្គុយ​គាល់, ទៅ​គាល់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៨១</text:p>
          </table:table-cell>
          <table:table-cell table:style-name="តារាង1.A2" office:value-type="string">
            <text:p text:style-name="P7">គាវ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ឫស្សី ឬ​ឈើ ២ កំណាត់ រួម​គល់​កន្ធែក​ចុង​សម្រាប់​បង្អូស​នង្គ័ល, រនាស់ ឬ​ដាក់​អ្វី​ៗ បង្អូស​ក៏​បាន ។ រទេះ​ជើង ២ គ្មាន​កង់, ស្រទប​ត្នោត, ដូង ក៏​ហៅ គាវ <text:s/>ដែរ : បរគាវ, បង្អូស​គាវ, គាវ​ត្នោត, គាវ​ដូ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ចិ.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10">ឈ្មោះ​អាហារ​មាន​ទឹក​ម្យ៉ាង ពួក​គុយទាវ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៨២</text:p>
          </table:table-cell>
          <table:table-cell table:style-name="តារាង1.A2" office:value-type="string">
            <text:p text:style-name="P7">គាវុ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វយូតិ) មាត្រា​វាស់ ឬ​រង្វាស់ ចំនួន​ពីរ​ពាន់​ព្យាម គឺ​មួយ​រយ​សិន​ (ប្រើ​តែ​ពី​ក្នុង​សម័យ​បុរាណ) ។ ម. ព. លិក្ខា ឬ លិក្សា ទៀត​ផ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៨៣</text:p>
          </table:table-cell>
          <table:table-cell table:style-name="តារាង1.A2" office:value-type="string">
            <text:p text:style-name="P7">គាស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ជីក​រំលើង, ធ្វើ​ឲ្យ​របើក, ឲ្យ​កក្រើក, ឲ្យ​ហើប : គាស់​ដើម​ឈើ, គាស់​ឈើ​ហុប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៨៤</text:p>
          </table:table-cell>
          <table:table-cell table:style-name="តារាង1.A2" office:value-type="string">
            <text:p text:style-name="P7">គិ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ត្រិះរិះ, ពិចារណា, នឹក, នឹក​ដល់, រឭក : គិត​ហើយ​សឹម​ធ្វើ <text:s/>។ នាម​របស់ ​គិត នេះ​ជា គំនិត <text:s text:c="2"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៨៥</text:p>
          </table:table-cell>
          <table:table-cell table:style-name="តារាង1.A2" office:value-type="string">
            <text:p text:style-name="P7">គិរ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ិរិ) ភ្នំ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៨៦</text:p>
          </table:table-cell>
          <table:table-cell table:style-name="តារាង1.A2" office:value-type="string">
            <text:p text:style-name="P7">គិរីវង្ក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វង់កត់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ម. ព. វង្ក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៨៧</text:p>
          </table:table-cell>
          <table:table-cell table:style-name="តារាង1.A2" office:value-type="string">
            <text:p text:style-name="P7">គិរីវង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្រុក​មួយ​ក្នុង​<text:span text:style-name="T2">ខែត្រ</text:span>​តាកែវ : ស្រុក​គិរីវង់ <text:s/>។ (តាម​សេចក្ដី​តំណាល​របស់​ចាស់​ទុំ​ថា ស្រុក​នេះ​បាន​ជា​ឈ្មោះ គិរីវង់ ដូច្នេះ ពី ព្រោះ​មាន​ភ្នំ​ព័ទ្ធ​វង់​កេល​កុង​តាម​លំដាប់លំដោយ​គ្នា ពុំ​មែន​ គិរីវង្ស <text:s/>ទេ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ស្រុក​​គិរីវង់ </text:p>
          </table:table-cell>
        </table:table-row>
        <table:table-row>
          <table:table-cell table:style-name="តារាង1.A2" office:value-type="string">
            <text:p text:style-name="P4">១៧៨៨</text:p>
          </table:table-cell>
          <table:table-cell table:style-name="តារាង1.A2" office:value-type="string">
            <text:p text:style-name="P7">គិ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ន្លាក់, គល់ : <text:s/>(ពាក្យ អាសគ្រាម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៨៩</text:p>
          </table:table-cell>
          <table:table-cell table:style-name="តារាង1.A2" office:value-type="string">
            <text:p text:style-name="P7">គិលា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 ឬ គុ.</text:p>
          </table:table-cell>
          <table:table-cell table:style-name="តារាង1.D2" office:value-type="string">
            <text:p text:style-name="P10">(គ្លាន) អ្នក​ឈឺ, អ្នក​មាន​ជំងឺ; ដែល​ឈឺ ។ គិលានដ្ឋាន (--ន៉ាត់-ឋាន) មន្ទីរ​សម្រាប់​ព្យាបាល​មនុស្ស​ឈឺ, វេជ្ជ​មន្ទីរ សម្រាប់​ថែ​រក្សា​អ្នក​ជំងឺ តែ​មិន​មាន​កន្លែង​សម្រាប់​ឲ្យ​មនុស្ស​ឈឺ​ដេក​ទេ ។ គិលាន​សង្រ្គោះ (--ន៉ៈ--) ការ​ជួយ​ទំនុកបម្រុង​អ្នក​ជំងឺ ។ គិលានុបដ្ឋាក (--ប៉័ត-ឋាក) អ្នក​បម្រើ, អ្នក​ថែទាំ​អ្នក​ជំងឺ ។ ឥត្ថី. គិលានុបដ្ឋាយិកា ។ គិលានុបដ្ឋាន <text:span text:style-name="T1">(--ប៉័ត-ឋាន) ការ​បម្រើ,ថែទាំ, ទំនុកបម្រុង​អ្នក​ជំងឺ; មន្ទីរ​ពេទ្យ​ព្យាបាល​អ្នក​ជំងឺ ។ គិលានុបដ្ឋាន​ព្រះ​មហា​ក្សត្រិយានី ឈ្មោះ​មន្ទីរ​សង្ឃ​ពេទ្យ​មួយ​ក្នុង​ព្រះ​រាជ​ធានី​ភ្នំពេញ ។</text:span>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៩០</text:p>
          </table:table-cell>
          <table:table-cell table:style-name="តារាង1.A2" office:value-type="string">
            <text:p text:style-name="P7">គ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ំពឹស​សមុទ្រ ឬ ផ្អក​ធ្វើ​ដោយ​កំពឹស​សមុទ្រ : ផ្អក​គី (ម. ព. កពិ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៩១</text:p>
          </table:table-cell>
          <table:table-cell table:style-name="តារាង1.A2" office:value-type="string">
            <text:p text:style-name="P7">គីង្គក់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ពួក ១ រាង​អើត​មុខ​ស្បែក​គគ្រាត សន្ដាន​នឹង​កង្កែប​ តែ​នៅ​លើ​គោក ។ ប្រទាល​មួយ​យ៉ាង​មាន​សណ្ឋាន​បែប​គីង្គក់​ ហៅ​ថា ប្រទាល​គីង្គ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ប្រទាល​គីង្គក់ </text:p>
          </table:table-cell>
        </table:table-row>
        <table:table-row>
          <table:table-cell table:style-name="តារាង1.A2" office:value-type="string">
            <text:p text:style-name="P4">១៧៩២</text:p>
          </table:table-cell>
          <table:table-cell table:style-name="តារាង1.A2" office:value-type="string">
            <text:p text:style-name="P7">គីតសាស្ត្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ីតៈ-សាស</text:p>
          </table:table-cell>
          <table:table-cell table:style-name="តារាង1.D2" office:value-type="string">
            <text:p text:style-name="P9">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្បួន​តម្រា​ដែល​និយាយ​ពី​ចម្រៀង ឬ​ទំនុក​ច្រៀង, ក្បួន​ចម្រៀង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៩៣</text:p>
          </table:table-cell>
          <table:table-cell table:style-name="តារាង1.A2" office:value-type="string">
            <text:p text:style-name="P7">គីម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រ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Chimie) វិទ្យា​សាស្ត្រ​សម្រាប់​ពិនិត្យ​ពិចារណា​អំពី​ធម្ម​ជាតិ​និង​គុណ​ភាព​នៃ​វត្ថុ​ធាតុ​ផ្សេង​ៗ, ការ​ផ្សំ​វត្ថុ​ធាតុ​ផ្សេង​ៗ ឲ្យ​រលាយ​ចូល​គ្នា​ទៅ​វិញ​ទៅ​មក ។ វិទ្យា​សាស្ត្រ​ផ្នែក​ខាង​អង្គ​សរ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៩៤</text:p>
          </table:table-cell>
          <table:table-cell table:style-name="តារាង1.A2" office:value-type="string">
            <text:p text:style-name="P7">គឹក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សន្ធឹក​ខ្យល់​ខ្លាំង, សូរ​សន្ធឹក​កប៉ាល់​បើក : ខ្យល់​ព្យុះ​បក់​មក​ឮ​សូរ​គឹក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៩៥</text:p>
          </table:table-cell>
          <table:table-cell table:style-name="តារាង1.A2" office:value-type="string">
            <text:p text:style-name="P7">គឹ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សន្ធឹក​ឮ​ដោយ​ផ្អើល : សត្វ​ស្លាប​ផ្អើល​គឹល ។</text:p>
          </table:table-cell>
          <table:table-cell table:style-name="តារាង1.D2" office:value-type="string">
            <text:p text:style-name="P9">គុល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៩៦</text:p>
          </table:table-cell>
          <table:table-cell table:style-name="តារាង1.A2" office:value-type="string">
            <text:p text:style-name="P7">គឺ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ិ.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10">ពាក្យ​សម្រាប់​និយាយ​ខៃ​ពាក្យ ខៃ​សេចក្ដី​ដែល​មាន​ន័យ​មាន​ទំនង​ស្មើ​គ្នា ដើម្បី​ឲ្យ​ច្បាស់ : សម្រាន​គឺ​ដេក, មិន​ចាំ​គឺ​ភ្លេច, មិន​ល្អ​គឺ​អាក្រក់, មិន​ចេះ​គឺ​ល្ងង់ ។ ប្រាប់​ដំណើរ​សម្រេច​អំពើ​របស់​អ្នក​ធ្វើ មាន​សេចក្ដី​ថា​ដែល : ការ​នុ៎ះ​គឺ​ខ្ញុំ​ធ្វើ <text:s/>(=ការ​នុ៎ះ​ដែល​ខ្ញុំ​ធ្វើ) ។ សម្រាប់​និយាយ​សរុប, ប្រមូល​អ្វី​ៗ​ដែល​រួបរួម រាយ​ឈ្មោះ​ឲ្យ​ឃើញ​តាម​ចំនួន : ឥរិយាបថ​មាន ៤ យ៉ាង​គឺ <text:s text:c="2"/>ដើរ, ឈរ, អង្គុយ, ដេក; បើ​មិន​ប្រើ​ពាក្យ​ថា គឺ នឹង​ប្រើ​សរសេរ​គ្រឿង​សំគាល់ ( : ) នេះ​ជា​ជំនួស​ក៏​បាន, ដូច្នេះ​ឥរិយាបថ​មាន ៤ : ដើរ, ឈរ, អង្គុយ, ដេក, មាន​សេចក្ដី​ដូច​គ្នា​នឹង​ពាក្យ គឺ <text:s/>ដែ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យ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ង្វាស់​សម្រាប់​វាស់​ឧស បណ្ដោយ ១៦ ម៉ែត្រ ទទឹង ១ ម៉ែត្រ កំពស់ ១ ម៉ែត្រ : ឧស ១ គឺ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៣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ភ័ស្ដុតាង​ដែល​មែន, ប្រាកដ, ជាក់ : ដូច​មាន​ខ្លួន​ឈ្មោះ​នោះ​នៅ​ជា​គឺ​ស្រាប់, សឹង​មាន​ឳពុក​ខ្ញុំ​ជា​គឺ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៩៧</text:p>
          </table:table-cell>
          <table:table-cell table:style-name="តារាង1.A2" office:value-type="string">
            <text:p text:style-name="P7">គុក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ណ្ដៅ​ដែល​គេ​ជីក​លង់​ដី​ធ្វើ​ជា​ជើង​ក្រាន​សម្រាប់​ដាំ​ខ្ទះ ឬ​ថ្លាង​ធំ​ៗ ស្ងោរ, រំងាស់, ដាំ​ស្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ន្លែង​សម្រាប់​ដាក់​ឃុំ​ខាំង​មនុស្ស​ទោ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៩៨</text:p>
          </table:table-cell>
          <table:table-cell table:style-name="តារាង1.A2" office:value-type="string">
            <text:p text:style-name="P7">គុក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សន្ធឹក​ខ្យល់​ព្យុះ​ជាដើម (ម. ព. គឹក​ៗ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៧៩៩</text:p>
          </table:table-cell>
          <table:table-cell table:style-name="តារាង1.A2" office:value-type="string">
            <text:p text:style-name="P7">គុណ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>គុន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 ឬ គុ.</text:p>
          </table:table-cell>
          <table:table-cell table:style-name="តារាង1.D2" office:value-type="string">
            <text:p text:style-name="P10">ដំណើរ​ធ្វើ​ឲ្យ​ចម្រើន​កើន​ឡើង : គុណ ១០ ជា ២០; លេខ​គុណ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>គុន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េចក្ដី​ចម្រើន; ថ្នាក់; ជាន់; លក្ខណៈ; ចំណែក; សេចក្ដី​ល្អ; សភាព; បែប​បទ...។ សភាវ​ធម៌​ដែល​ចម្រើន​ឡើង​ដោយ​លក្ខណៈ​របស់​ខ្លួន​គួរ​គោរព​តប​ស្នង​នឹង​ខាន​ពុំ​បាន : គុណ​មាតា, គុណ​បិតា, គុណ​គ្រូ, គុណ​លោក​អ្នក​មាន​ឧបការៈ​លើ​ខ្លួន ។ ធម៌​ដែល​គួរ​នឹក គួរ​រំពឹង​ដល់ : គុណ​ព្រះ​ពុទ្ធ-ព្រះ​ធម៌-ព្រះ​សង្ឃ ។ បើ​រៀង​ភ្ជាប់​ពី​ខាង​ដើម​សព្ទ​ដទៃ អ. ថ. គុណៈ <text:s/>ដូច​ជា គុណ​កថា <text:s/>(--កៈថា) ការ​ថ្លែង, និយាយ, ចរចា​អំពី​គុណៈ គុណ​កថា​នេះ​ពីរោះ​ណាស់ គួរ​តែ​ស្ដាប់ ។ គុណ​កម្ម (--ក័ម) អំពើ​គឺ​គុណ, អំពើ​ជា​គុណ​ប្រយោជន៍ ។ គុណ​ជាត ឬ គុណ​ជាតិ (--ជាត) (ប្រើ​តាម នបុំ. ឥត្ថី.) <text:s/>គុណ​គ្រប់​យ៉ាង : គុណ​ជាតិ ៣ យ៉ាង គឺ សីល, សមាធិ, បញ្ញា ហៅ​ថា ត្រៃ​សិក្ខា ព្រោះ​ជា​ដំណើរ, ជា​លំអាន គួរ​បុគ្គល​សិក្សា​ហាត់​រៀន​បំពេញ​ឲ្យ​មាន​បរិបូណ៌ ដើម្បី​ជា​ផ្លូវ​រំងាប់​ទុក្ខ; សីល​ជា​គុណ​ជាត​ញ៉ាំង​កាយ​វាចា​ឲ្យ​បរិសុទ្ធ, សមាធិ ជា​គុណ​ភាព​ញ៉ាំង​ចិត្ត​ឲ្យ​ស្ងប់, បញ្ញា ជា​គុណ​ជាតិ​នាំ​ឲ្យ​ស្គាល់​ខុស​ត្រូវ, ឲ្យ​ស្គាល់​ការ​ពិត ។ គុណ​ធម៌ (--ធ័រ) ធម៌​ដែល​មាន​ដំណើរ​ចម្រើន​សេចក្ដី​សុខ​ទុក្ខ​តាម​ជាន់​តាម​ថ្នាក់ បាន​ខាង​អំពើ​ល្អ <text:s text:c="4"/>អាក្រក់ គឺ​បុណ្យ​បាប​ដែល​បុគ្គល​ធ្វើ ។ សេចក្ដី​ល្អ, សេចក្ដី <text:s text:c="5"/>បរិសុទ្ធិ, សេចក្ដី​អាណិត, ប្រណី... ។ គុណ​នាម (--នាម) នាម​សព្ទ​ដែល​ប្រាប់​ដំណើរ​នាម​នាម ឲ្យ​ឃើញ​លក្ខណៈ​ផ្សេង​ៗ​គ្នា ដូច​ពាក្យ​ថា ខ្មៅ, ស, តូច, ធំ, វែង, ខ្លី, ខ្ពស់, ទាប, វៀច, ត្រង់​ ជាដើម ។ គុណ​បទ (--បត់) បទ​ដែល​ជា​វិសេសនៈ​របស់​នាម នាម ដូច ពាក្យ​ថា <text:s/>ផ្ទះ​ខ្ពស់, ផ្ទះ​ទាប, ផ្ទះ​ចាស់, ផ្ទះ​ថ្មី <text:s/>ជាដើម; ខ្ពស់, ទាប, ចាស់, ថ្មី <text:s/>ជា​គុណ​បទ​របស់ ផ្ទះ ។ គុណ​ភាព <text:s/>(--ភាប) ភាព​នៃ​គុណ, ដំណើរ​ដែល​មាន​គុណ; របស់​ដែល​មាន​អានុភាព​ស័ក្តិសិទ្ធិ : ឱសថ​នេះ​មាន​គុណ​ភាព​វិសេស​ណាស់ ។ គុណ​វិបត្តិ (--វិបាត់) វិបត្តិ​នៃ​គុណ, ការ​ប្រាស​ចាក​គុណ, ការ​ខ្វះ​សេចក្ដី​ល្អ, ការ​គ្មាន​ផល​ប្រយោជន៍: មនុស្ស​ម្នាក់​ៗ​តែង​មាន​គុណ​សម្បត្តិ​ខ្លះ, គុណ​វិបត្តិ​ខ្លះ ។ គុណ​វិសេស (--វិសេសៈ ឬ--វិសែស) ដំណើរ​ប្លែក​របស់​គុណ គឺ​ដំណើរ​ប្រព្រឹត្ត​ល្អ​ដោយ​កាយ​វាចា​ចិត្ត​ឥត​សៅហ្មង ។ សេចក្ដី​ល្អ​ផ្សេង​ៗ ។ ឈាន​សមាបត្តិ​ដែល​ជា​ធម៌​មាន​ដំណើរ​ប្លែក​គួរ​ឲ្យ​ស្ងើច : អួត​គុណ​វិសេស​ដែល​ពុំ​មាន​ក្នុង​ខ្លួន ។ គុណ​វុឌ្ឍិ (--វុត-ឍិ) សេចក្ដី​ចម្រើន​ដោយ​គុណ, ដំណើរ​ចម្រើន​ដោយ​សេចក្ដី​ល្អ, ដោយ​សេចក្ដី​រុងរឿង, ដោយ​សេចក្ដី​បរិសុទ្ធិ ។ គុណ​សព្ទ (--ស័ប) សំដី​ដែល​ប្រាប់​ដំណើរ​នាម​នាម​ឲ្យ​ឃើញ​លក្ខណៈ​ផ្សេង​ៗ​គ្នា (ម. ព. គុណ​នាម <text:s/>ផង) ។ គុណ​សម្បត្តិ <text:s/>(--ស័ម-ប័ត) សេចក្ដី​ដល់​ព្រម​ដោយ​គុណ គឺ​ការ​បរិបូណ៌ ដោយ​សេចក្ដី​ល្អ, ដោយ​សេចក្ដី​បរិសុទ្ធិ; មនុស្ស​នេះ​ មាន​គុណ​សម្បត្តិ​គួរ​ឲ្យ​សរសើរ ។ គុណ​សម្បទា (--ស័ម-ប៉ៈទា) ដូច​គ្នា​នឹង គុណ​សម្បត្តិ ដែរ ។ គុណាករ (--កៈរ៉ៈ ឬ-ក) (គុណ + អាករ) អណ្ដូង, កំណប់ នៃ​សេចក្ដី​ល្អ, នៃ​សេចក្ដី​បរិសុទ្ធិ; ប្រជុំ​នៃ​សេចក្ដី​ល្អ, សេចក្ដី​បរិសុទ្ធិ​គ្រប់​យ៉ាង; បុគ្គល​អ្នក​បរិបូណ៌​ដោយ​សេចក្ដី​បរិសុទ្ធិ ។ គុណានិសង្ស (--និសង់) (គុណ + អានិសំស) ដំណើរ​បង្ហូរ​ផល​ផ្ដល់​ឲ្យ​បាន​សម្រេច​ប្រយោជន៍​ដោយសារ​គុណ , ផល​នៃ​សេចក្ដី​ល្អ, ផល​ដែល​ឲ្យ​តាម​ដំណើរ​សេចក្ដី​បរិសុទ្ធិ ។ គុណានុភាព (--ភាប) (គុណ + អានុភាវ) អានុភាព​នៃ​គុណ គឺ​អំណាច, តេជះ, ឫទ្ធិ​នៃ​សេចក្ដី​ល្អ, សេចក្ដី​បរិសុទ្ធិ ។ គុណូបការៈ ឬ គុណោបការៈ <text:s/>(គុណ + ឧបការ) សេចក្ដី​ទំនុក​បម្រុង, អនុគ្រោះ​ដោយ​គុណ គឺ​សេចក្ដី​ទំនុក​បម្រុង​ឲ្យ​ល្អ, ឲ្យ​ដុះ​ដាល​ចម្រើន; ហៅ​ថា ឧបការ​គុណ វិញ​ក៏​បាន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០០</text:p>
          </table:table-cell>
          <table:table-cell table:style-name="តារាង1.A2" office:value-type="string">
            <text:p text:style-name="P7">គុណ --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10">(ម. ព. គុណ ២ ន.) ។</text:p>
          </table:table-cell>
          <table:table-cell table:style-name="តារាង1.D2" office:value-type="string">
            <text:p text:style-name="P9">គុណា--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០១</text:p>
          </table:table-cell>
          <table:table-cell table:style-name="តារាង1.A2" office:value-type="string">
            <text:p text:style-name="P7">គុ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្រហារ, កាប់, ពិឃាត, ធ្វើ​ឃាត, សម្លាប់; ច្រើន​និយាយ​ថា វាយ​គុត, ធ្វើ​គុត ។ ន. ការ​ប្រហារ, ការ​ពិឃាត, ការ​ធ្វើ​ឃាត, ការ​សម្លាប់​មនុស្ស ។ អ្នក​ខ្លះ​និយាយ​ថា គត់ ប៉ុន្តែ​ក្នុង​ពាក្យ​កាព្យ​បុរាណ​ថា គុត, ដូច​មាន​ពាក្យ​កាព្យ​ថា លុះ​ដល់​ទី​ធ្វើ​គុត ឲ្យ​នាង​លុត​ព្រះ​ជង្ឃា ... (សាស្រ្តា​លក្សណវង្ស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០២</text:p>
          </table:table-cell>
          <table:table-cell table:style-name="តារាង1.A2" office:value-type="string">
            <text:p text:style-name="P7">គុ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ិល្ប​ខាង​គ្រឿង​អាវុធ សម្រាប់​ចូល​ប្រឡូក​លោត​ហក់​តយុទ្ធ​ផ្ទាល់​ខ្លួន, ជា​ចំណេះ​វិសេស​ម្យ៉ាង​របស់​អ្នក​ចម្បាំង ពី​ក្នុង​សម័យ​បុព្វបុរស​រាល់​ប្រទេស : គុន​ដំបង, គុន​ដាវ​វែង, គុន​ដាវ​ខ្លី, គុន​ខែល, គុន​កាំបិត​គ្រលុក 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០៣</text:p>
          </table:table-cell>
          <table:table-cell table:style-name="តារាង1.A2" office:value-type="string">
            <text:p text:style-name="P7">គុម្ព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10">តាម​ទម្លាប់ អាន​ថា គំ, ដូច លុប ថា លប់ ដែរ</text:p>
          </table:table-cell>
          <table:table-cell table:style-name="តារាង1.D2" office:value-type="string">
            <text:p text:style-name="P10">បា.; សំ. 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ុល្ម) ពួក, ប្រជុំ, បន... ។ ពួក, ប្រជុំ​ដើម​ឈើ ឬ ដំណាំ​ផ្សេង​ៗ : គុម្ព​ឈើ, <text:s/>ចេក ១ គុម្ព ។ <text:s/>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០៤</text:p>
          </table:table-cell>
          <table:table-cell table:style-name="តារាង1.A2" office:value-type="string">
            <text:p text:style-name="P7">គុម្ពោ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ថា គុម្ពោ តាម​វិធី​បំបែក​នាម​ស័ព្ទ) <text:s/>គុម្ព​ឈើ​តូច​ៗ ដែល​ដុះ​ជុំ​គ្នា​ ១ ដុំ​ៗ : គុម្ពោត​ឈើ ។ ព.ប្រ. ល្បិច , កន្លៀត, អាថ៌​កំបាំង : អញ​ស្គាល់​ហើយ​គុម្ពោត​នុ៎ះ !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០៥</text:p>
          </table:table-cell>
          <table:table-cell table:style-name="តារាង1.A2" office:value-type="string">
            <text:p text:style-name="P7">គុ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តូច​មាន​ដើម​ជា​វល្លិ ផ្លែ​មាន​រស​ផ្អែម​លាយ​ជូរ ប្រើ​ជា អាហា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០៦</text:p>
          </table:table-cell>
          <table:table-cell table:style-name="តារាង1.A2" office:value-type="string">
            <text:p text:style-name="P7">គុយទាវ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ចិ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ម្ហូប​ចិន​ម្យ៉ាង ធ្វើ​ដោយ​សរសៃ​ម្សៅ​ខ្សាយ​ដែល​ហាន់ ស្រុះ​លាយ​នឹង​សាច់​ចិញ្ច្រាំ ផ្សំ​នឹង​គ្រឿង​ផ្សេង​ៗ ។ សរសៃ​ម្សៅ​ហាន់​នោះ ក៏​ហៅ គុយទាវ <text:s/>ដែ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០៧</text:p>
          </table:table-cell>
          <table:table-cell table:style-name="តារាង1.A2" office:value-type="string">
            <text:p text:style-name="P7">គុយ្ហៈ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ុយ-ហៈ, គុយ-ហ័ប-ប៉ៈទេស</text:p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ុហ្យ ឬ គុហ្យប្រទេឝ) អវយវៈ​ដែល​ត្រូវ​តែ​បិទបាំង, ត្រូវ​តែ​លាក់; លិង្គ (ខ្មាស​របស់​បុរស​ស្រ្តី) ច្រើន​ប្រើ​ចំពោះ​តែ​បុរស ។</text:p>
          </table:table-cell>
          <table:table-cell table:style-name="តារាង1.D2" office:value-type="string">
            <text:p text:style-name="P9">គុយ្ហប្បទេស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០៨</text:p>
          </table:table-cell>
          <table:table-cell table:style-name="តារាង1.A2" office:value-type="string">
            <text:p text:style-name="P7">គុល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ស្រគាល​រលុង​សំបក; និយាយ​ចំពោះ​តែ​ផ្លែ​អម្ពិល​ម្យ៉ាង : អម្ពិល​គុ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(ម. ព. គឹល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០៩</text:p>
          </table:table-cell>
          <table:table-cell table:style-name="តារាង1.A2" office:value-type="string">
            <text:p text:style-name="P7">គុលិក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ុលិកា) ដុំ​មូល​តូច​ៗ; ដុំ​ថ្នាំ​រំងាប់​រោគ ដែល​គេ​លញ់​គ្រាប់​មូល​តូច​ៗ សម្រាប់​លេប : ថ្នាំ​គុលិកា; លញ់, សូន​គុឡិកា ។</text:p>
          </table:table-cell>
          <table:table-cell table:style-name="តារាង1.D2" office:value-type="string">
            <text:p text:style-name="P9">គុឡិកា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១០</text:p>
          </table:table-cell>
          <table:table-cell table:style-name="តារាង1.A2" office:value-type="string">
            <text:p text:style-name="P7">គុល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--លី</text:p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ុលី) ដុំ​មាន​សណ្ឋាន​មូល, ដុំ​មូល​តូច​ៗ ដែល​សម្រាប់​បោះ, សម្រាប់​ប្រមៀល​លេង, ដុំ​កៅស៊ូ​ដែល​ហៅ​ថា ប័ល <text:s/>ក្នុង​សម័យ​នេះ​ក៏​រាប់​បញ្ចូល​ក្នុង​ពាក្យ​នេះ​ដែរ : លេង​កូន​គុលី (ហៅ​ក្លាយ​មក​ជា គ្លី ឬ ឃ្លី) ។ ពាក្យ​នេះ​មាន​កំណើត​ជា​មួយ​នឹង គុលិកា​ ដែរ (ម. ព. គោល ផង) ។</text:p>
          </table:table-cell>
          <table:table-cell table:style-name="តារាង1.D2" office:value-type="string">
            <text:p text:style-name="P9">គុឡី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១១</text:p>
          </table:table-cell>
          <table:table-cell table:style-name="តារាង1.A2" office:value-type="string">
            <text:p text:style-name="P7">គុហ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ុហ៊ា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ូង​ធំ​ដែល​កើត​ឯង​ក្នុង​ភ្នំ : យោគី​ធ្វើ​សមណ​ធម៌​ក្នុង​គុហ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១២</text:p>
          </table:table-cell>
          <table:table-cell table:style-name="តារាង1.A2" office:value-type="string">
            <text:p text:style-name="P7">គូ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្នាម​ភ្លោះ​ព័ទ្ធ​ជុំ​វិញ​បន្ទាយ ឬ វាំង; ពាក្យ​បុរាណ​ហៅ កសិណ ដូច​យ៉ាង​កសិណ​ព័ទ្ធ​ជុំ​វិញ​នគរ​វត្ត​ជាដើម ជាប់​ហៅ​រៀង​មក​រហូត​មក​ដល់​សព្វ​ថ្ងៃ​នេ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ចំនួន​ពីរ​ផ្ទឹម​គ្នា, មួយ​គូ, ពីរ​គូ, ។ គូ​កម្ម <text:s/>គឺ​បុរស​និង​ស្ត្រី​បាន​គ្នា​ជា​ប្ដី​ប្រពន្ធ ហើយ​ព្រាត់​គ្នា​ទៅ​វិញ​ក្នុង​កាល​រហ័ស​ឆាប់ ។ <text:s/>គូ​ព្រេង គឺ​បុរស​និង​ស្រ្តី ដែល​យល់​ថា​បាន​កសាង​ជា​មួយ​គ្នា​អំពី​អតីត​ជាតិ​មក​ហើយ បាន​គ្នា​ជា​ប្ដី​ប្រពន្ធ នៅ​ឋិត​ថេរ​ជា​មួយ​គ្នា​ជា​សុខ​ត​ទៅ​ហៅ​ថា បុព្វេ​សន្និវាស ។ គូ​ស្រករ គឺ​ប្ដី​ប្រពន្ធ​ដែល​មាន​អាយុ​ស្រករ​គ្នា : មាន​គូ​ស្រក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១៣</text:p>
          </table:table-cell>
          <table:table-cell table:style-name="តារាង1.A2" office:value-type="string">
            <text:p text:style-name="P7">គូក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ស្លាប​មួយ​ប្រភេទ សន្ដាន​ទីទុយ, មៀម, ចេញ​រក​ស៊ី​តែ​ក្នុង​វេលា​យប់ រាប់​បញ្ចូល​ក្នុង​ពួក​សត្វ រត្តិ​ចរ (ម. ព. រត្តិចរ, រាត្រី​ចរ, ទិវា​ចរ <text:s/>ទៀត​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ឆ្លើយ​គ្នា​ពី​ចម្ងាយ ឬ បង្កូក​ហៅ​គ្នា​ពី​ចម្ងាយ (ប្រើ​តាម​ទម្លាប់​ថា) ។ ម. ព. កូ៎ក <text:s/>ទៀត​ផ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១៤</text:p>
          </table:table-cell>
          <table:table-cell table:style-name="តារាង1.A2" office:value-type="string">
            <text:p text:style-name="P7">គូក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ន​ដែល​ជាគូ​នឹង​គ្នា, មនុស្ស​ដែល​ជា​មិត្រ​នឹង​គ្នា, មិត្រ​សំឡាញ់, ដៃ​គូ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១៥</text:p>
          </table:table-cell>
          <table:table-cell table:style-name="តារាង1.A2" office:value-type="string">
            <text:p text:style-name="P7">គូឆាយ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ចិ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បន្លែ​មួយ​ប្រភេទ ស្លឹក​សំប៉ែត​តូច​វែង ស្មើ​ចុង ស្មើ​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១៦</text:p>
          </table:table-cell>
          <table:table-cell table:style-name="តារាង1.A2" office:value-type="string">
            <text:p text:style-name="P7">គូថ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ូថ) អាចម ឬ អាចម៍, ឧច្ចារៈ, លាមក : អង្គុយ​បន្ទោ​គូថ​ក្នុង​បង្គន់ (ម. ខ្ព. ឧច្ចារៈ) ។</text:p>
          </table:table-cell>
          <table:table-cell table:style-name="តារាង1.D2" office:value-type="string">
            <text:p text:style-name="P9">គូធ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១៧</text:p>
          </table:table-cell>
          <table:table-cell table:style-name="តារាង1.A2" office:value-type="string">
            <text:p text:style-name="P7">គូទ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ុទ) អវយវៈ​ត្រង់​ចំណែក​កាយ​ខាង​ក្រោយ​ជិត​វច្ចទ្វារ : ដាក់​គូទ​អង្គុយ ។ ប៉ែក​អវយវៈ​នេះ បុរាណ​ពី​ដើម​ហៅ​ថា តពោក ឬ ត្រពោក; សូម្បី​សព្វ​ថ្ងៃ​នេះ​អ្នក​បាត់ដំបង, អ្នក​សៀមរាប​ជាដើម​ ក៏​នៅ​ប្រើ​ពាក្យ​នេះ​ដែរ : ដាក់​តពោក​អង្គុយ (ម. ព. នោះ) ។ ប្រើ​ដោយ​ច្រឡំ​សរសេរ គូថ, ត្រូវ​ប្រើ <text:s/>គូទ វិញ​ទើប​ត្រឹមត្រូវ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១៨</text:p>
          </table:table-cell>
          <table:table-cell table:style-name="តារាង1.A2" office:value-type="string">
            <text:p text:style-name="P7">គូរ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កើត​ជា​គំនូរ​តំណាង​រូប​រាង​សរពើ ដោយ​ដី​ខ្មៅ, ប៉ាកកា ឬ ជក់ : គូរ​រូប, គូរ​គំនូរ, គូរ​វាស, គូរ​ផែនទី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10">ពាក្យ​សម្រាប់​និយាយ​ផ្សំ​ជាមួយ​ពាក្យ​គិត : គិត​គូរ, គិត​ហើយ​សឹម​គូ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គិត​គូរ</text:p>
          </table:table-cell>
        </table:table-row>
        <table:table-row>
          <table:table-cell table:style-name="តារាង1.A2" office:value-type="string">
            <text:p text:style-name="P4">១៨១៩</text:p>
          </table:table-cell>
          <table:table-cell table:style-name="តារាង1.A2" office:value-type="string">
            <text:p text:style-name="P7">គូលី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មនុស្ស​ដែល​​​ស៊ី​ឈ្នួល​ធ្វើ​ការ ។ ពាក្យ​នេះ​មាន​ដើម​កំណើត​នៅ​ប្រទេស​ហិណ្ឌូស្តង់, គេ​សរសេរ កុលិ សំដៅ​ចំពោះ​តែ​ទៅ​លើ​មនុស្ស​ស៊ី​ឈ្នួល​ធ្វើ​ការ​ជាតិ​ហិណ្ឌូ ឬ ចិន ; គេ​បាន​យក​ពាក្យ​នេះ ទៅ​ប្រើ​ក្នុង​ប្រទេស​អង់គ្លេស, ត​មក​ដល់​ប្រទេស​បារាំងសែស, ទើប​ផ្សាយ​មក​ក្នុង​ប្រទេស​ឥណ្ឌូចិន មាន​ស្រុក​ខ្មែរ​ជាដើម ។ (សំ. កុលិ <text:s/>“ដៃ”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5">១៨២០</text:p>
          </table:table-cell>
          <table:table-cell table:style-name="តារាង1.A2" office:value-type="string">
            <text:p text:style-name="P8">គូលីត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បក្សី​មួយ​ប្រភេទ រូប​តូច ជើង​វែង ក​វែង សម្បុរ​ប្រផេះ​ពព្រុស ជា​ពួក​សត្វ​រត្តិចរ ចេញ​រក​ស៊ី​តែ​ក្នុង​វេលា​យប់ ។ ស្ដេច​គូលីត គឺ​មនុស្ស​ដែល​លើក​ខ្លួន​ធ្វើ​ជា​ស្ដេច ហើយ​តាំង​បញ្ចុះ​បញ្ចូល​ពួក​ប្រជាជន​ឲ្យ​ចុះ​ចូល​ខ្លួន <text:s/>ដើម្បី​នឹង​ក​ជា​ទ័ព​ក្បត់​ផែនដី , វេលា​ថ្ងៃ​លាក់​ខ្លួន​ពួន​នៅ​តែ​ក្នុង​ព្រៃ លុះ​ដល់​វេលា​យប់ ទើប​ហ៊ាន​ចេញ​វាល ឬ ចូល​ក្នុង​ស្រុក​ភូមិ, ប្រើ​អាការ​កិរិយា​ដូច​ជា​សត្វ​គូលីត​ដែល​ជា​សត្វ​រត្តិច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២១</text:p>
          </table:table-cell>
          <table:table-cell table:style-name="តារាង1.A2" office:value-type="string">
            <text:p text:style-name="P7">គូលែន</text:p>
          </table:table-cell>
          <table:table-cell table:style-name="តារាង1.A2" office:value-type="string">
            <text:p text:style-name="P9">១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មួយ​ប្រភេទ មាន​ផ្លែ​ជា​អាហារ, ផ្លែ​មាន​សណ្ឋាន​ប្រហែល​ផ្លែ​ទៀប​ខ្មែរ​តែ​តូច​ជាង​ច្រើន, ស្រដៀង​គ្នា​ស្ទើរ​ចាប់​ច្រឡំ​ផ្លែ​សិរមាន់, មាន​គ្រាប់​តែ ១ សណ្ឋាន​សាច់​រុំ​គ្រាប់​ដូច​ផ្លែ​មៀន, ស្លឹក​វែង​ៗ​ស្រួច​ចុង; ក្នុង​កម្ពុជ​រដ្ឋ​មាន​សម្បូរណ៌​តែ​នៅ​ភ្នំ​គូលែន ក្នុង​<text:span text:style-name="T2">ខែត្រ​</text:span>សៀមរាប, ប៉ុន្តែ​មាន​ផ្លែ​តូច​ៗ ហើយ​សាច់​ស្ដើង​ៗ ទាំង​រស​ជាតិ​ក៏​ជូរ, ចាញ់​គូលែន​ដែល​មក​ពី​ប្រទេស​ក្រ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7"/>
          </table:table-cell>
          <table:table-cell table:style-name="តារាង1.A2" office:value-type="string">
            <text:p text:style-name="P9">២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ភ្នំ ១ នៅ​ក្នុង​<text:span text:style-name="T2">ខែត្រ</text:span>​សៀមរាប​ដែន​កម្ពុជា; ប្រហែល​ជា​ឲ្យ​ឈ្មោះ តាម​ទំនង​ដែល​មាន​ដើម​គូលែន​ដុះ​ច្រើន​ទេ​ដឹង ? : ភ្នំ​គូលែ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២២</text:p>
          </table:table-cell>
          <table:table-cell table:style-name="តារាង1.A2" office:value-type="string">
            <text:p text:style-name="P7">គូស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មាន​ជួរ​ស្នាម, ឲ្យ​មាន​ជា​គំនួស : គូស​ថ្នាំង​ដៃ, គូស​ដី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២៣</text:p>
          </table:table-cell>
          <table:table-cell table:style-name="តារាង1.A2" office:value-type="string">
            <text:p text:style-name="P7">គួប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រួម, ផ្គុំ, ព្រួត : គួប​សូត្រ, គួប​អំបោះ ។ ប្រើ​ជា គុ. ក៏​បាន ដូច​ពាក្យ​ថា សូត្រ​គួប, អំបោះ​គួប <text:s/>ជា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២៤</text:p>
          </table:table-cell>
          <table:table-cell table:style-name="តារាង1.A2" office:value-type="string">
            <text:p text:style-name="P7">គួ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សម; គម្បី; ឥត​ទាស់ : អ្នក​ថា​ហ្នឹង​គួរ​ហើយ; ពាក្យ​នោះ​គួរ​ហើ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២៥</text:p>
          </table:table-cell>
          <table:table-cell table:style-name="តារាង1.A2" office:value-type="string">
            <text:p text:style-name="P7">គួ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អា. និ.</text:p>
          </table:table-cell>
          <table:table-cell table:style-name="តារាង1.D2" office:value-type="string">
            <text:p text:style-name="P10">សម, សម​តែ, ល្មម, ល្មម​តែ : គួរ​ខ្លាច​អំពើ​អាក្រក់, គួរ​ស្រឡាញ់​អំពើ​ល្អ, គួរ​តែ​ចៀសវាង​កុំ​សេព​គប់​នឹង​មនុស្ស​ពាល ។</text:p>
          </table:table-cell>
          <table:table-cell table:style-name="តារាង1.D2" office:value-type="string">
            <text:p text:style-name="P9">គួរ​តែ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២៦</text:p>
          </table:table-cell>
          <table:table-cell table:style-name="តារាង1.A2" office:value-type="string">
            <text:p text:style-name="P7">គួរនា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ួរៈនា</text:p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ិ.</text:p>
          </table:table-cell>
          <table:table-cell table:style-name="តារាង1.D2" office:value-type="string">
            <text:p text:style-name="P10">ហាក់​ដូច, បីដូច, ដូច​ជា : គួរ​នា​ដូច​ជា 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២៧</text:p>
          </table:table-cell>
          <table:table-cell table:style-name="តារាង1.A2" office:value-type="string">
            <text:p text:style-name="P7">គួរីយេរ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រ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Courrier) មនុស្ស, រថ, រថយន្ដ, នាវា​ដែល​ដឹក​នាំ​សំបុត្រ​ស្នាម​ ឬ បញ្ជើ​ផ្សេង​ៗ ជាដើម; សំណុំ​លិខិត, លិខិត​ផ្សេង​ៗ ដែល​ប្រមូល​រួម​ជា​សំណុំ​ក៏​ហៅ​ថា គួរីយេរ <text:s/>ដែ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២៨</text:p>
          </table:table-cell>
          <table:table-cell table:style-name="តារាង1.A2" office:value-type="string">
            <text:p text:style-name="P7">គើម​ៗ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ទើម​ៗ : ក្ដាម​វារ​គើម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២៩</text:p>
          </table:table-cell>
          <table:table-cell table:style-name="តារាង1.A2" office:value-type="string">
            <text:p text:style-name="P7">គេ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បុ.</text:p>
          </table:table-cell>
          <table:table-cell table:style-name="តារាង1.D2" office:value-type="string">
            <text:p text:style-name="P10">(ប្រើ​ជា បុ. ទី ១, ខាង​ភាសា​ដទៃ​ខ្លះ ប្រើ​ជា បុ. ទី ៣) សម្រាប់​និយាយ​ចំពោះ​អ្នក​ដទៃ​ដោយ​មិន​ចេញ​ចំ​ឈ្មោះ​អ្នក​ណា​មួយ​ឡើយ : ខ្ញុំ​មិន​ហ៊ាន​រក​គេ​ទេ, កុំ​អាល​ទៅ ចាំ​គេ​មក​ជួប​ជុំ​សិន ។ គេ​យើង ទាំង​គេ​ទាំង​យើង ។ គេ​ឯង ទាំង​គេ​ផង ទាំង​ខ្លួន​ឯង​ផង : ធ្វើ​យ៉ាង​ហ្នឹង​មិន​ល្អ​ទេ នាំ​ឲ្យ​ខូច​កេរ្តិ៍​ឈ្មោះ​គេ​ឯង​អស់​ហើយ ។ បើ​មិន​មាន​ដំណើរ​ទាក់ទង​មក​ខ្លួន​ឯង​ផង​ទេ កុំ​ប្រើ​ពាក្យ​ថា គេ​ឯង ត្រូវ​និយាយ​ត្រឹមតែ គេ ប៉ុណ្ណោះ និង ឯង ឬ គ្នា​ឯង ប៉ុណ្ណោះ ទើប​ទុក​ជា​ត្រឹម​ត្រូវ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៣០</text:p>
          </table:table-cell>
          <table:table-cell table:style-name="តារាង1.A2" office:value-type="string">
            <text:p text:style-name="P7">គេង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្រះ​ដេក, ប្រះ​ដេក​ឲ្យ​ឮ​គ្រេង; ពាក្យ​ទំយើ, ថ្នម សម្រាប់​និយាយ​ចំពោះ​កូន​តូច​ដែល​ទើប​នឹង​ចេះ​អង្គុយ ឬ ទើប​នឹង​ចេះ​ដើរ​ដួល : នាង​គេង​ទៅ, ហ៏​កូន​គេង​ទៅ ! (ម. ព. គ្រេង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៣១</text:p>
          </table:table-cell>
          <table:table-cell table:style-name="តារាង1.A2" office:value-type="string">
            <text:p text:style-name="P7">គេច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ៀស​វាង : គេច​ចុះ​គេច​ឡើង, ទាហាន​ទៅ​ខាង​ឆ្វេង ចោរ​គេច​ទៅ​ខាង​ស្ដាំ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៣២</text:p>
          </table:table-cell>
          <table:table-cell table:style-name="តារាង1.A2" office:value-type="string">
            <text:p text:style-name="P7">គេចក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ែ​ពង្វាង : គាត់​ជំពាក់​ប្រាក់​ខ្ញុំ ៣០ រៀល ៥ ឆ្នាំ​ហើយ ឥឡូវ​គេច​កែ​ថា​គាត់​បាន​សង​អស់​ហើយ (ម. ព. កែ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៣៣</text:p>
          </table:table-cell>
          <table:table-cell table:style-name="តារាង1.A2" office:value-type="string">
            <text:p text:style-name="P7">គេចវេះ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គេច​ដោះ​មិន​ឲ្យ​ឃើញ​ខ្លួន (ម. ព. វេះ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៣៤</text:p>
          </table:table-cell>
          <table:table-cell table:style-name="តារាង1.A2" office:value-type="string">
            <text:p text:style-name="P7">គេហ៍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េ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បុ.</text:p>
          </table:table-cell>
          <table:table-cell table:style-name="តារាង1.D2" office:value-type="string">
            <text:p text:style-name="P10">(គេហ ន. “ផ្ទះ, អ្នក​ផ្ទះ”) ពាក្យ​សម្រាប់​ប្ដី​ប្រពន្ធ​ហៅ​គ្នា​ទៅ​វិញ​ទៅ​មក​ដោយ​ស្មោះ​ស្មើ, ជា​ពាក្យ​រាបសា​របស់​ប្រជាជន, មាន​សេចក្ដី​ថា “អ្នក​ផ្ទះ” : គេហ៍​អើយ​បាយ​ឆ្អិន​ហើយ​ឬ​នៅ ?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៣៥</text:p>
          </table:table-cell>
          <table:table-cell table:style-name="តារាង1.A2" office:value-type="string">
            <text:p text:style-name="P7">គេហជ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េហៈជន់</text:p>
          </table:table-cell>
          <table:table-cell table:style-name="តារាង1.D2" office:value-type="string">
            <text:p text:style-name="P9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មនុស្ស​ដែល​នៅ​ក្នុង​ផ្ទះ, អ្នក​ផ្ទះ (ទោះ​ម្នាក់​ក្ដី ច្រើន​នាក់​ក្ដី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៣៦</text:p>
          </table:table-cell>
          <table:table-cell table:style-name="តារាង1.A2" office:value-type="string">
            <text:p text:style-name="P7">គេហដ្ឋាន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េហ័ដ-ឋាន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ទី​ផ្ទះ, ផ្ទះ​ទាំង​មូ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៣៧</text:p>
          </table:table-cell>
          <table:table-cell table:style-name="តារាង1.A2" office:value-type="string">
            <text:p text:style-name="P7">គេហបា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េហៈ--</text:p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្នក​រក្សា​ផ្ទះ, អ្នក​ចាំ​ផ្ទះ, ឆ្មាំ​ផ្ទ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៣៨</text:p>
          </table:table-cell>
          <table:table-cell table:style-name="តារាង1.A2" office:value-type="string">
            <text:p text:style-name="P7">គេហស្សាមិក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>គេហ័ស-សាមិក</text:p>
          </table:table-cell>
          <table:table-cell table:style-name="តារាង1.D2" office:value-type="string">
            <text:p text:style-name="P9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ឫហស្វាមិក, គ្ឫ &gt; គ្រឹ <text:s/>&gt; គ្រឹហស្វាមិក) បុរស​អ្នក​ម្ចាស់​ផ្ទះ ។ ស្ត្រី​ជា គេហស្សាមិកា, គ្រឹហស្វាមិកា ។ ពាក្យ​សម្រាប់​ប្រើ​ក្នុង​ការ​តែង​កាព្យ ដើម្បី​ឲ្យ​កវី​ងាយ​ជ្រើស​រើស​ពាក្យ, ដូច​ជា ប្រសិន​បើ​កវី​ចង់​តែង​កាព្យ​ថា : គេហស្សាមិក ភ្ញាក់​ឡើង​ពី​ព្រឹក ចាត់​ចែង​កិច្ច​ការ ហៅ​កូន​តូច​ធំ ស្រស់ស្រូប​អាហារ រួច​នឹង​ធ្វើ​ការ គ្រប់​ទី​កន្លែង ។ គេហស្សាមិកា ជា​អ្នក​ឧស្សាហ៍ <text:s/>មើល​ផ្ទះ​សំបែង មិន​ឲ្យ​ទាស់​ឆ្គង នាទី​ខ្លួន​ឯង ជា​អ្នក​ចាត់ចែង ក្រែង​ខ្វះ​នេះ​នោះ ។ (ប្រទេស​ណា​មាន​ភាសា​សម្បូណ៌ អ្នក​ប្រទេស​នោះ ងាយ​តែង​សេចក្ដី ងាយ​និយាយ​ស្ដី, គ្រាន់​តែ​ពិបាក​រៀន ពិបាក​ចំណាំ​បន្ដិច​ប៉ុណ្ណោះ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៣៩</text:p>
          </table:table-cell>
          <table:table-cell table:style-name="តារាង1.A2" office:value-type="string">
            <text:p text:style-name="P7">គេហាភិបាល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ភិបាល​នៃ​គេហដ្ឋាន, អ្នក​ត្រួតត្រា​ផ្ទះ​សំបែង, អ្នក​ថែ​រក្សា​ផ្ទ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៤០</text:p>
          </table:table-cell>
          <table:table-cell table:style-name="តារាង1.A2" office:value-type="string">
            <text:p text:style-name="P7">គែ</text:p>
          </table:table-cell>
          <table:table-cell table:style-name="តារាង1.A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វយវៈ​របស់​សត្វ​ស្លាប ដែល​សម្រាប់​ដាក់​អាហារ​ថ្មី នៅ​ផ្ទាប់​នឹង​គល់​ក សណ្ឋាន​ជា​ថង់ : គែ​មាន់, គែ​លលក ។ អវយវៈ​របស់​មនុស្ស​ប្រុស ដែល​នៅ​ផ្ទាប់​គល់​ចង្កា មាន​សណ្ឋាន​ដូច​ជា​ពក​ទុល​ស្បែក​ចេញ​មក ប្រមាណ​ប៉ុន​ផ្លែ​ស្លា ទាប​ខ្លះ <text:s/>ខ្ពស់​ខ្លះ : គែ-ក​មនុស្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6">១៨៤១</text:p>
          </table:table-cell>
          <table:table-cell table:style-name="តារាង1.A2" office:value-type="string">
            <text:p text:style-name="P12">គែ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9">ល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8">(<text:span text:style-name="T2">េគេន</text:span> អ. ថ. <text:s/>ខែន) ឈ្មោះ​គ្រឿង​ភ្លេង​លាវ​មួយ​បែប សម្រាប់​ផ្លុំ, ធ្វើ​ដោយ​ពក (ឫស្សី​ពក) តូច​ៗ ឬ ដោយ​ឫស្សី​ភ្នំ ២ យ៉ាង, មួយ​យ៉ាង​ហៅ ម៉ៃហៀ, មួយ​យ៉ាង​ទៀត​ហៅ ម៉ៃឃុយ​ខែន; <text:s/>គេ​យក​កំណាត់​ឫស្សី​នោះ​មក​តម្រៀប​ជា ២ ជួរ ចង​ផ្អោប​គ្នា ក្នុង ១ ជួរ​ចំនួន ៥ កំណាត់​ក៏​មាន, ៦ កំណាត់​ក៏​មាន, ៨ កំណាត់​ក៏​មាន, មាន​អណ្ដាត​សម្រាប់​ផ្លុំ ឮ​សូរ​រំពង​ស្រួយ : លាវ​ផ្លុំ​គែន, រាំ​តាម​ចង្វាក់​គែ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9"/>
          </table:table-cell>
        </table:table-row>
        <table:table-row>
          <table:table-cell table:style-name="តារាង1.A2" office:value-type="string">
            <text:p text:style-name="P4">១៨៤២</text:p>
          </table:table-cell>
          <table:table-cell table:style-name="តារាង1.A2" office:value-type="string">
            <text:p text:style-name="P13">គែ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8">ប្រដាប់​សម្រាប់​ដាក់​ចង្កា​សេះ ។ ខ្នោះ​មាន​គន្លឹះ​ម្យ៉ាង​សម្រាប់​ដាក់​ក្នុង​គន្លង​សត្វ​ស្លាប​ឲ្យ​ថ្លោះ​ជាប់​ក ក៏​ហៅ គែប ដែ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8"/>
          </table:table-cell>
        </table:table-row>
        <table:table-row>
          <table:table-cell table:style-name="តារាង1.A2" office:value-type="string">
            <text:p text:style-name="P4">១៨៤៣</text:p>
          </table:table-cell>
          <table:table-cell table:style-name="តារាង1.A2" office:value-type="string">
            <text:p text:style-name="P13">គែ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ឹម, ហាម : គែម​ទូក ជា​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៤៤</text:p>
          </table:table-cell>
          <table:table-cell table:style-name="តារាង1.A2" office:value-type="string">
            <text:p text:style-name="P13">គែ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ូច​គ្នា​នឹង គិល (ពាក្យ អាសគ្រាម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៤៥</text:p>
          </table:table-cell>
          <table:table-cell table:style-name="តារាង1.A2" office:value-type="string">
            <text:p text:style-name="P13">គែលល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ែ-លលក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្មៅ​មួយ​ប្រភេទ ដើម​តូច​ៗ ស្លឹក​វែង​ៗ : ស្មៅ​គែ​លល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ស្មៅ​គែលលក</text:p>
          </table:table-cell>
        </table:table-row>
        <table:table-row>
          <table:table-cell table:style-name="តារាង1.A2" office:value-type="string">
            <text:p text:style-name="P4">១៨៤៦</text:p>
          </table:table-cell>
          <table:table-cell table:style-name="តារាង1.A2" office:value-type="string">
            <text:p text:style-name="P15">គែហ៊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យ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ហែ--) ឈ្មោះ​ទូក​មួយ​ប្រភេទ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៤៧</text:p>
          </table:table-cell>
          <table:table-cell table:style-name="តារាង1.A2" office:value-type="string">
            <text:p text:style-name="P13">គៃ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្រលៀស​លៃ​បំបាត់​យក​ខ្លះ​ដោយ​បន្លំ : គៃ​យក​ប្រាក់​គេ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៤៨</text:p>
          </table:table-cell>
          <table:table-cell table:style-name="តារាង1.A2" office:value-type="string">
            <text:p text:style-name="P13">គ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1">(ប្រែ​បាន​ច្រើន​យ៉ាង​គឺ “ឋាន​សួគ៌; រស្មី; ខ្សែ​ផ្លេកបន្ទោរ; កាំ​រន្ទះ; ព្រះ​អាទិត្យ; ព្រះ​ចន្ទ្រ; រោម​តាម​រាង​កាយ; ប្រស្រី​ភ្នែក; ទឹក; សំដី; ទិស; សរ (ព្រួញ); ពេជ្រ; អារម្មណ៍; ផែនដី; គោ; មាតា...”) សត្វ​ពាហនៈ​សម្រាប់​ប្រើ​ទឹម​ដឹក​អូស ជា​សត្វ​មាន​ប្រយោជន៍​យ៉ាង​សំខាន់​របស់​មនុស្ស (ម. ព. ក្របី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៤៩</text:p>
          </table:table-cell>
          <table:table-cell table:style-name="តារាង1.A2" office:value-type="string">
            <text:p text:style-name="P13">គោក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ឬ ន.</text:p>
          </table:table-cell>
          <table:table-cell table:style-name="តារាង1.D2" office:value-type="string">
            <text:p text:style-name="P10">ដែល​ទីទៃ​ពី​មាន​​ទឹក គឺ​ដែល​គ្មាន​ទឹក : ទី​គោក, ម្ហូប​គោក, សម្ល​គោក, ឆា​គោក, ឡើង​ទៅ​លើ​គោក ។ ទួល​កណ្ដាល​វាល ឬ កណ្ដាល​វាល​ស្រែ សព្វ​ថ្ងៃ​នេះ​គេ​ធ្វើ​ជា​ភូមិ​លំនៅ ក៏​មាន​ដោយ​ច្រើ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តំបន់​ទួល​ខ្ពស់​មួយ ក្នុង​សង្កាត់​លេខ ២ ក្រុង​ភ្នំពេញ ឋិត​នៅ​ខាង​លិច​មណ្ឌល​កីឡា​ក្រុង ជា​ទី​គោក​ដែល​ទឹក​មិន​លិច​ក្នុង​រដូវ​វស្សា ។ ដោយ​ហេតុ​ទួល​នោះ ជា​ទី​​គោក​ខ្ពស់​ទឹក​មិន​លិច​ដូច្នោះ ទើប​គេ​ហៅ ទួលគោក ។ <text:s/>ត​មក​ហៅ​ក្លាយ​ថា ទួលគក <text:s/>មក​ពី​សរសេរ​ជា​អក្សរ​បារាំង​ថា <text:span text:style-name="T4">Kork </text:span>។ សព្វ​ថ្ងៃ​រាជការ​ក្រុង​រៀប​ចំ​តំបន់​នេះ​ទៅ​ជា​ភូមិ​មួយ​ដ៏​ស្អាត​ល្អ​សមរម្យ​តាម​សម័យ​និយម : ទួលគោក​ជា​តំបន់​ថ្មី​មួយ​ក្នុង​ព្រះ​រាជ​ធានី​ភ្នំពេញ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ទួលគោក </text:p>
          </table:table-cell>
        </table:table-row>
        <table:table-row>
          <table:table-cell table:style-name="តារាង1.A2" office:value-type="string">
            <text:p text:style-name="P4">១៨៥០</text:p>
          </table:table-cell>
          <table:table-cell table:style-name="តារាង1.A2" office:value-type="string">
            <text:p text:style-name="P13">គោ​ខ្មែ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ើល​ក្នុង​ពាក្យ គោ​ព្រៃ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៥១</text:p>
          </table:table-cell>
          <table:table-cell table:style-name="តារាង1.A2" office:value-type="string">
            <text:p text:style-name="P13">គោ​ឃាតក៍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ោឃាតក) អ្នក​ពិឃាត​គោ, អ្នក​សម្លាប់​គោ យក​សាច់​លក់ ។ ផ្សារ​គោ​ឃាតក៍ ឬ <text:s/>ទីគោ​ឃាតក៍ ផ្សារ ឬ ទី​នៃ​គោ​ឃាតក៍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៥២</text:p>
          </table:table-cell>
          <table:table-cell table:style-name="តារាង1.A2" office:value-type="string">
            <text:p text:style-name="P13">គោ​ឃាតកម្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ឃាតៈ<text:line-break/>ក័ម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អំពើ​ពិឃាត​គោ, ការ​សម្លាប់​គ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៥៣</text:p>
          </table:table-cell>
          <table:table-cell table:style-name="តារាង1.A2" office:value-type="string">
            <text:p text:style-name="P13">គោឃាតដ្ឋា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ឃាត័ដ-ឋាន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ទី, កន្លែង​ដែល​គេ​ពិឃាត​គោ (គួរ​កុំ​ហៅ <text:s/>ផ្សារ​កាប់​គោ ឬ ទី​កាប់​គោ <text:s/>ព្រោះ​ជា​ពាក្យ​ស្ដែង​ណាស់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៥៤</text:p>
          </table:table-cell>
          <table:table-cell table:style-name="តារាង1.A2" office:value-type="string">
            <text:p text:style-name="P13">គោឃាត​ស្ថា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ឃាតៈ ស្ថាន</text:p>
          </table:table-cell>
          <table:table-cell table:style-name="តារាង1.D2" office:value-type="string">
            <text:p text:style-name="P16">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ូច​គ្នា​នឹង គោ​ឃាតដ្ឋា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៥៥</text:p>
          </table:table-cell>
          <table:table-cell table:style-name="តារាង1.A2" office:value-type="string">
            <text:p text:style-name="P13">គោ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ពើង​មិន​រាប​ស្មើ : ថ្នាំង​ឫស្សី​គោង, រនាប​គោ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៥៦</text:p>
          </table:table-cell>
          <table:table-cell table:style-name="តារាង1.A2" office:value-type="string">
            <text:p text:style-name="P13">គោង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ពាក្យ​សម្រាប់​ចម្រើន​ពាក្យ​វារ​ឲ្យ​វិសេស​ឡើង : វារ​គោង​ៗ, គឺ​វារ​ចំកោង​ខ្លួន​ទើម​ៗ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៥៧</text:p>
          </table:table-cell>
          <table:table-cell table:style-name="តារាង1.A2" office:value-type="string">
            <text:p text:style-name="P13">គោច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+-ច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វិស័យ, ដំណើរ​នៃ​ឥន្ទ្រិយ គឺ រូប, សំឡេង, ក្លិន, រស, សម្ផស្ស ។ ដំណើរ​យាត្រា​ទៅ​រក​អាហារ​ចំណី, ទី​ដែល​មាន​អាហារ​ចំណី, ទី​ដែល​សមណៈ​គួរ​ត្រាច់​ចរ​ទៅ​បាន តាម​ពុទ្ធានុញ្ញាត ។ <text:s/>ព. ផ្ទ. អគោចរ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៥៨</text:p>
          </table:table-cell>
          <table:table-cell table:style-name="តារាង1.A2" office:value-type="string">
            <text:p text:style-name="P13">គោ​ឆ្មាត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មេ​គោ​សម្រាប់​រឺត​ទឹក​ដោះ : ឲ្យ​គោ​ព្រោះ​មួយ​រយ, គោ​ឆ្មាត់​មួយ​រយ (ម. ទានកណ្ឌ និង​កណ្ឌមហារាជបព្វៈ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៥៩</text:p>
          </table:table-cell>
          <table:table-cell table:style-name="តារាង1.A2" office:value-type="string">
            <text:p text:style-name="P13">គោ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មេហ្វូង, ស្ដរ​ជា​មេ​ហ្វូង (ដំរី) : ហ្វូង​ដំរី មាន​គោត​មាន​ខ្លោង <text:s/>គឺ​ក្នុង​ហ្វូង​ដំរី​នោះ​មាន​ស្ដរ​មាន​មេ​ធំ​ៗ ជា​មេបា​ការពារ​ភយន្តរា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៦០</text:p>
          </table:table-cell>
          <table:table-cell table:style-name="តារាង1.A2" office:value-type="string">
            <text:p text:style-name="P13">គោត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តៈ-ម៉ៈ ឬ ដំ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កៅតម; គោ ឬ គៅ “ព្រះ​អាទិត្យ” + តម “ប្រសើរ” ) ព្រះ​នាម​នៃ​ព្រះ​សក្យមុនី​សម្មាសម្ពុទ្ធ ព្រោះ​ព្រះ​អង្គ​ជា​គោតម​គោត្ត (ពូជវង្ស​នៃ​ព្រះ​អាទិត្យ​ដ៏​ប្រសើរ) ។ នាម​របស់​អ្នក​ប្រាជ្ញ​ច្រើន​រូប​ពី​ក្នុង​សម័យ​បុរាណ ក្នុង​មជ្ឈិម​ប្រទេស ។ នាម​ត្រកូល​របស់​ជន​ពួក​ខ្លះ ក្នុង​ប្រទេស​ឥណ្ឌា សព្វ​ថ្ងៃ​នេះ ដែល​ជាប់​ត​មក​ពី​ក្នុង​សម័យ​បុរាណ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៦១</text:p>
          </table:table-cell>
          <table:table-cell table:style-name="តារាង1.A2" office:value-type="string">
            <text:p text:style-name="P13">គោតម​គោត្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តៈ-ម៉ៈ-គោត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ៅតមគោត្រ) វង្ស, ត្រកូល នៃ​ព្រះ​អាទិត្យ​ដ៏​ប្រសើ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៦២</text:p>
          </table:table-cell>
          <table:table-cell table:style-name="តារាង1.A2" office:value-type="string">
            <text:p text:style-name="P13">គោតម​ពុទ្ធ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ៅតមពុទ្ធ <text:s/>ឬ--សម្ពុទ្ធ) ព្រះ​នាម​ព្រះ​សក្យមុនី​សម្មាសម្ពុទ្ធ ។</text:p>
          </table:table-cell>
          <table:table-cell table:style-name="តារាង1.D2" office:value-type="string">
            <text:p text:style-name="P9">គោតម​សម្ពុទ្ធ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៦៣</text:p>
          </table:table-cell>
          <table:table-cell table:style-name="តារាង1.A2" office:value-type="string">
            <text:p text:style-name="P13">គោត្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ត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ោត្រ) វង្ស, ត្រកូល, សែ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៦៤</text:p>
          </table:table-cell>
          <table:table-cell table:style-name="តារាង1.A2" office:value-type="string">
            <text:p text:style-name="P13">គោត្តនា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ត-តៈ-នាម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ោត្រនាមន៑ ) នាម​ត្រកូ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៦៥</text:p>
          </table:table-cell>
          <table:table-cell table:style-name="តារាង1.A2" office:value-type="string">
            <text:p text:style-name="P13">គោត្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ត</text:p>
          </table:table-cell>
          <table:table-cell table:style-name="តារាង1.D2" office:value-type="string">
            <text:p text:style-name="P16">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ូច​គ្នា​នឹង គោត្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៦៦</text:p>
          </table:table-cell>
          <table:table-cell table:style-name="តារាង1.A2" office:value-type="string">
            <text:p text:style-name="P13">គោត្រកូ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21">គោត-ត្រៈ កូល ឬ គោត-ត្រកូល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ោត្រ + កុល; គោត្ត + កុល) ពូជពង្ស​តាម​គោត្រ, ពូជវង្ស​ដែល​មាន​គោត្រ​ជា​មួយ​គ្នា ឬ ដែល​ផ្សេង​គ្នា (ម. ព. ត្រកូល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៦៧</text:p>
          </table:table-cell>
          <table:table-cell table:style-name="តារាង1.A2" office:value-type="string">
            <text:p text:style-name="P13">គោត្រភូ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ត-ត្រៈ--</text:p>
          </table:table-cell>
          <table:table-cell table:style-name="តារាង1.D2" office:value-type="string">
            <text:p text:style-name="P16">សំ. បា. 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ុគ្គល​ដែល​មាន​ប្រាជ្ញ​ខ្ពស់​ជិត​នឹង​បាន​លុះ​សោតាបត្តិ​មគ្គ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៦៨</text:p>
          </table:table-cell>
          <table:table-cell table:style-name="តារាង1.A2" office:value-type="string">
            <text:p text:style-name="P13">គោត្រភូញាណ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ោត្រភូជ្ញាន) ប្រាជ្ញា​ជាន់​ខ្ពស់ ដែល​ជិត​នឹង​បាន​សម្រេច​សោតាបត្តិ​មគ្គ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៦៩</text:p>
          </table:table-cell>
          <table:table-cell table:style-name="តារាង1.A2" office:value-type="string">
            <text:p text:style-name="P13">គោត្រភូសង្ឃ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ង្ឃ​ត​វង្ស​ត្រកូល​គឺ​ពួក​អ្នក​បួស​ក្នុង​ព្រះ​ពុទ្ធ​សាសនា ដែល​ប្រព្រឹត្ត​ឃ្លៀងឃ្លាត​ចាក​ធម៌​វិន័យ​ស្ទើរ​តែ​នឹង​ទាំងអស់ គ្រាន់​តែ​មាន​ភេទ​ជា​អ្នក​បួស​ដោយ​ឥត​មាន​ក្លែងក្លាយ ឬ រង្កៀស​សង្ស័យ​ឡើយ​ប៉ុណ្ណោះ​ឯង, ដោយ​ហោច​ទៅ សូម្បី​នៅ​ត្រឹម​តែ​យក​​សំពត់​ជ្រលក់​ពណ៌​អម្ចត់​មក​ចង​នឹង​ក​ខ្លះ សៀត​នឹង​ត្រចៀក​ខ្លះ​ ប៉ុណ្ណោះ ដោយ​មាន​ការ​ប្ដេជ្ញា​សម្គាល់​ខ្លួន​ថា​ជា​អ្នក​បួស​ដោយ​ពិត​ឥត​មាន​សង្ស័យ ព្រោះ​បាន​ទទួល​ផ្នួស​អំពី​គ្រូ​អាចារ្យ​មក, យ៉ាង​នេះ​ហៅ​ថា គោត្រភូសង្ឃ; លុះ​ចំណេរ​កាល​យូរ​អង្វែង​ឆ្ងាយ​ៗ​ទៅ ក្នុង​អនាគត​ខាង​មុខ សង្ឃ​ពួក​នេះ​នឹង​កើត​មាន​ជា​ប្រាកដ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៧០</text:p>
          </table:table-cell>
          <table:table-cell table:style-name="តារាង1.A2" office:value-type="string">
            <text:p text:style-name="P13">គោទាវរ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ទាវៈរី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្ទឹង​ធំ​មួយ​ក្នុង​ប្រទេស​ឥណ្ឌា ប៉ែក​ខាង​ទក្ខិណាបថ (ឌេក្ខ័ណ) ។ ពាក្យ​សម្រាប់​ប្រើ​ក្នុង​រឿងរ៉ាវ​ខាង​ព្រះ​ពុទ្ធ​សាស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៧១</text:p>
          </table:table-cell>
          <table:table-cell table:style-name="តារាង1.A2" office:value-type="string">
            <text:p text:style-name="P13">គោធិ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ទន្សង, ត្រកួត (ពាក្យ​នេះ មាន​ប្រើ​តែ​ក្នុង​សាស្ត្រា​ប្រែរយ និង​សាស្ត្រា​ល្បែង​ពាក្យ​កាព្យ​បុរាណ​ខ្លះ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៧២</text:p>
          </table:table-cell>
          <table:table-cell table:style-name="តារាង1.A2" office:value-type="string">
            <text:p text:style-name="P13">គោ​ប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ោ + បា) គោ​ដែល​គេ​មិន​ក្រៀវ​ទុក​ធ្វើ​បា, គោ​ដែល​ជា​បា​ឈ្នះ​ឈ្នាន​លើ​ហ្វូង (ម. ព. បា ផង) ។ រូប​គោ​តូច​ៗ ធ្វើ​ដោយ​សំរិទ្ធិ : គោ​បាស្នា​តែ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៧៣</text:p>
          </table:table-cell>
          <table:table-cell table:style-name="តារាង1.A2" office:value-type="string">
            <text:p text:style-name="P13">គោ​បា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្នក​ចិញ្ចឹម​គោ, អ្នក​រក្សា​គោ, អ្នក​ឃ្វាល​គោ, គង្វាល​គោ : ផ្ទះ​គោ​បាល ។ មនុស្ស​គោ​បាល គឺ​មនុស្ស​ចេះ​ច្បាប់ ប៉ុន្ដែ​មិន​កាន់​ច្បាប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៧៤</text:p>
          </table:table-cell>
          <table:table-cell table:style-name="តារាង1.A2" office:value-type="string">
            <text:p text:style-name="P13">គោ​ព្រៃ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ោ​ដែល​មាន​ពូជ​កើត​ក្នុង​ព្រៃ រស់​នៅ​ក្នុង​ព្រៃ (មាន​តែ​ក្នុង​<text:span text:style-name="T2">ខែត្រ</text:span>​កំពង់ធំ), ជា​គោ​មាន​មាឌ​ធំ​ៗ, ស្នែង​មាន​រំពត់​រមួល, សម្បុរ​ខ្លួន​ខ្មៅ​រលើប, មាន​ពពាល​ស​ត្រង់​ក​ជើង​ទាំង ៤ (ហៅ​ថា ចាំង​ជើង) --ក្នុង​សម័យ​បុរាណ​ព្រេងនាយ, គេ​ទាក់​យក​កូន​ឈ្មោល​ស្ទាវ​ៗ​មក​ផ្សាំង លុះ​វា​ធំ​ឡើង គេ​ទុក​វា​ជា បា​ក្រោល, កូន​កាត់​ពី​បា​នោះ បើ​ឈ្មោល​មាន​មាឌ​ធំ​ៗ ស្រដៀង​នឹង​បា​វា មាន​រំពត់​ស្នែង​ដូច​បា​វា​ដែរ, គេ​ហៅ​ថា គោ​ខ្មែរ , កូន​គោ​ខ្មែរ​នេះ គេ​ហៅ គោ​ល្បាយ, លុះ​ត​ពូជ​រៀង​ចុះ​មក​គេ​ក៏​នៅ​តែ​ហៅ​គោ​ទាំង​នោះ​ថា​ គោ​ខ្មែរ​ៗ ជាប់​រហូត​មក, គោ​ពូជ​ផ្សេង​អំពី​ពូជ​គោ​ខ្មែរ​នោះ ដោយ​ហេតុ​គេ​នាំ​យក​ពី​ប្រទេស​សៀម​មក, ហៅ​ថា គោ​សៀម, ប៉ុន្ដែ​ក្នុង​សម័យ​បច្ចុប្បន្ន​នេះ ឈ្មោះ​ទាំង​នោះ​ក៏​រលុប​បាត់​អស់​ទៅ​ហើយ នៅ​មាន​តែ​ពាក្យ​ថា <text:s/>គោ​ៗ ប៉ុណ្ណោះ​ឯង ។ បា​គោ​ព្រៃ​នោះ​បើ​វា​រោទ៍​រំពង ដែល​ហៅ​ថា សូរ​មួយ​យោ​បំ​គោ​ឧសភ ឮ​ទៅ​ដល់​ទី​ណា មេ​គោ​ទាំងឡាយ​ក្នុង​ទី​នោះ លុះ​សម្រាល​កូន​មក​ កូន​នោះ​ក៏​កាត់​បាន​មក​បា​ឧសភ​នោះ​ដែរ ។ ក្នុង​រជ្ជកាល​ព្រេង​នាយ ត្រូវ <text:s/>ឧកញ៉ា​ពហុលទេព <text:s/>(ចៅហ្វាយ​ត្រួតត្រា​ខាង​គោ) ហូត​យក​គោ​កូន​កាត់ ក្នុង​មួយ​ក្រោល ត្រូវ​ហូត​យក​មួយ​មក​បញ្ចូល​ជា គោ​ព្រះ​រាជ​ទ្រព្យ ហៅ​ថា ហូត​ភ្នែក​បា ម្ចាស់​ក្រោល​ត្រូវ​តែ​យល់​ព្រម​ឲ្យ​ដក​ហូត ព្រោះ​ជា​ការ​ចាំបាច់​តាម​មាត្រា​ច្បាប់ ក្រម​ពហុល​ទេព...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៧៥</text:p>
          </table:table-cell>
          <table:table-cell table:style-name="តារាង1.A2" office:value-type="string">
            <text:p text:style-name="P13">គោ​ព្រោ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ព. បុ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ោ​ស្ទាវ : ឲ្យ​គោ​ព្រោះ​មួយ​រយ, ឲ្យ​គោ​ឆ្មាត់​មួយ​រយ ... (ម. ទាន​កណ្ឌ និង កណ្ឌ​មហា​រាជបព្វៈ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៧៦</text:p>
          </table:table-cell>
          <table:table-cell table:style-name="តារាង1.A2" office:value-type="string">
            <text:p text:style-name="P13">គោម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ទីប​មាន​ឡត, មាន​ប្រឆេះ, មាន​លំផូង; មាន​ច្រើន​បែប ច្រើន​យ៉ាង រូបរាង​សណ្ឋាន​ផ្សេង​ៗ​គ្នា, សម្រាប់​ប្រើ​កាន់ លើក​ដាក់​បាន ហៅ​ថា គោម​ដៃ ; សម្រាប់​ព្យួរ ហៅ​ថា គោម​ព្យួរ 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្រឡា​បួន​ជ្រុង ឬ ក្រឡា​មាន​សណ្ឋាន​ផ្សេង​ៗ ដែល​មាន​នៅ​សំពត់ ឬ​នៅ​ខ្លួន​សត្វ​មាន​ពស់​ថ្លាន់​ជាដើម <text:s/>ឬ​កឡា​ឥដ្ឋ​ពណ៌​ជា​ដើម : គោម​ហូល, គោម​ពស់​ថ្លាន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៣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ចាន​មួយ​យ៉ាង​រាង​ក្រឡូម ធំ​ជាង​ចាន​សម្ល : ចាន​គោម, សម្ល​មួយ​គោ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៧៧</text:p>
          </table:table-cell>
          <table:table-cell table:style-name="តារាង1.A2" office:value-type="string">
            <text:p text:style-name="P13">គោម​ហោ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ោម​ធ្វើ​ដោយ​ក្រដាស​ស្ដើង មាន​សណ្ឋាន​ស្រដៀង​នឹង​ជាល​អម្រែក សម្រាប់​អុជ​បង្ហោះ​ទៅ ឯ​អាកា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៧៨</text:p>
          </table:table-cell>
          <table:table-cell table:style-name="តារាង1.A2" office:value-type="string">
            <text:p text:style-name="P13">គោម៉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ល្អិត​ពួក​ស្រគោម​តែ​ធំ​ទ្រើស​ជាង​ស្រគោម មាន​ជើង​វែង​ៗ សម្បុរ​ក្រហម​ពព្រុស​ខ្លះ ខ្មៅ​ពព្រុស​ខ្លះ មាន​ពុក​មាត់​សណ្ឋាន​ស្នែង ។</text:p>
          </table:table-cell>
          <table:table-cell table:style-name="តារាង1.D2" office:value-type="string">
            <text:p text:style-name="P9">គោ​ហ្ម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៧៩</text:p>
          </table:table-cell>
          <table:table-cell table:style-name="តារាង1.A2" office:value-type="string">
            <text:p text:style-name="P13">គោ​ម័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ោមយ) “អាចម៍​គោ”) បាយ​អ​អាចម៍​គោ​ស្រស់ លាយ​ដី​ដំបូក​និង​ចំបើង​បូក​ជញ្ជាំង​ប្រដឹស, ច្រើន​មាន​ប្រើ​តែ​ពី​ក្នុង​សម័យ​បុរាណ ហៅ​ថា បាយ​អ​គោ​ម័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៨០</text:p>
          </table:table-cell>
          <table:table-cell table:style-name="តារាង1.A2" office:value-type="string">
            <text:p text:style-name="P13">គោមូត្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ោមុត្ត “ទឹក​នោម​គោ”) ឈ្មោះ​គ្រឿង​វណ្ណយុត្តិ​មួយ​យ៉ាង មាន​សណ្ឋាន​ស្រដៀង​នឹង​កង្កាញ់​ទឹក​នោម​គោ (៚) សម្រាប់​ប្រើ​សរសេរ ដាក់​ត្រង់​កន្លែង​បញ្ចប់​សេចក្ដី ដែល​ចប់​អស់​ហើយ​ត្រឹម​ប៉ុណ្ណោះ, ច្រើន​ប្រើ​ក្នុង​ទី​ចប់​ស្រេច​នៃ​កាព្យ ។ គ្រឿង​វណ្ណយុត្តិ​នេះ អ្នក​លង្កា​ទ្វីប ប្រើ​ដាក់​ត្រង់​ទី​ចប់​នៃ​គាថា​បាលី​មួយ​ៗ សម្គាល់​ជា​ខ្យល់​សំឡេង​រន​រន្ថាន់​ដូច​កង្កាញ់​រលក តាម​ទំនង​បទ​ សរភញ្ញ <text:s/>ម្យ៉ាង​ដែល​ហៅ​ថា <text:s/>តរង្គៈ ; ប្រហែល​ជា​ពួក​បុព្វ​បុរស​របស់​យើង​ពី​ដើម​ប្រើ​បែប​នេះ​តាម​លង្កា​ទ្វីប សម្រាប់​ដាក់​ចំពោះ​តែ​ត្រង់​កន្លែង​បញ្ចប់​ពាក្យ​កាព្យ​ឃ្លោង ជា​គ្រឿង​សម្គាល់​សំឡេង​រន​ទេ​ដឹង ? លុះ​យូរ​ៗ​ត​មក ទោះ​បី​ពាក្យ​រាយ ក៏​ប្រើ​វណ្ណយុត្តិ​នេះ​ដែរ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៨១</text:p>
          </table:table-cell>
          <table:table-cell table:style-name="តារាង1.A2" office:value-type="string">
            <text:p text:style-name="P13">គោមួ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តូច​មួយ​ប្រភេទ សម្រាប់​ប្រើ​ជា​ថ្នាំ​រំងាប់​រោគ : ដើម​គោ​មួ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៨២</text:p>
          </table:table-cell>
          <table:table-cell table:style-name="តារាង1.A2" office:value-type="string">
            <text:p text:style-name="P13">គោរក្ខកម្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រ៉ាក់-ខៈ-ក័ម</text:p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ោរក្សករ្មន៑) ការក្សា​គោ, របរ​ចិញ្ចឹម​គោ : គួរ​រក​ស៊ី​ចិញ្ចឹម​ជីវិត​ដោយ​សម្មាអាជីវោ មាន​កសិកម្ម និង​គោរក្ខកម្ម​ជា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៨៣</text:p>
          </table:table-cell>
          <table:table-cell table:style-name="តារាង1.A2" office:value-type="string">
            <text:p text:style-name="P13">គោរក្ខ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ោរក្ស, គោរក្សា) ការ​រក្សា​គោ, ការ​ថែ​គោ, របរ​ចញ្ចឹម​គ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៨៤</text:p>
          </table:table-cell>
          <table:table-cell table:style-name="តារាង1.A2" office:value-type="string">
            <text:p text:style-name="P13">គោរព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រប់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ៅរវ; គារវ) សេចក្ដី​លំអុត, លំអុតលំឱន, ឱន​លំទោន, ដំណើរ​ប្រតិបត្តិ​តាម​សេចក្ដី​កោត​ក្រែង, ដំណើរ​យក​ចិត្ត​ទុក​ដាក់ ។ ប្រើ​ក្លាយ​មក​ជា កិ. : កូន​ត្រូវ​គោរព​មាតា​បិតា, សិស្ស​ត្រូវ​គោរព​គ្រូ, អ្នក​បួស​ត្រូវ​គោរព​សិក្ខាបទ, ប្រជាជន​ត្រូវ​គោរព​ព្រះ​មហា​ក្សត្រ, ជនានុជន​ត្រូវ​គោរព​ច្បាប់, ពុទ្ធ​សាសនិកជន​ត្រូវ​គោរព​ព្រះ​ពុទ្ធ​សាស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៨៥</text:p>
          </table:table-cell>
          <table:table-cell table:style-name="តារាង1.A2" office:value-type="string">
            <text:p text:style-name="P13">គោរ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រំ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គុ. ឬ ន.</text:p>
          </table:table-cell>
          <table:table-cell table:style-name="តារាង1.D2" office:value-type="string">
            <text:p text:style-name="P10">(គោ <text:s/>“វាចា, សំដី, សូរ​សព្ទ” + រម, រម្យ, “ដែល​គួរ​រីករាយ, គួរ​ឲ្យ​ស្រើប​ស្រាល, ឲ្យ​ស្រណោះ”) ដែល​មាន​សូរ​សព្ទ​រងំ, ត្រូវ​ចួន, ត្រូវ​ចង្វាក់ ត្រូវ​បែប​បទ គួរ​ឲ្យ​រីករាយ, គួរ​ចាប់​ចិត្ត​ស្រើប​ស្រាល, ស្រណោះ : ភ្លេង​នេះ គោរម​ណាស់, ចម្រៀង​នុ៎ះ​គោរម្យ៍​ណាស់ ។</text:p>
          </table:table-cell>
          <table:table-cell table:style-name="តារាង1.D2" office:value-type="string">
            <text:p text:style-name="P9">គោរម្យ៍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៨៦</text:p>
          </table:table-cell>
          <table:table-cell table:style-name="តារាង1.A2" office:value-type="string">
            <text:p text:style-name="P13">គោរមងា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រំងា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បៀប​ពាក្យ​​ដ៏​ឧត្តម បន្ថែម​ត​ពី​ងារ​ទៅ​ទៀត ជា​ពាក្យ​សរសើរ​ងារ, សម្រាប់​ប្រើ​សរសេរ​ចំពោះ​តែ​ការ​ចេញ​សំបុត្រ​ដីកា​ធំ​ៗ ។</text:p>
          </table:table-cell>
          <table:table-cell table:style-name="តារាង1.D2" office:value-type="string">
            <text:p text:style-name="P9">គោរម្យ៍ងារ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៨៧</text:p>
          </table:table-cell>
          <table:table-cell table:style-name="តារាង1.A2" office:value-type="string">
            <text:p text:style-name="P13">គោរ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រស់</text:p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ស​កើត​អំពី​គោ គឺ​រស​នៃ​ទឹក​ដោះ​គោ; ក្នុង​សម័យ​ពី​ដើម​សំដៅ​យក​តែ ៥ យ៉ាង​គឺ ទឹក​ដោះ​ស្រស់, ទឹក​ដោះ​ថ្លា, ទឹក​ដោះ​ខាប់, ទឹក​ដោះ​ជូរ, ទឹក​ដោះ​ជូរ​ឡើង​ពពុះ ទាំង ៥ នេះ​ហៅ​ថា បញ្ច​គោ​រ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៨៨</text:p>
          </table:table-cell>
          <table:table-cell table:style-name="តារាង1.A2" office:value-type="string">
            <text:p text:style-name="P13">គោរា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ោ-រាត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វារិជ​ជាតិ​ពួក​ក្អាត់ តែ​មាន​សំឡេង​ឮ​ធំ​ស្អា​រំពង​ខ្ទ័រ​ត្រចៀក យំ​តែ​ក្នុង​វេលា​យប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៨៩</text:p>
          </table:table-cell>
          <table:table-cell table:style-name="តារាង1.A2" office:value-type="string">
            <text:p text:style-name="P13">គោ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ោល ឬ គោលក <text:s/>“ដុំ, ដុំ​មូល, មណ្ឌល; កូន​គ្លី ...”) ដុំ​ថ្ម, ដុំ​ដែក, ដុំ ឬ កំណាត់​ឈើ, ឬ​ក៏​ដុំ​ផ្ទាំង​ដែល​រៀប​ឥដ្ឋ ទោះ​មាន​ចារឹក​អក្សរ​ក្ដី មិន​មាន​អក្សរ​ក្ដី ដែល​គេ​ជីក​ដាំ ឬ បោះ​ទុក​ជា​គ្រឿង​សំគាល់​ឲ្យ​ដឹង​ព្រំ​ប្រទល់​ជាដើម : បោះ​គោល, គោល​វត្ត, គោល​ចម្ការ, គោល​ខេត្ត, គោល​ព្រំ​ប្រទល់​ដែន ។ រូប​ពាក្យ, រូប​សេចក្ដី; ច្បាប់, មាត្រា, មាតិកា; ភ័ស្ដុតាង, សំអាង, សាក្សី : គោល​ពាក្យ, គោល​សេចក្ដី, និយាយ​ឲ្យ​មាន​គោល ។ វាយ​កូន​គោល (ម. ព. កូន​គោល; <text:s/>ម. ព. គុលិកា និង គុលី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៩០</text:p>
          </table:table-cell>
          <table:table-cell table:style-name="តារាង1.A2" office:value-type="string">
            <text:p text:style-name="P13">គោ​ល្បា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ើល​ក្នុង​ពាក្យ គោ​ព្រៃ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៩១</text:p>
          </table:table-cell>
          <table:table-cell table:style-name="តារាង1.A2" office:value-type="string">
            <text:p text:style-name="P13">គោ​វត្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វ័ត ឬ វ័ត-តៈ</text:p>
          </table:table-cell>
          <table:table-cell table:style-name="តារាង1.D2" office:value-type="string">
            <text:p text:style-name="P16">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វត្ត​របស់​គោ, ការ​ប្រព្រឹត្ត​ដូច​ជា​គោ (សេចក្ដី​ប្រតិបត្តិ​របស់​ជន​ពួក​ខ្លះ នៅ​ប្រទេស​ឥណ្ឌា​សម័យ​បុរាណ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៩២</text:p>
          </table:table-cell>
          <table:table-cell table:style-name="តារាង1.A2" office:value-type="string">
            <text:p text:style-name="P13">គោ​សៀ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ើល​ក្នុង​ពាក្យ <text:s/>គោ​ព្រៃ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៩៣</text:p>
          </table:table-cell>
          <table:table-cell table:style-name="តារាង1.A2" office:value-type="string">
            <text:p text:style-name="P13">គោ​ហ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ផ្កា​ភ្លើង​ធ្វើ​ពី​ម្សេវ សម្រាប់​អុជ​បូជា​ក្នុង​ការ​ធ្វើ​បុណ្យ (ពួក​កាំជ្រួច​រន្ទា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៩៤</text:p>
          </table:table-cell>
          <table:table-cell table:style-name="តារាង1.A2" office:value-type="string">
            <text:p text:style-name="P13">គោហ្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. ព. គោម៉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៩៥</text:p>
          </table:table-cell>
          <table:table-cell table:style-name="តារាង1.A2" office:value-type="string">
            <text:p text:style-name="P13">គោ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វាយ​បន្ថើរ​ៗ : គោះ​គង, គោះ​កន្ទេ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៩៦</text:p>
          </table:table-cell>
          <table:table-cell table:style-name="តារាង1.A2" office:value-type="string">
            <text:p text:style-name="P13">គោះ​ពព្លា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ល្បែង​ក្មេង​លេង​អង្គុយ​ពែន​ភ្នែន​យក​ដៃ​ទះ​ភ្លៅ​គោះ​ចង្កា : លេង​គោះ​ពព្លាក់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៩៧</text:p>
          </table:table-cell>
          <table:table-cell table:style-name="តារាង1.A2" office:value-type="string">
            <text:p text:style-name="P13">គុ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៉ង​ដោយ​អាក្រក់, ប៉ង​ធ្វើ​ការ​បៀតបៀន​គេ, ចង​ចិត្ត​ព្យាបាទ​គេ, ចង​គំនុំ : គុំ​វាយ, គុំ​បម្រុង​នឹង​សងសឹក​វិញ ។ គុំកួន <text:s/>គុំ​យ៉ាង​ខ្ជាប់​ខ្ជួន​មិន​បណ្ដាល​ឲ្យ​ភ្លេច : វា​គុំកួន​យូរ​ហើយ បម្រុង​នឹង​លប​វាយ​មិត្រ​ចាស់​របស់​វ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គុំកួន</text:p>
          </table:table-cell>
        </table:table-row>
        <table:table-row>
          <table:table-cell table:style-name="តារាង1.A2" office:value-type="string">
            <text:p text:style-name="P4">១៨៩៨</text:p>
          </table:table-cell>
          <table:table-cell table:style-name="តារាង1.A2" office:value-type="string">
            <text:p text:style-name="P13">គ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ក់​ទឹក​ត្រាំ​ឲ្យ​របើក​បាយ​ក្ដាំង​ដែល​ជាប់​នៅ​នឹង​បាត​ឆ្នាំង ។ បាយ​ក្ដាំង​ដែល​របើក​មក​នោះ ហៅ​ថា បាយ​គំ <text:s/>ឬ បាយ​គំ​ទឹក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៨៩៩</text:p>
          </table:table-cell>
          <table:table-cell table:style-name="តារាង1.A2" office:value-type="string">
            <text:p text:style-name="P13">គំន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ព. ថ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គង : គំនង​ដៃ, គំនង​ជើ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០០</text:p>
          </table:table-cell>
          <table:table-cell table:style-name="តារាង1.A2" office:value-type="string">
            <text:p text:style-name="P13">គំន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ព. ថ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ជន​គម (ព. ទ្រ. ម.) ចុះ​គំនម​នេះ​មក​ពី​ណ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០១</text:p>
          </table:table-cell>
          <table:table-cell table:style-name="តារាង1.A2" office:value-type="string">
            <text:p text:style-name="P13">គំន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អ្វី​ៗ ដែល​ប្រគរ​លើ​គ្នា ឬ ដែល​គេ​ដាក់​គរ​លើ​គ្នា : គំនរ​ចំបើង, គំនរ​សំរាម, គំនរ​ឧ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០២</text:p>
          </table:table-cell>
          <table:table-cell table:style-name="តារាង1.A2" office:value-type="string">
            <text:p text:style-name="P13">គំនា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<text:s/>ព. ថ. 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ជន​គាក់ (ព. ទ្រ. ម) : គំនម​និង​គំនាក់​កំពុង​ទាក់ទង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០៣</text:p>
          </table:table-cell>
          <table:table-cell table:style-name="តារាង1.A2" office:value-type="string">
            <text:p text:style-name="P13">គំនា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ម្លៀក​ដែល​គេ​គាត : អ្នក​ឡើង​ត្នោត​អង្គុយ​ស៊ី​បាយ​ថ្ងៃ​ទាំង​គំនា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០៤</text:p>
          </table:table-cell>
          <table:table-cell table:style-name="តារាង1.A2" office:value-type="string">
            <text:p text:style-name="P13">គំនា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សម្រាប់​គាប, ឃ្នាប : គំនាប​ត្នោត​មាន ២ ប្រភេទ​គឺ <text:s/>គំនាប​ត្នោត​ឈ្មោល មាន​សណ្ឋាន​ធំ​សំប៉ែត​ខាង​ពោះ, គំនាប​ត្នោត​ញី មាន​សណ្ឋាន​មូល​តូច ព្រោះ​អ្នក​ធ្វើ​ត្នោត គេ​លៃ​តាម​ទំហំ​ផ្កា​ត្នោត​ឈ្មោល​ញី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០៥</text:p>
          </table:table-cell>
          <table:table-cell table:style-name="តារាង1.A2" office:value-type="string">
            <text:p text:style-name="P13">គំនាប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គោរព​ឲ្យ​មាន​សេចក្ដី​គាប់​ចិត្ត, ឲ្យ​មាន​ការ​គួរ​គាប់ : ឈរ​គំនាប់​ត្រង់​ខ្លួន, លើក​ដៃ​គំនាប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០៦</text:p>
          </table:table-cell>
          <table:table-cell table:style-name="តារាង1.A2" office:value-type="string">
            <text:p text:style-name="P13">គំនាល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ទី​គាល់, ទី​សម្រាប់​គាល់ (រ. ស.) : ទី​នេះ​ជា​គំនាល់; ប្រើ​ជា​ ក្រឡា​គំនាល់ <text:s/>ឬ ក្រឡា​ព្រះ​គំនាល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០៧</text:p>
          </table:table-cell>
          <table:table-cell table:style-name="តារាង1.A2" office:value-type="string">
            <text:p text:style-name="P13">គំនាស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គាស់; ស្នាម ឬ កន្លែង​ដែល​គាស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០៨</text:p>
          </table:table-cell>
          <table:table-cell table:style-name="តារាង1.A2" office:value-type="string">
            <text:p text:style-name="P13">គំនិ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គិត, យោបល់ : គំនិត​ល្អ, គំនិត​អាក្រក់, គំនិត​ស្តាំ, គំនិត​ឆ្វេង​ ។ ទាល់​គំនិត <text:s/>គឺ​ទាល់​ផ្លូវ​គិត, អស់​ផ្លូវ​គិត ។ ព. ទ. បុ. ប្រាំ​បួន​ទាល់ ដប់​ទាល់ កុំ​ឲ្យ​តែ​ទាល់​គំនិ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០៩</text:p>
          </table:table-cell>
          <table:table-cell table:style-name="តារាង1.A2" office:value-type="string">
            <text:p text:style-name="P13">គំនូ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ូប​ភាព, ក្បាច់​រចនា, ក្បូរ​ក្បាច់​រំលេច... ដែល​កើត​មាន​ឡើង​ដោយ​គូរ : គំនូរ​រឿង​វេស្សន្ដរ​ជាត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១០</text:p>
          </table:table-cell>
          <table:table-cell table:style-name="តារាង1.A2" office:value-type="string">
            <text:p text:style-name="P13">គំនូ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្នាម​គូស : ធ្វើ​តាម​គំនូស​ស្រាប់ ។ ស្នាម​ចិត្ត​ដែល​ដិត​ជាប់​មក​ពី​នាយ, វាសនា​ដើម : ស្រេច​នឹង​គំនូស​រាល់​រូប; ស្រេច​នឹង​គំនូស​មក​ពី​ព្រេង​នា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១១</text:p>
          </table:table-cell>
          <table:table-cell table:style-name="តារាង1.A2" office:value-type="string">
            <text:p text:style-name="P13">គំនួ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គួប, អ្វី​ៗ ដែល​គួប​គ្នា : គំនួប​អំបោះ និង​សូត្រ គឺ​សរសៃ​អំបោះ​និង​សរសៃ​សូត្រ​ដែល​គេ​ផ្គួប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១២</text:p>
          </table:table-cell>
          <table:table-cell table:style-name="តារាង1.A2" office:value-type="string">
            <text:p text:style-name="P13">គំនួ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សំដែង​សេចក្ដី​គួរ​សម : គំនាប់​គំនួរ <text:s/>គឺ​គំនាប់​យក​តែ​គួរ​ ដោយ​អាការ​តោះតើយ​យ៉ាង​ស្បើយ សោះ​តែ​គេ​ថ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គំនាប់គំនួរ</text:p>
          </table:table-cell>
        </table:table-row>
        <table:table-row>
          <table:table-cell table:style-name="តារាង1.A2" office:value-type="string">
            <text:p text:style-name="P4">១៩១៣</text:p>
          </table:table-cell>
          <table:table-cell table:style-name="តារាង1.A2" office:value-type="string">
            <text:p text:style-name="P13">គំនោ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ព. ថ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គោះ, សូរ​ដែល​គោះ : ឮ​គំនោះ​គង, គំនោះ​ទ្វា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១៤</text:p>
          </table:table-cell>
          <table:table-cell table:style-name="តារាង1.A2" office:value-type="string">
            <text:p text:style-name="P13">គំនុ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គុំ, ចំណង​ចិត្ត​គុំ : គំនុំ​ជា​ប្រភព​នៃ​ចំណង​ពៀរ; ការ​ចង​គំនុំ​នាំ​ឲ្យ​ចិត្ត​ស្កៀប​រមាស់​ស្អុះស្អាប់ ស្ទើរ​តែ​រាល់​ពេ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១៥</text:p>
          </table:table-cell>
          <table:table-cell table:style-name="តារាង1.A2" office:value-type="string">
            <text:p text:style-name="P13">គំរង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សំអុយ, អ្វី​ៗ​ដែល​ស្អុយ, អសោចិ៍, គួរ​ខ្ពើម ដែល​ជា​សាក ជា​សព : គំរង់​ឆ្កែ​ងាប់ ។ ព. ប្រ. មនុស្ស​ទ្រុស្ដ​សីល, ទ្រុស្ត​ច្បាប់, ទ្រុស្ត​ជាតិ, ទ្រុស្ត​សាសនា, ទ្រុស្ត​ប្រទេស, ទ្រុស្ត​មិត្រ (មិត្ត​ទ្រុស្ត) ក៏​ហៅ​ថា គំរង់ <text:s/>បាន​ដែ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១៦</text:p>
          </table:table-cell>
          <table:table-cell table:style-name="តារាង1.A2" office:value-type="string">
            <text:p text:style-name="P13">គំរ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 ឬ គុ.</text:p>
          </table:table-cell>
          <table:table-cell table:style-name="តារាង1.D2" office:value-type="string">
            <text:p text:style-name="P10">របស់​ដែល​ធ្វើ​មិន​ទាន់​ស្រេច មិន​ទាន់​ស្អាត, មិន​ទាន់​សម្រាំង, ដែល​មាន​រាង​រល, ដែល​កន្ទ្រល : ទូក​គំរល, វត្ថុ​នេះ​នៅ​ទាំង​គំរល ។ មនុស្ស​ដែល​និយាយ​ឥត​សម​ឥត​គួរ ឬ ដែល​មាន​អាការ​ច្រឡោះបោះ គេ​ហៅ​ថា មនុស្ស​គំរ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១៧</text:p>
          </table:table-cell>
          <table:table-cell table:style-name="តារាង1.A2" office:value-type="string">
            <text:p text:style-name="P13">គំរា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ំហែង : គំរាម​ឲ្យ​ខ្លាច ។ គុ. ឬ កិ. វិ. ដែល​កំហែង​ឲ្យ​ខ្លាច : សំដី​គំរាម; និយាយ​គំរាម, ស្រែក​សន្ធាប់​គំរា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១៨</text:p>
          </table:table-cell>
          <table:table-cell table:style-name="តារាង1.A2" office:value-type="string">
            <text:p text:style-name="P13">គំរឹ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ឬ ន.</text:p>
          </table:table-cell>
          <table:table-cell table:style-name="តារាង1.D2" office:value-type="string">
            <text:p text:style-name="P10">ដែល​រឹល : កាំបិត​គំរឹល កាំបិត​ដែល​មាន​មុខ​រឹល​កាប់​មិន​មុត ។ មនុស្ស​គំរឹល <text:s/>មនុស្ស​មាន​គំនិត​រឹល (ព. ទ្រ. ម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១៩</text:p>
          </table:table-cell>
          <table:table-cell table:style-name="តារាង1.A2" office:value-type="string">
            <text:p text:style-name="P13">គំរូ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ែប, សំណាក, តួយ៉ាង, ផែនទី : គំរូ​ស្ពាន​បេតុង, គំរូ​ផ្ទះ​ឈើ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២០</text:p>
          </table:table-cell>
          <table:table-cell table:style-name="តារាង1.A2" office:value-type="string">
            <text:p text:style-name="P13">គំរើ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10">ពាក្យ​សម្រាប់​និយាយ​ផ្សំ​ជា​មួយ​នឹង​ពាក្យ គំរោះ ថា <text:s/>គំរោះ​គំរើយ ឬ គំរោះ​គំរើល គឺ​គំរោះ​ខ្លាំង, គំរោះ​ឥត​យល់​មុខ ។</text:p>
          </table:table-cell>
          <table:table-cell table:style-name="តារាង1.D2" office:value-type="string">
            <text:p text:style-name="P9">គំរើល</text:p>
          </table:table-cell>
          <table:table-cell table:style-name="តារាង1.I2" office:value-type="string">
            <text:p text:style-name="P10">គំរោះគំរើយ <text:s/></text:p>
            <text:p text:style-name="P10">គំរោះគំរើល</text:p>
          </table:table-cell>
        </table:table-row>
        <table:table-row>
          <table:table-cell table:style-name="តារាង1.A2" office:value-type="string">
            <text:p text:style-name="P4">១៩២១</text:p>
          </table:table-cell>
          <table:table-cell table:style-name="តារាង1.A2" office:value-type="string">
            <text:p text:style-name="P13">គំរេ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ឬ ន.</text:p>
          </table:table-cell>
          <table:table-cell table:style-name="តារាង1.D2" office:value-type="string">
            <text:p text:style-name="P10">ដែល​រេច, របស់​រេច : របស់​គំរេច គឺ​របស់​គេ​ប្រើ​រេច​អស់​ទៅ​ហើ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២២</text:p>
          </table:table-cell>
          <table:table-cell table:style-name="តារាង1.A2" office:value-type="string">
            <text:p text:style-name="P13">គំរោ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អសុរោះ; ទ្រគោះ​ឥត​គួរ​ឥត​សម, បោះ​បោក, កញ្ជ្រោល​បោក​បាច : សំដី​គំរោះ; ស្ដី​គំរោះ... (ម. ព. គំរើយ ឬ គំរើល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២៣</text:p>
          </table:table-cell>
          <table:table-cell table:style-name="តារាង1.A2" office:value-type="string">
            <text:p text:style-name="P13">គំហ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ំហ៊ក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ស្រែក​សង្ឃក​ដាក់ : គាត់​គំហ៊ក​ដាក់​ខ្ញុំ​ថា ឆ្កួត ! អា​ចម្កួត !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២៤</text:p>
          </table:table-cell>
          <table:table-cell table:style-name="តារាង1.A2" office:value-type="string">
            <text:p text:style-name="P13">គំហាត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ំហ៊ាត់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រ​ឃាត់, សំដី​ឃាត់ : សំបុត្រ​នេះ ជា​គំហាត់​មិន​ឲ្យ​ធ្វើ 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២៥</text:p>
          </table:table-cell>
          <table:table-cell table:style-name="តារាង1.A2" office:value-type="string">
            <text:p text:style-name="P13">គំហឹ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ំហ៊ឹន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​គំហក : កំហក​កំហឹន គំហក​ខ្លាំង​ទទឹង​ទទែ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២៦</text:p>
          </table:table-cell>
          <table:table-cell table:style-name="តារាង1.A2" office:value-type="string">
            <text:p text:style-name="P13">គំហុ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ំហ៊ុក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សង្ខុញ, បញ្ជ្រុល, ជម្រុល, បង្ខំ : បំបោល​គោ​គំហុក​ឲ្យ​ចុះ​ច្រាំង​ស្ទឹ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២៧</text:p>
          </table:table-cell>
          <table:table-cell table:style-name="តារាង1.A2" office:value-type="string">
            <text:p text:style-name="P13">គំហែ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ំហ៊ែត</text:p>
          </table:table-cell>
          <table:table-cell table:style-name="តារាង1.D2" office:value-type="string">
            <text:p text:style-name="P16">ព. ថ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ភាព​ឃែត : ទៅ​រក​ឧស​ទាល់​ល្ងាច ឥត​បាន​ឧស​មួយ​ដុំ ត្រឡប់​មក​ផ្ទះ​វិញ​ទាំង​គំហែ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២៨</text:p>
          </table:table-cell>
          <table:table-cell table:style-name="តារាង1.A2" office:value-type="string">
            <text:p text:style-name="P13">គា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ទល់​ទ្រ, ទប់ទល់ : យក​បង់​បាញ់​ទល់​គាំ កុំ​ឲ្យ​ផ្ទះ​ទ្រេ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២៩</text:p>
          </table:table-cell>
          <table:table-cell table:style-name="តារាង1.A2" office:value-type="string">
            <text:p text:style-name="P13">គាំ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គាក់, អាក់, ងាស់​ប្រព្រឹត្ត​ទៅ​ពុំ​បាន : គ្រឿង​ម៉ាស៊ីន​គាំង​មិន​ដើរ, នាឡិកា​គាំង​មិន​ដើរ ។ កិ. វិ. : យំ​គាំង, សើច​គាំង, គឺ​យំ, សើច​ខ្លាំង​លង់​បាត់​សូរ ។ គុ. រឹង​គាំង គឺ​រឹង​ក្រទាំ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៣០</text:p>
          </table:table-cell>
          <table:table-cell table:style-name="តារាង1.A2" office:value-type="string">
            <text:p text:style-name="P13">គាំពា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អបអង, ជួយ, ទំនុក​បម្រុង : ឯង​កុំ​ចោល​វា គួរ​ជួយ​គាំពារ​គ្នា​ផង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៣១</text:p>
          </table:table-cell>
          <table:table-cell table:style-name="តារាង1.A2" office:value-type="string">
            <text:p text:style-name="P13">គ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(គហ; គ្រហ = គ្រះ “ចាប់, ភាន់, ទទួល, យក”) ទាត់​ផាត់​ចេញ​ទៅ​ខាង​ដោយ​ដៃ ឬ ដោយ​ជើង : យក​ដៃ​គះ​ស្ទើរ​តែ​មិន​ឈ្នះ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៣២</text:p>
          </table:table-cell>
          <table:table-cell table:style-name="តារាង1.A2" office:value-type="string">
            <text:p text:style-name="P13">គះគ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ារពារ, រារាំង ដោយ​ដៃ ឬ​ដោយ​កំណាត់​ឈើ, ដំបង​ជាដើម : ជួយ​គះគា, ខ្ញុំ​ខំ​ប្រឹង​គះគា​ទាល់​តែ​ឈ្ន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៣៣</text:p>
          </table:table-cell>
          <table:table-cell table:style-name="តារាង1.A2" office:value-type="string">
            <text:p text:style-name="P13">គ្ន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បុ.</text:p>
          </table:table-cell>
          <table:table-cell table:style-name="តារាង1.D2" office:value-type="string">
            <text:p text:style-name="P10">អញ, គេ, វា, គាត់ : ឲ្យ​គ្នា​ទៅ​ផង <text:s/>គឺ​ថា​ឲ្យ​អញ, គេ, វា, គាត់, ទៅ​ផង ប្រើ​តាម​គួរ​ដល់​សេចក្ដី (ព. ស្ន., ព. ទ្រ.) ។ ន. រូប, ខ្លួន, នាក់ : មាន​គ្នា​ច្រើន, ច្រើន​គ្នា ។ មិត្រ, អ្នក​កំដរ, អ្នក​ជំនួយ : គ្រាន់​បាន​ជា​គ្នា, ឥត​គ្នា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៣៤</text:p>
          </table:table-cell>
          <table:table-cell table:style-name="តារាង1.A2" office:value-type="string">
            <text:p text:style-name="P13">គ្នាន់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ឬ. គុ.</text:p>
          </table:table-cell>
          <table:table-cell table:style-name="តារាង1.D2" office:value-type="string">
            <text:p text:style-name="P10">មាន​ថ្នាំងថ្នាក់​បន្តិច : គ្នាន់​ក្នុង​ចិត្ត, នឹក​ឡើង​គួរ​ឲ្យ​គ្នាន់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20">ពាក្យ​សម្រាប់​និយាយ​ផ្សំ​នឹង​ពាក្យ​គ្នេរ : គ្នេរគ្នាន់ <text:s/>គឺ​គ្នេរ​គិត​លៃ​លក​មើល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20">គ្នេរគ្នាន់ </text:p>
          </table:table-cell>
        </table:table-row>
        <table:table-row>
          <table:table-cell table:style-name="តារាង1.A2" office:value-type="string">
            <text:p text:style-name="P4">១៩៣៥</text:p>
          </table:table-cell>
          <table:table-cell table:style-name="តារាង1.A2" office:value-type="string">
            <text:p text:style-name="P13">គ្ន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10">ពាក្យ​សម្រាប់​និយាយ​ផ្សំ​នឹង​ពាក្យ​គ្នា : គ្នីគ្នា <text:s/>គឺ​គ្នា​តិច​ក្ដី ច្រើន​ក្ដី​ ដែល​មាន​សភាព​មិន​ស្មើ​គ្នា មិន​ដូច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គ្នីគ្នា</text:p>
          </table:table-cell>
        </table:table-row>
        <table:table-row>
          <table:table-cell table:style-name="តារាង1.A2" office:value-type="string">
            <text:p text:style-name="P4">១៩៣៦</text:p>
          </table:table-cell>
          <table:table-cell table:style-name="តារាង1.A2" office:value-type="string">
            <text:p text:style-name="P13">គ្នេ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រិះរេ​មើល, គិត​លៃលក : នឹង​ធ្វើ​ការ​អ្វី​ៗ <text:s/>ត្រូវ​គ្នេរ​មើល​ឲ្យ​ស្រួល​សិន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៣៧</text:p>
          </table:table-cell>
          <table:table-cell table:style-name="តារាង1.A2" office:value-type="string">
            <text:p text:style-name="P13">គ្នេរគ្នាន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រិះរេ​គិត​លៃលក​មើល (ម. ព. គ្នេរ <text:s/>កិ. និង គ្នាន់ ២ ប.) ។</text:p>
          </table:table-cell>
          <table:table-cell table:style-name="តារាង1.D2" office:value-type="string">
            <text:p text:style-name="P9">គ្នាន់គ្នេរ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៣៨</text:p>
          </table:table-cell>
          <table:table-cell table:style-name="តារាង1.A2" office:value-type="string">
            <text:p text:style-name="P13">គ្មា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ពាក្យ​បដិសេធ​ប្រាប់​សេចក្ដី​ថា មិន​មាន, ឥត ។ ពាក្យ​ផ្ទុយ មា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៣៩</text:p>
          </table:table-cell>
          <table:table-cell table:style-name="តារាង1.A2" office:value-type="string">
            <text:p text:style-name="P13">គ្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ផុស, ដែល​ផ្អួរ, ជ្រេញ ដោយ​ស្នួល ឬ​ដោយ​នូវ​ទុំ​ញោស (និយាយ​បាន​តែ​ចំពោះ​ផ្លែ​ឈើ ដែល​មាន​រសជាតិ​ជូរ) : ក្រសាំង​គ្រ, ក្វិដ្ឋ​គ្រ, អម្ពិល​គ្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៤០</text:p>
          </table:table-cell>
          <table:table-cell table:style-name="តារាង1.A2" office:value-type="string">
            <text:p text:style-name="P13">គ្រ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ហ្វូង​សត្វ​មួយ​មេ, ដូច​ពាក្យ​ថា មាន់​បណ្ដើរ​កូន​មួយ​គ្រក ។ កិ. វិ. ច្រើន​គ្នា, ទាំង​ហ្វូង, ទាំង​សណ្ដោង, ទាំង​គ្រួ : នាំ​គ្នា​ទៅ​មួយ​គ្រ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៤១</text:p>
          </table:table-cell>
          <table:table-cell table:style-name="តារាង1.A2" office:value-type="string">
            <text:p text:style-name="P13">គ្រក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ស្លេស្ម​ឡើង​ជាដើម : ស្លេស្ម​វាយ​ឡើង​ឮ​សូរ​គ្រក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៤២</text:p>
          </table:table-cell>
          <table:table-cell table:style-name="តារាង1.A2" office:value-type="string">
            <text:p text:style-name="P13">គ្រក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នំ​មួយ​ប្រភេទ ប្រើ​បរិភោគ​ជ្រលក់​ទឹក​ត្រី : នំ​គ្រ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នំ​គ្រក់ </text:p>
          </table:table-cell>
        </table:table-row>
        <table:table-row>
          <table:table-cell table:style-name="តារាង1.A2" office:value-type="string">
            <text:p text:style-name="P4">១៩៤៣</text:p>
          </table:table-cell>
          <table:table-cell table:style-name="តារាង1.A2" office:value-type="string">
            <text:p text:style-name="P13">គ្រក់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ជក់​ខ្សៀ​គ្រ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៤៤</text:p>
          </table:table-cell>
          <table:table-cell table:style-name="តារាង1.A2" office:value-type="string">
            <text:p text:style-name="P13">គ្រ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ំ​រក្សា, រក្សា​ជា​ជំនួស, <text:s/>: គ្រង​រាជ្យ, គ្រង​ងារ ។ (ស. ស.) ស្លៀក​ដណ្ដប់​ត្រៃ​ចីវរ : លោក​សង្ឃ​គ្រង​ចីវរ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៤៥</text:p>
          </table:table-cell>
          <table:table-cell table:style-name="តារាង1.A2" office:value-type="string">
            <text:p text:style-name="P13">គ្រង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មួយ​ប្រភេទ មាន​សាច់​ស្រួ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៤៦</text:p>
          </table:table-cell>
          <table:table-cell table:style-name="តារាង1.A2" office:value-type="string">
            <text:p text:style-name="P13">គ្រជីវ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ជ្រីវ, ដែល​ជ្រួញ​ខ្លាំង : សំពត់​ជ្រួញ​គ្រជីវ ។ ដែល​ស្វិត​ហើយ​ជ្រួញ​ជ្រីវ : ស្វិត​គ្រជីវ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ស្វិត​គ្រជីវ </text:p>
          </table:table-cell>
        </table:table-row>
        <table:table-row>
          <table:table-cell table:style-name="តារាង1.A2" office:value-type="string">
            <text:p text:style-name="P4">១៩៤៧</text:p>
          </table:table-cell>
          <table:table-cell table:style-name="តារាង1.A2" office:value-type="string">
            <text:p text:style-name="P13">គ្រជឹ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ជ្រួញ​ក្រពឹត​ដូច​គេ​ខ្ជឹប : ស្នាម​ដំបៅ​គ្រជឹប, ជ្រួញ​គ្រជឹប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៤៨</text:p>
          </table:table-cell>
          <table:table-cell table:style-name="តារាង1.A2" office:value-type="string">
            <text:p text:style-name="P13">គ្រជឹបគ្រជីវ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ជ្រួញ​ក្រពឹត មិន​រាប មិន​ស្មើ, ក្រញីវ​ក្រញូវ : ស្នាម​របួស​ក្រជឹប​គ្រជ្រីវ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៤៩</text:p>
          </table:table-cell>
          <table:table-cell table:style-name="តារាង1.A2" office:value-type="string">
            <text:p text:style-name="P13">គ្រជឹបគ្រជួ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គ្រជឹប​ច្រើន​អន្លើ : ស្នាម​គ្រជឹប​គ្រជួ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៥០</text:p>
          </table:table-cell>
          <table:table-cell table:style-name="តារាង1.A2" office:value-type="string">
            <text:p text:style-name="P13">គ្រជូ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ឬ កិ.</text:p>
          </table:table-cell>
          <table:table-cell table:style-name="តារាង1.D2" office:value-type="string">
            <text:p text:style-name="P10">ក្រញូវ, ក្រញូវ​មុខ​ជូរ : មុខ​គ្រជូរ, ខឹង​គ្រជូរ, លោ​តែ​គ្រជូរ​ដាក់​ដោយ​ឥត​បើ​គិ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៥១</text:p>
          </table:table-cell>
          <table:table-cell table:style-name="តារាង1.A2" office:value-type="string">
            <text:p text:style-name="P13">គ្រជា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អាប់, ជាំ : មុខ​គ្រជាំ <text:s/>។ ប. ពាក្យ​សម្រាប់​ចម្រើន​ពាក្យ​លិច​ឲ្យ​ប្លែក​ឡើង : លិច​គ្រជាំ <text:s/>គឺ​លិច​បាត់​សូន្យ​រក​មិន​ឃើញ ; ខាត​បង់​បាត់​ដើម​បាត់​ចុង កែ​ខ្លួន​លែង​បា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៥២</text:p>
          </table:table-cell>
          <table:table-cell table:style-name="តារាង1.A2" office:value-type="string">
            <text:p text:style-name="P13">គ្រញិ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ញេចញី, សង្កត់​សង្កិន : ចាប់​គ្រញិច ឬ ចាប់​គ្រញេច ។</text:p>
          </table:table-cell>
          <table:table-cell table:style-name="តារាង1.D2" office:value-type="string">
            <text:p text:style-name="P9">គ្រញេ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៥៣</text:p>
          </table:table-cell>
          <table:table-cell table:style-name="តារាង1.A2" office:value-type="string">
            <text:p text:style-name="P13">គ្រញឹ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ន្ទាន់ : លោ​តែ​គ្រញឹក​យក​តែ​ម្ដង គឺ​ធ្វើ​អ្វី​ៗ​មិន​ឲ្យ​ដឹង​ខ្លួន ស្រាប់​តែ​ធ្វើ​ភ្លាម​ៗ​ដោយ​ប្រញាប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៥៤</text:p>
          </table:table-cell>
          <table:table-cell table:style-name="តារាង1.A2" office:value-type="string">
            <text:p text:style-name="P13">គ្រញូ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មួយ​ប្រភេទ​មាន​ខ្លឹម, សម្បុរ​ក្រហម​ក្រមៅ សាច់​ជិត​ស្និទ្ធ​រឹង​ជាប់​អង្វែង សម្រាប់​ប្រើ​ការ​ធ្វើ​គ្រឿង​ចលន​វត្ថុ​ផ្សេង​ៗ; គ្រញូង​មាន ២ យ៉ាង​គឺ គ្រញូង​ដែក សម្បុរ​ក្រមៅ, គ្រញូង​ឈាម​មាន់ សម្បុរ​ភាវ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គ្រញូង​ដែក</text:p>
            <text:p text:style-name="P10">គ្រញូង​ឈាម​មាន់ </text:p>
          </table:table-cell>
        </table:table-row>
        <table:table-row>
          <table:table-cell table:style-name="តារាង1.A2" office:value-type="string">
            <text:p text:style-name="P4">១៩៥៥</text:p>
          </table:table-cell>
          <table:table-cell table:style-name="តារាង1.A2" office:value-type="string">
            <text:p text:style-name="P13">គ្រញែ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ញាក់​ទទាក់​ខ្លួន​ដោយ​ព្រឺ, ដោយ​ស្ញើប, ដោយ​ខឹង​ខ្លាំង​ណាស់ : គ្រញែង​ខ្លួ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៥៦</text:p>
          </table:table-cell>
          <table:table-cell table:style-name="តារាង1.A2" office:value-type="string">
            <text:p text:style-name="P13">គ្រប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ិទ​ខ្ទប់​ពី​លើ : គ្រប​ឆ្នាំង​ឲ្យ​ជិត​ទៅ, គ្រប​ពាង​ឲ្យ​ជិត​ទ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សម្រាប់​បិទ​ខ្ទប់​ពី​លើ : គ្រប​ពាង, គ្រប​ចាន, គ្រប​បាទ (គួរ​ហៅ គម្រប វិញ)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៥៧</text:p>
          </table:table-cell>
          <table:table-cell table:style-name="តារាង1.A2" office:value-type="string">
            <text:p text:style-name="P13">គ្របគ្រ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ីបាច់, រក្សា, ថែទាំ​ដោយ​ទទួល​រង​បន្ទុក រង​ខុស​ត្រូវ​លើ​ខ្លួន ។</text:p>
          </table:table-cell>
          <table:table-cell table:style-name="តារាង1.D2" office:value-type="string">
            <text:p text:style-name="P9">គ្រប់គ្រ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៥៨</text:p>
          </table:table-cell>
          <table:table-cell table:style-name="តារាង1.A2" office:value-type="string">
            <text:p text:style-name="P13">គ្រប​ធ្មេញ​ឈើ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្រឿង​តម្បាញ មាន​សណ្ឋាន​ជា​គម្រប ធ្វើ​ដោយ​ឈើ សម្រាប់​ដាក់​ធ្មេញ​ឈើ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៥៩</text:p>
          </table:table-cell>
          <table:table-cell table:style-name="តារាង1.A2" office:value-type="string">
            <text:p text:style-name="P13">គ្រប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ពេញ​ត្រឹម : របស់​នេះ​គ្រប់​ចំនួន​គ្មាន​ខ្វះ ។ ពាក្យ​ផ្ទុយ <text:s/>ខ្វ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៦០</text:p>
          </table:table-cell>
          <table:table-cell table:style-name="តារាង1.A2" office:value-type="string">
            <text:p text:style-name="P13">គ្រប់គ្រ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(ម. ព. គ្របគ្រ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៦១</text:p>
          </table:table-cell>
          <table:table-cell table:style-name="តារាង1.A2" office:value-type="string">
            <text:p text:style-name="P13">គ្រម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រល ឬ ក្រាស់​ដោយ​ព្រមរ ឥត​រាង, មិន​សម : ធំ​គ្រមរ, រាង​គ្រមរ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៦២</text:p>
          </table:table-cell>
          <table:table-cell table:style-name="តារាង1.A2" office:value-type="string">
            <text:p text:style-name="P13">គ្រមល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ធំ​រល​ខ្លី : មុខ​គ្រមល់, ហើម​ក្រមល់, <text:s/>រាង​គ្រមល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៦៣</text:p>
          </table:table-cell>
          <table:table-cell table:style-name="តារាង1.A2" office:value-type="string">
            <text:p text:style-name="P13">គ្រមា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ថ្លោស​រាង​គ្រហាញ : ថ្លោស​គ្រមាក, គ្រមាក​ៗ (គ្រមាក​មាក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៦៤</text:p>
          </table:table-cell>
          <table:table-cell table:style-name="តារាង1.A2" office:value-type="string">
            <text:p text:style-name="P13">គ្រមាញ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ធំ​កំពាញ, គ្រហាញ : មុខ​គ្រមាញ , ធំ​គ្រមាញ (ម. ព. គ្រហាញ​ <text:s/>ផង)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៦៥</text:p>
          </table:table-cell>
          <table:table-cell table:style-name="តារាង1.A2" office:value-type="string">
            <text:p text:style-name="P13">គ្រមា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ធំ​រីក​សម្បើម​ដូច​មុខ​ខ្លា : មុខ​គ្រមា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៦៦</text:p>
          </table:table-cell>
          <table:table-cell table:style-name="តារាង1.A2" office:value-type="string">
            <text:p text:style-name="P13">គ្រមិងគ្រមាំ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គគ្រិង​គគ្រាំង, គម្រិង​គម្រាំង : ធំ​គ្រមិង​គ្រមាំ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៦៧</text:p>
          </table:table-cell>
          <table:table-cell table:style-name="តារាង1.A2" office:value-type="string">
            <text:p text:style-name="P13">គ្រមើ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ធំ​សម្បើម, ធ្មើម : មុខ​គ្រម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៦៨</text:p>
          </table:table-cell>
          <table:table-cell table:style-name="តារាង1.A2" office:value-type="string">
            <text:p text:style-name="P13">គ្រមាំ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ក្រាស់​គម្រាំង : មុខ​គ្រមាំង, រាង​គ្រមាំ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៦៩</text:p>
          </table:table-cell>
          <table:table-cell table:style-name="តារាង1.A2" office:value-type="string">
            <text:p text:style-name="P13">គ្រលង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ទ្រនង់, ឃ្នង : មនុស្ស​គ្រលង់ (មិន​សូវ​ប្រើ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៧០</text:p>
          </table:table-cell>
          <table:table-cell table:style-name="តារាង1.A2" office:value-type="string">
            <text:p text:style-name="P13">គ្រល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ពាក្យ​សម្រាប់​ច្រើន​ពាក្យ និយាយ​ឲ្យ​វិសេស​ឡើង : និយាយ​គ្រលរ, ស្ដី​គ្រលរ <text:s/>គឺ​និយាយ, ស្ដី​មិន​ច្បាស់, វិលវល់​នៅ​ដើម-ក​ ដោយ​មាន​សភាព​យ៉ាង​នោះ​ពី​កំណើត ឬ​ដោយ​បៀម​អ្វី​ក្នុង​មាត់ ។ ប្រើ​ជា គុ. ក៏​មាន សំដី​គ្រល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៧១</text:p>
          </table:table-cell>
          <table:table-cell table:style-name="តារាង1.A2" office:value-type="string">
            <text:p text:style-name="P13">គ្រល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មាន​សភាព​ឃ្នង, ទ្រនង់​បន្ដិច ហើយ​យឺត​ក្រអឺត​ក្រទម : ឫក​គ្រលស, ដើរ​គ្រលស; ច្រើន​និយាយ​ថា ស៊ស​គ្រល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៧២</text:p>
          </table:table-cell>
          <table:table-cell table:style-name="តារាង1.A2" office:value-type="string">
            <text:p text:style-name="P13">គ្រលី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ក្បិត​ឲ្យ​រាប​ស្មើ; ពន្លាត់​ឡើង​បន្តិច : គ្រលីត​សំពត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៧៣</text:p>
          </table:table-cell>
          <table:table-cell table:style-name="តារាង1.A2" office:value-type="string">
            <text:p text:style-name="P13">គ្រលុ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ុក​ស្រាល​ៗ ញំ​ៗ ដើម្បី​ឲ្យ​ទក់ ឲ្យ​ពៀច​សព្វ​សាច់ ហើយ​ឲ្យ​ចូល​ជាតិ​គ្រឿង ឬ​អំបិល : គ្រលុក​ប្រហិត, គ្រលុក​ព្រហក់ <text:s/>ជាដើម ។ កិ. ឬ កិ. វិ. បង្ខំ​ដូច​គេ​ចូល​លុក : គ្រលុក​ធ្វើ​ការ ទាំង​ថ្ងៃ​ទាំង​យប់​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៧៤</text:p>
          </table:table-cell>
          <table:table-cell table:style-name="តារាង1.A2" office:value-type="string">
            <text:p text:style-name="P13">គ្រលួ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ធំ, ត្លោត (ភ្នែក) : ភ្នែក​គ្រលួ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៧៥</text:p>
          </table:table-cell>
          <table:table-cell table:style-name="តារាង1.A2" office:value-type="string">
            <text:p text:style-name="P13">គ្រលួ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ស្រួច​មូល​ឡើង​ទៅ​លើ (សំឡេង) : សំឡេង​គ្រលួច ។ ប្រើ​ជា កិ. វិ. ក៏​បាន ដូច​ពាក្យ​ថា <text:s/>ស្រែក​គ្រលួច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៧៦</text:p>
          </table:table-cell>
          <table:table-cell table:style-name="តារាង1.A2" office:value-type="string">
            <text:p text:style-name="P13">គ្រលៀវ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គ្រលៀស​លេប​ដោយ​គល់​អណ្ដាត : គ្រលៀវ​លេប ។</text:p>
          </table:table-cell>
          <table:table-cell table:style-name="តារាង1.D2" office:value-type="string">
            <text:p text:style-name="P9">គ្រលេវ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៧៧</text:p>
          </table:table-cell>
          <table:table-cell table:style-name="តារាង1.A2" office:value-type="string">
            <text:p text:style-name="P13">គ្រលៀ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ង្គេច​ចេញ; ងាក​ចេញ​បន្តិច : ហើម-ក​រឹង​អស់​គ្រលៀស​មិន​រួច ។ គ្រលៀស​សំដី <text:s/>គឺ​បំបែរ​សំដី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៧៨</text:p>
          </table:table-cell>
          <table:table-cell table:style-name="តារាង1.A2" office:value-type="string">
            <text:p text:style-name="P13">គ្រលេង</text:p>
            <text:p text:style-name="P13">គ្រលោ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ស្លាប​មួយ​ប្រភេទ​សម្បុរ​ប្រផេះ លាយ​ខ្មៅ​ខ្លះ​ សំឡេង​ស្រួយ រូប​ទ្រើស​ជាង​លលក​បន្ដិច; បើ​យក​មក​ចិញ្ចឹម​ ហាត់​ឲ្យ​និយាយ​ភាសា​មនុស្ស មាន​ចេះ​និយាយ​បាន​ខ្ល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៧៩</text:p>
          </table:table-cell>
          <table:table-cell table:style-name="តារាង1.A2" office:value-type="string">
            <text:p text:style-name="P13">គ្រលេវ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(ម. ព. គ្រលៀវ) ។</text:p>
          </table:table-cell>
          <table:table-cell table:style-name="តារាង1.D2" office:value-type="string">
            <text:p text:style-name="P9">គ្រលៀវ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៨០</text:p>
          </table:table-cell>
          <table:table-cell table:style-name="តារាង1.A2" office:value-type="string">
            <text:p text:style-name="P13">គ្រលែ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ក្រឡក​ទឹក, កញ្ជ្រោក​រលាក់​ញយ​ៗ : គ្រលែង​ទូក, គ្រលែង​កែវ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៨១</text:p>
          </table:table-cell>
          <table:table-cell table:style-name="តារាង1.A2" office:value-type="string">
            <text:p text:style-name="P13">គ្រលែងវែ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ត្វ​បក្សី​មួយ​ប្រភេទ រូប​ប៉ុន​មាន់​ទឹក សម្បុរ​ត្រសក់ ច្រើន​យំ​ព្រម​គ្នា ដំណើរ​លោត ដូច​ជា​ក្អែក ។ ឈ្មោះ​ឈើ​មួយ​យ៉ាង​ដើម​តូច ស្លឹក​ស្រដៀង​នឹង​ស្លឹក​ក្រូច​សើច, ប្រើ​ធ្វើ​ថ្នាំ​ស្ដោះ​គ្រេច​ ឬ​ថ្នាំ​ឫស​ដូង​វិល​មុខ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៨២</text:p>
          </table:table-cell>
          <table:table-cell table:style-name="តារាង1.A2" office:value-type="string">
            <text:p text:style-name="P13">គ្រវាត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គ្រវែង​វាត់​ផ្អិប​ចូល​មិន​ឆ្ងាយ​ពី​ខ្លួន : ចាប់​កន្ទុយ​ពួរ​គ្រវាត់​ទៅ​ឆ្វេង​ទៅ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៨៣</text:p>
          </table:table-cell>
          <table:table-cell table:style-name="តារាង1.A2" office:value-type="string">
            <text:p text:style-name="P13">គ្រវា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លើក​វាស​វាត់; បាច​សាច : គ្រវាស​ដៃ, គ្រវាស​ឈើ​ច្រត់; គ្រវាស​អង្ក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៨៤</text:p>
          </table:table-cell>
          <table:table-cell table:style-name="តារាង1.A2" office:value-type="string">
            <text:p text:style-name="P13">គ្រវ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ធ្វើ​ឲ្យ​វិល​ជុំ​វិញ ឬ ធ្វើ​ឲ្យ​វិល​ទៅ​វិល​មក : គ្រវី​ក្បាល, គ្រវី​ឯក, គ្រវី​ដំប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៨៥</text:p>
          </table:table-cell>
          <table:table-cell table:style-name="តារាង1.A2" office:value-type="string">
            <text:p text:style-name="P13">គ្រវី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ប.</text:p>
          </table:table-cell>
          <table:table-cell table:style-name="តារាង1.D2" office:value-type="string">
            <text:p text:style-name="P10">ពាក្យ​សម្រាប់​និយាយ​ផ្សំ​ជា​មួយ​នឹង​ពាក្យ​គ្រវាស : គ្រវីស​គ្រវា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គ្រវីស​គ្រវាស</text:p>
          </table:table-cell>
        </table:table-row>
        <table:table-row>
          <table:table-cell table:style-name="តារាង1.A2" office:value-type="string">
            <text:p text:style-name="P4">១៩៨៦</text:p>
          </table:table-cell>
          <table:table-cell table:style-name="តារាង1.A2" office:value-type="string">
            <text:p text:style-name="P13">គ្រវៀ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 ឬ គុ.</text:p>
          </table:table-cell>
          <table:table-cell table:style-name="តារាង1.D2" office:value-type="string">
            <text:p text:style-name="P10">អ្វី​ៗ ដែល​វៀច : ឈើ​ច្រត់​គ្រវៀច, ម្រាម​ជើង​គ្រវៀច (ព. ទ្រ.; ព. គ. ថា <text:s/>វៀច) ។</text:p>
          </table:table-cell>
          <table:table-cell table:style-name="តារាង1.D2" office:value-type="string">
            <text:p text:style-name="P9">ក្រវៀ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៨៧</text:p>
          </table:table-cell>
          <table:table-cell table:style-name="តារាង1.A2" office:value-type="string">
            <text:p text:style-name="P13">គ្រវៀ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ដែល​មាន​អាការ​វៀន, ខ្វៀន : ដេក​គ្រវៀន ។</text:p>
          </table:table-cell>
          <table:table-cell table:style-name="តារាង1.D2" office:value-type="string">
            <text:p text:style-name="P9">ក្រវៀន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៨៨</text:p>
          </table:table-cell>
          <table:table-cell table:style-name="តារាង1.A2" office:value-type="string">
            <text:p text:style-name="P13">គ្រវែ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ប់​អ្វី​ៗ បោះ​ចោល​ឲ្យ​ឃ្លាត​ឆ្ងាយ​ពី​ខ្លួន : គ្រវែង​ដំបង, ចាប់​ពស់​គ្រវែង​ឆ្ងាយ​ពី​ខ្លួ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៨៩</text:p>
          </table:table-cell>
          <table:table-cell table:style-name="តារាង1.A2" office:value-type="string">
            <text:p text:style-name="P13">គ្រស៊ែ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ឃែត, ទទេ, មិន​ប្រកប​ដូច​បំណង : ទៅ​វិញ​គ្រស៊ែត​គ្មាន​បាន​អ្វី​សោះ (ម. ព. ឃែត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៩០</text:p>
          </table:table-cell>
          <table:table-cell table:style-name="តារាង1.A2" office:value-type="string">
            <text:p text:style-name="P13">គ្រហ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្រហ៊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ពាក្យ​ជេរ​ដោយ​ស្និទ្ធស្នាល ឬ ដោយ​ស្រឡាញ់ : មេ​គ្រហរ, អា​គ្រហរ ។ ជេរ​ដោយ​កំហឹង​តែ​សម្រាល​ពាក្យ​មិន​ឲ្យ​ធ្ងន់​ពេក : មេ​ចោរ​គ្រហរ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៩១</text:p>
          </table:table-cell>
          <table:table-cell table:style-name="តារាង1.A2" office:value-type="string">
            <text:p text:style-name="P13">គ្រហស្ថ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្រហ៊ាស់</text:p>
          </table:table-cell>
          <table:table-cell table:style-name="តារាង1.D2" office:value-type="string">
            <text:p text:style-name="P16">សំ. ក្ល. 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ឫហស្ថ; គហដ្ឋ) អ្នក​មាន​ផ្ទះ, អ្នក​គ្រប់​គ្រង​ផ្ទះ គឺ​អ្នក​មាន​គ្រួសារ ។ ពាក្យ​ផ្ទុយ បព្វជិត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៩២</text:p>
          </table:table-cell>
          <table:table-cell table:style-name="តារាង1.A2" office:value-type="string">
            <text:p text:style-name="P13">គ្រហាញ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ហ៊ាញ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កំពាញ​មាន​សាច់​ច្រើន : មុខ​គ្រហាញ, ថ្ពាល់​គ្រហាញ​ៗ (គ្រហាញហ៊ាញ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៩៣</text:p>
          </table:table-cell>
          <table:table-cell table:style-name="តារាង1.A2" office:value-type="string">
            <text:p text:style-name="P13">គ្រហិកគ្រហុ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រាក់​ខ្លះ, ជ្រៅ​ខ្លះ, ដែល​មាន​រណ្ដៅ​ក្រហេង​ក្រហូង : ផ្លូវ​គ្រហិក​គ្រហុ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៩៤</text:p>
          </table:table-cell>
          <table:table-cell table:style-name="តារាង1.A2" office:value-type="string">
            <text:p text:style-name="P13">គ្រហី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ពាក្យ​សម្រាប់​ចម្រើន​ពាក្យ​ផ្កាប់, ពាក្យ​ចំតិត​ឲ្យ​ប្លែក​ឡើង : ផ្កាប់​មុខ​គ្រហីត, ចំតិត​គ្រហីត <text:s/>គឺ​ផ្កាប់​មុខ​ចុះ ហើយ​បំបះ ឬ បះ​គូទ​ឡើ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៩៥</text:p>
          </table:table-cell>
          <table:table-cell table:style-name="តារាង1.A2" office:value-type="string">
            <text:p text:style-name="P13">គ្រហឹ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ឲ្យ​សំឡេង​រន្ទឺ, ឲ្យ​សំឡេង​គំរាម ដោយ​បិទ​មាត់ : ឮ​សូរ​ខ្លា​គ្រហឹម​ងឹល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៩៦</text:p>
          </table:table-cell>
          <table:table-cell table:style-name="តារាង1.A2" office:value-type="string">
            <text:p text:style-name="P13">គ្រហុ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កន្ធុច : ធាត់​គ្រហុច, ថ្ពាល់​គ្រហុច​ៗ (គ្រហុច​ហ៊ុច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៩៧</text:p>
          </table:table-cell>
          <table:table-cell table:style-name="តារាង1.A2" office:value-type="string">
            <text:p text:style-name="P13">គ្រហុ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ខុប​ចូល, (មាត់​ឥត​ធ្មេញ) : មាត់​គ្រហុប, បាក់​ធ្មេញ​គ្រហុប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៩៨</text:p>
          </table:table-cell>
          <table:table-cell table:style-name="តារាង1.A2" office:value-type="string">
            <text:p text:style-name="P13">គ្រហូ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ច្រហ, ដែល​មាន​ចន្លោះ : ប្រហោង​គ្រហូ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១៩៩៩</text:p>
          </table:table-cell>
          <table:table-cell table:style-name="តារាង1.A2" office:value-type="string">
            <text:p text:style-name="P13">គ្រហួ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ធ្លុះ ឬ ឆែប មាន​សណ្ឋាន​ក្រហត, ធ្លួង : ធ្លុះ​គ្រហួង, ឆែប​គ្រហួង ។</text:p>
          </table:table-cell>
          <table:table-cell table:style-name="តារាង1.D2" office:value-type="string">
            <text:p text:style-name="P9">ក្រហួង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០០</text:p>
          </table:table-cell>
          <table:table-cell table:style-name="តារាង1.A2" office:value-type="string">
            <text:p text:style-name="P13">គ្រហួច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រន្ធ, ប្រហោង​តូច​មូល : មាត់​គ្រហួច ។</text:p>
          </table:table-cell>
          <table:table-cell table:style-name="តារាង1.D2" office:value-type="string">
            <text:p text:style-name="P9">ក្រហួច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០១</text:p>
          </table:table-cell>
          <table:table-cell table:style-name="តារាង1.A2" office:value-type="string">
            <text:p text:style-name="P13">គ្រហួ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ផត​រួប, ដែល​ផត​ដោយ​ឥត​ធ្មេញ : ថ្ពាល់​គ្រហួប ។</text:p>
          </table:table-cell>
          <table:table-cell table:style-name="តារាង1.D2" office:value-type="string">
            <text:p text:style-name="P9">ក្រហួប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០២</text:p>
          </table:table-cell>
          <table:table-cell table:style-name="តារាង1.A2" office:value-type="string">
            <text:p text:style-name="P13">គ្រហើ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ឬ កិ. វិ.</text:p>
          </table:table-cell>
          <table:table-cell table:style-name="តារាង1.D2" office:value-type="string">
            <text:p text:style-name="P10">ដែល​មាន​កិរិយា​តោស​ម៉ោស​ឥត​គួរ​ឥត​សម ដោយ​ប្រើ​ឫក ឬ ប្រើ​សំដី​ថ្លោស​ទៅ​រក​អ្នក​ដទៃ : ឫក​គ្រហើ, សំដី​គ្រហើ, ធ្វើ​គ្រហើ​មក​រក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០៣</text:p>
          </table:table-cell>
          <table:table-cell table:style-name="តារាង1.A2" office:value-type="string">
            <text:p text:style-name="P13">គ្រហែ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ពាក្យ​សម្រាប់​ចម្រើន​ពាក្យ​កន្លះ​ឲ្យ​ប្លែក​ឡើង : កន្លះ​គ្រហែត, គឺ​កន្លះ​ច្រើន ដោយ​មិន​ពេញ​តៅ ឬ កន្តាំង​ជា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០៤</text:p>
          </table:table-cell>
          <table:table-cell table:style-name="តារាង1.A2" office:value-type="string">
            <text:p text:style-name="P13">គ្រហែ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ឲ្យ​សំឡេង​ជា​ដំណឹង ឬ ឲ្យ​សំឡេង​ដោយ​ស្អា, ស្អក ឬ​ដោយ​មាន​ស្លេស្ម​ជាប់​នៅ​បំពង់​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០៥</text:p>
          </table:table-cell>
          <table:table-cell table:style-name="តារាង1.A2" office:value-type="string">
            <text:p text:style-name="P13">គ្រ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កាល, សម័យ : គ្រា​នេះ, គ្រា​នោះ, គ្រា​ក្រោយ, គ្រា​អំណត់, គា្រ​ក្រ 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០៦</text:p>
          </table:table-cell>
          <table:table-cell table:style-name="តារាង1.A2" office:value-type="string">
            <text:p text:style-name="P13">គ្រា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លាក, លាក​ចេញ​ពី​គ្នា; រសាយ : ចោរ​កំពុង​ប្រជុំ​គ្នា​លុះ​ឃើញ​ពួក​ទាហាន​ទៅ​ដល់ លោ​តែ​គ្រាក​ចេញ​អស់; ខ្ញុំ​គ្រាក​ចិត្ត​ពី​វា​ហើ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០៧</text:p>
          </table:table-cell>
          <table:table-cell table:style-name="តារាង1.A2" office:value-type="string">
            <text:p text:style-name="P13">គ្រាក់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សម្ល​ម្ជូរ​ម្យ៉ាង ស្ល​ដោយ​ត្រី​បាក់​សាច់ : ត្រី​ពោ​គ្រាក់, សម្ល​គ្រាក់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ស្ល​ម្ជូរ​ដោយ​ត្រី​បាក់​សាច់ : គ្រាក់​ក្បាល​ត្រី​ពោ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០៨</text:p>
          </table:table-cell>
          <table:table-cell table:style-name="តារាង1.A2" office:value-type="string">
            <text:p text:style-name="P13">គ្រាក់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(ម. ព. គ្រុក​ៗ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០៩</text:p>
          </table:table-cell>
          <table:table-cell table:style-name="តារាង1.A2" office:value-type="string">
            <text:p text:style-name="P13">គ្រា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ចង្អេរ​យ៉ាង​ធំ សម្រាប់​ហាល, សំដិល​គ្រាប់​អ្វី​ផ្សេង​ៗ ឬ ម្សៅ : ចង្អេរ​គ្រាង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១០</text:p>
          </table:table-cell>
          <table:table-cell table:style-name="តារាង1.A2" office:value-type="string">
            <text:p text:style-name="P13">គ្រាន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ឬ គុ.</text:p>
          </table:table-cell>
          <table:table-cell table:style-name="តារាង1.D2" office:value-type="string">
            <text:p text:style-name="P10">ល្មម, មិន​ខ្វះ, ល្មម​ប្រើ​បាន : ប៉ុណ្ណឹង​គ្រាន់​ហើយ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១១</text:p>
          </table:table-cell>
          <table:table-cell table:style-name="តារាង1.A2" office:value-type="string">
            <text:p text:style-name="P13">គ្រាន់គ្រប់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បរិបូណ៌, ធួន : ចែក​របស់​ឲ្យ​បាន​គ្រាន់​គ្រប់​គ្នា​ហើយ <text:s/>។</text:p>
          </table:table-cell>
          <table:table-cell table:style-name="តារាង1.D2" office:value-type="string">
            <text:p text:style-name="P9">គ្រប់​គ្រាន់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១២</text:p>
          </table:table-cell>
          <table:table-cell table:style-name="តារាង1.A2" office:value-type="string">
            <text:p text:style-name="P13">គ្រាន់តែ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ិ.</text:p>
          </table:table-cell>
          <table:table-cell table:style-name="តារាង1.D2" office:value-type="string">
            <text:p text:style-name="P10">ត្រឹម​តែ : ខ្ញុំ​មិន​បាន​ឃើញ​ទេ ខ្ញុំ​គ្រាន់​តែ​ឮ​គេ​ថា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១៣</text:p>
          </table:table-cell>
          <table:table-cell table:style-name="តារាង1.A2" office:value-type="string">
            <text:p text:style-name="P13">គ្រាន់បើ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គួរ​សម : ធ្វើ​ការ​គ្រាន់​បើ, ប្រសប់​គ្រាន់​បើ ។ បើ​និយាយ​អំពី​ជំងឺ​ថា បាន​ស្រាក​ស្បើយ, រក​កល់​ជ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១៤</text:p>
          </table:table-cell>
          <table:table-cell table:style-name="តារាង1.A2" office:value-type="string">
            <text:p text:style-name="P13">គ្រាប់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ពូជ​កើត​ក្នុង​ផ្លែ​មាន​សណ្ឋាន​ផ្សេង​ៗ : គ្រាប់​ស្វាយ, គ្រាប់​ខ្នុរ, គ្រាប់​សណ្ដែក <text:s/>។ល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ដុំ​មូល​ធ្វើ​ដោយ​លោហ​ជាតិ​ផ្សេង​ៗ មាន​សំណ​ជាដើម សម្រាប់​ច្រក​ក្នុង​កាំភ្លើង​ហើយ​បាញ់ : គ្រាប់​កាំភ្លើង <text:s/>។ ដុំ​ក្រួស ឬ ដុំ​ដី​លញ់​សម្រាប់​ច្រក​កាំភ្លោះ​ជាដើម​ហើយ​បាញ់ : គ្រាប់​កាំភ្លោ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១៥</text:p>
          </table:table-cell>
          <table:table-cell table:style-name="តារាង1.A2" office:value-type="string">
            <text:p text:style-name="P13">គ្រា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ាម) ប្រជុំ​ភូមិ, ស្រុក, ពួក... ។ ច្រើន​ប្រើ​ដោយ​មាន​ពាក្យ​ឯ​ទៀត​ផ្សំ​ភ្ជាប់​ពី​ខាង​ដើម <text:s/>សមាស​នាម <text:s/>ដូច្នេះ : មហា​គ្រាម <text:s/>“ស្រុក​ធំ”; បច្ចន្តគ្រាម “ស្រុក​ដែល​នៅ​ក្នុង​ទី​បំផុត​ដែន (ចុង​ស្រុក, ស្រុក​ចុង​កាត់​មាត់​ញក)”; មាតុគ្រាម <text:s/>“ស្រ្តី” ... ... (ម. ព. ទាំង​នោះ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១៦</text:p>
          </table:table-cell>
          <table:table-cell table:style-name="តារាង1.A2" office:value-type="string">
            <text:p text:style-name="P13">គ្រាមណី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្រាមៈនី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ាមណិ, គាមនី) ដែល​ជា​ធំ, ជា​ចម្បង, ប្រសើរ​ជាង​គេ (ពាក្យ​សម្រាប់​ប្រើ​ក្នុង​កាព្យ)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១៧</text:p>
          </table:table-cell>
          <table:table-cell table:style-name="តារាង1.A2" office:value-type="string">
            <text:p text:style-name="P13">គ្រាម​ភាស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ម៉ៈ--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ាមភាសា) ភាសា​អ្នក​ស្រុក គឺ​សំដី​ដែល​អ្នក​ស្រុក​ភូមិ​នីមួយ​ៗ​និយាយ​តាម​ទម្លាប់ ល្អៀង​ពី​អក្សរ ឬ ពី​ពាក្យ​ដើម​ដូច​ជា ក៏ = គ៏; ថ្ងៃ = ង៉ៃ; ទៅ = តុះ; មក = ម,ម៉ុះ; មិន​ដឹង​ទេ = មិន​ដឹង​ងេ; អា​ឯង = អា​អ្ហែង; សុខ​សប្បាយ​ទេ​ឬ​? = សុខ​សប្បាយ​ទេ​អ៊្ហៃ​?; ក្រឡាហោម = ក្រហោម; យមរាជ ឬ យោមរាជ = ជំរាជ; វង្សា​អគ្គរាជ = អន្សរគ្រាជ; សង្ឃរាជ = សង្គ្រាជ ។ល។ វេវ. សាមញ្ញ​ភាសា (ពាក្យ​សាមញ្ញ, ពាក្យ​ផ្សារ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១៨</text:p>
          </table:table-cell>
          <table:table-cell table:style-name="តារាង1.A2" office:value-type="string">
            <text:p text:style-name="P13">គ្រាម​ភោជ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្រាមៈភោ</text:p>
            <text:p text:style-name="P16">ជក់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ាមភោជក), “អ្នក​បរិភោគ, ប្រើ​ប្រាស់​នូវ​ប្រយោជន៍​​ដែល​កើត​ក្នុង​ស្រុក, ដែល​កើត​អំពី​ស្រុក (មេ​ស្រុក”) ។ មហា​គ្រាម​ភោជក <text:s/>“ចៅហ្វាយ​ស្រុក” (ម. ព. គាមភោជក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១៩</text:p>
          </table:table-cell>
          <table:table-cell table:style-name="តារាង1.A2" office:value-type="string">
            <text:p text:style-name="P13">គ្រាម​មុខ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្រាមៈមុក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ាមមុខ) ទី​ដែល​ជា​មុខ ជា​ប្រធាន​របស់​ស្រុក គឺ​ទី​ផ្សារ, ផ្សារ, ស្រុក​ផ្សារ (ពាក្យ​សម្រាប់​ប្រើ​ក្នុង​កាព្យ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២០</text:p>
          </table:table-cell>
          <table:table-cell table:style-name="តារាង1.A2" office:value-type="string">
            <text:p text:style-name="P13">គ្រាមេ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--ស្វរ; គាមីស, គាមិស្សរ) មនុស្ស​ដែល​ជា​ធំ, ជា​ចម្បង​ក្នុង​ស្រុក​ (មេ​ស្រុក) ។ <text:s/>មហា​គ្រាមេស, មហា​គ្រាមេស្វរៈ <text:s/>“ចៅហ្វាយ​ស្រុក” (ពាក្យ​សម្រាប់​ប្រើ​ក្នុង​កាព្យ) ។</text:p>
          </table:table-cell>
          <table:table-cell table:style-name="តារាង1.D2" office:value-type="string">
            <text:p text:style-name="P9">គ្រាមេស្វរៈ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២១</text:p>
          </table:table-cell>
          <table:table-cell table:style-name="តារាង1.A2" office:value-type="string">
            <text:p text:style-name="P13">គ្រាវ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ញ្ចេញ​សំឡេង​ឮ​រំពង អំពាវនាវ​ហៅ​ញី (ឆ្មា) : ឆ្មា​គ្រាវ ។ ឆ្មា​ញី​ខ្លះ​ក៏​គ្រាវ​ហៅ​​​ឈ្មោល​ដែរ (មាន​ខ្លះ​មួយ​ៗ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ាន​សូរ​ធំ​​គ្រោតគ្រាត (សំឡេង) : ក្មេង​ឡើង​ខ្លួន​មាន​សំឡេង​គ្រាវ គឺ​ក្មេង​ប្រុស​ពេញ​ជំទង់ ដែល​ប្រែ​សំឡេង​មាន​សូរ​ធំ​ស្អា ខុស​ពី​កាល​នៅ​ជា​កូន​ក្មេង : កូន​ហ្នឹង​កាល​ពី​ក្មេង​វា​មាន​សំឡេង​ល្អ ច្រៀង​ពីរោះ​ណាស់ ឥឡូវ​សំឡេង​វា​គ្រាវ វា​ច្រៀង​មិន​ពីរោះ​ដូច​ពី​ក្មេង​ទេ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២២</text:p>
          </table:table-cell>
          <table:table-cell table:style-name="តារាង1.A2" office:value-type="string">
            <text:p text:style-name="P13">គ្រាស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ដែល​មាន​ដំណើរ​រាយ​បន្ត​គ្នា, ដែល​ដើរ​ច្រវាត់​បន្ត​គ្នា : ដើរ​គ្រាស​គ្នា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រាស, គ្រាហ = គ្រាះ; បា. គាហ <text:s/>“ដំណើរ​ចាប់, កិរិយា​ចាប់, កាន់”) ដំណើរ​ដែល​រាហូ​ចាប់ ឬ បាំង​ពន្លឺ​ព្រះ​អាទិត្យ, ព្រះ​ចន្ទ្រ (ពួក​អ្នក​ប្រាជ្ញ​ក្នុង​ប្រទេស​ខ្លះ​យល់​ថា ស្រមោល​ផែន​ដី​បាំង​ពន្លឺ​ព្រះ​អាទិត្យ, ព្រះ​ចន្ទ្រ) : ថ្ងៃ​មាន​គ្រាស ឬ ថ្ងៃ​មាន​គ្រាះ ។ ច្រើន​និយាយ​ថា ចន្ទ្រ​គ្រាស <text:s/>ឬ ចន្ទ្រ​គ្រាះ, សូរ្យ​គ្រាស ឬ សូរ្យ​គ្រាះ (ម. ព. ទាំង ២ នោះ) ។ មនុស្ស​គ្រាស​កន្លង ឬ គ្រាះ​កន្លង គឺ​មនុស្ស​ដែល​ល្មេញល្មើ​ពី​កំណើត ដោយ​ហេតុ​កាល​ដែល​មនុស្ស​នោះ នៅ​ក្នុង​ផ្ទៃ​ម្ដាយ ហើយ​ជួន​ក្នុង​ឆ្នាំ​នោះ មាន​គ្រាស​នៅ​ថ្ងៃ​ណា​មួយ ឬ​ក៏ កាល​ដែល​មនុស្ស​នោះ​សម្រាល​មក​ជួន​លើ​ថ្ងៃ​មាន​គ្រាស, អ្នក​ទាំង​ពួង​ច្រើន​យល់​ថា ល្មេញល្មើ​ព្រោះ​គ្រាស​កន្លង; បើ​មនុស្ស​ដែល​កាល​នៅ​ក្នុង​ផ្ទៃ ឬ​កាល​សម្រាល​មិន​ប្រទះ​លើ​គ្រាស​ដូច្នោះ​ទេ, ទោះ​បី ល្មេញល្មើ​ពី​កំណើត​ដូច្នោះ​ក្ដី, អ្នក​ទាំងពួង​ហៅ​មនុស្ស​នោះ​ថា មនុស្ស​ល្មេញល្មើ ។ ទំនៀម​ខ្មែរ​ពី​បុរាណ សឹង​មាន​ជាប់​មក​ដល់​សព្វ​ថ្ងៃ​នេះ ខ្លះ​ថា ស្ត្រី​ដែល​មាន​ផ្ទៃ​ពោះ​កាល​បើ​ប្រទះ​លើ​ថ្ងៃ​មាន​គ្រាស ត្រូវ​ឲ្យ​យក​អក​កំបោរ​មក​ដក់​នឹង​ថ្នក់ ជា​ដំណើរ​អប​ទេស​ថា ឲ្យ​គ្រាស​កន្លង​អក​កំបោរ​ចុះ កុំ​ឲ្យ​កន្លង​កូន​ក្នុង​ឧទ្ទរ; បើ​មាន​គ្រឿង​ផ្ទះ​ថ្មី ដែល​នៅ​មិន​ទាន់​បាន​សង់ ឬ​ដែល​កំពុង​សង់​នៅ​មិន​ទាន់​ហើយ, កាល​បើ​មាន​គ្រាស, ត្រូវ​ឲ្យ​យក​ស្បូវ​ភ្លាំង​មក​ចង​នឹង​បង្គោល ឬ ដាក់​លើ​គ្រឿង​ផ្ទះ ឬ ក៏​ចង​នឹង​មេ​ដំបូល​ផ្ទះ​ថ្មី​នោះ <text:s/>កុំ​ឲ្យ​គ្រាស​កន្លង​ ដោយ​យល់​តាម​រឿង​រ៉ាវ​ពី​ព្រេង​នាយ​ថា រាហូ​អសុរិន្ទ ខ្លាច​ស្បូវ​ភ្លាំង​ណាស់ (ម. ព. រាហូ, រាហូ​អសុរិន្ទ ផង) ។ </text:p>
          </table:table-cell>
          <table:table-cell table:style-name="តារាង1.D2" office:value-type="string">
            <text:p text:style-name="P9">គ្រាះ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២៣</text:p>
          </table:table-cell>
          <table:table-cell table:style-name="តារាង1.A2" office:value-type="string">
            <text:p text:style-name="P13">គ្រាហ៍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្រា</text:p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រាហ; គាហ) ដំណើរ​អង, អបអង, កៀក​អង ។ ប្រើ​ក្លាយ​មក​ជា កិ. : គ្រាហ៍​មនុស្ស​ឈឺ , គ្រាហ៍​មនុស្ស​មាន​របួ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២៤</text:p>
          </table:table-cell>
          <table:table-cell table:style-name="តារាង1.A2" office:value-type="string">
            <text:p text:style-name="P13">គ្រា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. ព. គ្រាស ២ ឬ គ្រាះ ន.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២៥</text:p>
          </table:table-cell>
          <table:table-cell table:style-name="តារាង1.A2" office:value-type="string">
            <text:p text:style-name="P13">គ្រិច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ពាក្យ​សម្រាប់​ចម្រើន​ពាក្យ​កម្រើក, ពាក្យ​រំជួល​តិច​តែ​ញឹក​ៗ ញាប់​ៗ ឲ្យ​វិសេស​ឡើង : ដង្កូវ​ចុះ​គ្រិច​ៗ គឺ​ដង្កូវ​ចុះ​កក្អិច (ម. ព. គគ្រិច ផង)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២៦</text:p>
          </table:table-cell>
          <table:table-cell table:style-name="តារាង1.A2" office:value-type="string">
            <text:p text:style-name="P13">គ្រិស្តសករា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គ្រិស--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ម. ព. យេស៊ូ ឬ យេស៊ូ​គ្រិស្ត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២៧</text:p>
          </table:table-cell>
          <table:table-cell table:style-name="តារាង1.A2" office:value-type="string">
            <text:p text:style-name="P13">គ្រីតគ្រា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</text:p>
          </table:table-cell>
          <table:table-cell table:style-name="តារាង1.D2" office:value-type="string">
            <text:p text:style-name="P10">ដែល​គគ្រាត​មិន​រាប មិន​ស្មើ ដូច​យ៉ាង​ស្បែក​ប្របែល​ជាដើម ( ម. ព. គគ្រាត <text:s/>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២៨</text:p>
          </table:table-cell>
          <table:table-cell table:style-name="តារាង1.A2" office:value-type="string">
            <text:p text:style-name="P13">គ្រីប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៉ាក់​បញ្ជាន់​លើ​គ្នា : ប៉ាក់​គ្រីប ។ លើក​ឡើង​ដោយ​ប្រដាប់​ដែល​ហៅ​ថា គ្រីប <text:s/>: គ្រីប​ផ្ទះ​ដែល​ស្រុត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20">ឈ្មោះ​គ្រឿង​ចក្រ​មួយ​យ៉ាង ធ្វើ​ដោយ​ដែក​សម្រាប់​លើក​អ្វី​ៗ ដែល​ធ្ងន់​ហួស​កម្លាំង​មនុស្ស​លើក​បាន ឲ្យ​ហើប, ឲ្យ​អណ្ដែត​ឡើង : ដែក​គ្រីប; យក​គ្រីប​មក, ទៅ​សែង​គ្រីប​ម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២៩</text:p>
          </table:table-cell>
          <table:table-cell table:style-name="តារាង1.A2" office:value-type="string">
            <text:p text:style-name="P13">គ្រឹក​ៗ 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សន្ធឹក​គ្រឹក​ៗ​ច្រើន​ដង ដោយ​មនុស្ស​ដើរ​ច្រើន​នាក់​ជាដើម <text:s/>( ម. ព. គគ្រឹក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៣០</text:p>
          </table:table-cell>
          <table:table-cell table:style-name="តារាង1.A2" office:value-type="string">
            <text:p text:style-name="P13">គ្រឹ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ខ្លាំង​ហើយ​ណែន​កំបុត : ដី​ស្រុត​ឮ​គ្រឹប, <text:s/>បាក់​គ្រឹប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៣១</text:p>
          </table:table-cell>
          <table:table-cell table:style-name="តារាង1.A2" office:value-type="string">
            <text:p text:style-name="P13">គ្រឹម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គគ្រឹម​ដោយ​ដំ​ស្គរ​ខ្មែរ​ជាដើម (ម. ព. គគ្រឹម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៣២</text:p>
          </table:table-cell>
          <table:table-cell table:style-name="តារាង1.A2" office:value-type="string">
            <text:p text:style-name="P13">គ្រឹហ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ហ៊ា</text:p>
          </table:table-cell>
          <table:table-cell table:style-name="តារាង1.D2" office:value-type="string">
            <text:p text:style-name="P16">សំ.; បា. 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ឫហ; គហ “ផ្ទះ; ដំណើរ​កាន់, ចាប់, យក”) ផ្ទះ : គ្រឹហា​ឲ្យ​ផ្គត់​ផ្គង់ ប្រាក់​ក្នុង​ថង់​ទុក​ឲ្យ​ជា ...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៣៣</text:p>
          </table:table-cell>
          <table:table-cell table:style-name="តារាង1.A2" office:value-type="string">
            <text:p text:style-name="P13">គ្រឹហាវា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ឫហ + អាវាស; គហ + អាវាស) ការ​នៅ​គ្រប់គ្រង​ផ្ទះ; អ្នក​នៅ​គ្រប់គ្រង​ផ្ទះ (ម. ព. គ្រហស្ថ, ឃរាវាស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៣៤</text:p>
          </table:table-cell>
          <table:table-cell table:style-name="តារាង1.A2" office:value-type="string">
            <text:p text:style-name="P13">គ្រឹ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; បា. 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ឫហ = គ្ឫ &gt; គ្រឹ, ហ &gt; <text:span text:style-name="T2">ះ</text:span>; គេហ ) ផ្ទ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៣៥</text:p>
          </table:table-cell>
          <table:table-cell table:style-name="តារាង1.A2" office:value-type="string">
            <text:p text:style-name="P13">គ្រឹះស្ថា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>--ស្ថាន, កុំ ច្រឡំ​ថា​ឋាន</text:p>
          </table:table-cell>
          <table:table-cell table:style-name="តារាង1.D2" office:value-type="string">
            <text:p text:style-name="P16">សំ.; បា. 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ឫហ, គ្ឫ &gt; គ្រឹ, ហ &gt; <text:span text:style-name="T2">ះ</text:span> + ស្ថាន; គេហ + ឋាន &gt; គេហដ្ឋាន) ទី​ផ្ទះ គឺ​ទី​កន្លែង​ផ្ទះ​លំនៅ​ទាំង​មូល : គ្រឹះស្ថាន របស់​លោក​ធំ​ទូលំ ទូលាយ ស្អាតស្អំ​ណាស់ (ម. ព. គ្រឹះហា និង គេហដ្ឋាន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៣៦</text:p>
          </table:table-cell>
          <table:table-cell table:style-name="តារាង1.A2" office:value-type="string">
            <text:p text:style-name="P13">គ្រឺត​ៗ 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 </text:p>
          </table:table-cell>
          <table:table-cell table:style-name="តារាង1.D2" office:value-type="string">
            <text:p text:style-name="P10">សូរ​ឮ​ដោយ​អូស, ដោយ​សង្កៀត​ជាដើ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៣៧</text:p>
          </table:table-cell>
          <table:table-cell table:style-name="តារាង1.A2" office:value-type="string">
            <text:p text:style-name="P13">គ្រុក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ទឹក​ពុះ​ដោយ​ស្ងោរ​នំ​ជាដើម : ទឹក​ពុះ​ឮ​សូរ​គ្រុក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៣៨</text:p>
          </table:table-cell>
          <table:table-cell table:style-name="តារាង1.A2" office:value-type="string">
            <text:p text:style-name="P13">គ្រុឌ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រុឌ ឬ គរូឌ; គរុឡ <text:s/>“គ្រុឌ; សត្វ​សសេះ”) ឈ្មោះ​សត្វ​បក្សី​មាន​ក្នុង​រឿង​បុរាណ ថា​ជា​ជំនិះ​នៃ​ព្រះ​វិស្ណុ (ព្រះ​នារាយណ៍), ជា​គូ​សត្រូវ​នឹង​នាគ : គ្រា​នោះ​មាន​គ្រុឌ ១ ធំ ឆាប​ឆក់​យក​នាគ​ទៅ ។ ក្នុង​កម្ពុជរដ្ឋ​តាំង​ពី​ក្នុង​សម័យ​មហា​នគរ, នគរ​វត្ត រៀង​មក​ដល់​សព្វ​ថ្ងៃ​នេះ, ពួក​ជាង​ច្រើន​ធ្វើ​រូប​គ្រុឌ ប្រើ​ជា​គ្រឿង​រចនា​មួយ​យ៉ាង​របស់​ប្រាសាទ, វិហារ ឬ គេហដ្ឋាន​របស់​ឥស្សរ​ជន​ខ្លះ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៣៩</text:p>
          </table:table-cell>
          <table:table-cell table:style-name="តារាង1.A2" office:value-type="string">
            <text:p text:style-name="P13">គ្រុន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រោគ​មាន​អាការ​ស្រៀវ​ក្ដៅ; មាន​ច្រើន​យ៉ាង : គ្រុន​ផ្ដា សាយ, គ្រុន​ក្ដៅ​ក្រហាយ, គ្រុន​សន្ធំ, គ្រុន​ញាក់, គ្រុន​ផ្អែម​មាត់ ....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ចាប់​ជំងឺ​ដែល​ហៅ​ថា គ្រុន : រក​កល់​គ្រុន, ខ្ញុំ​គ្រុន​ធ្វើ​ការ​មិន​កើត​ទេ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៤០</text:p>
          </table:table-cell>
          <table:table-cell table:style-name="តារាង1.A2" office:value-type="string">
            <text:p text:style-name="P13">គ្រុប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អ្វី​ធ្លាក់​ដែល​ធ្ងន់ ហើយ​ធ្លាក់​ព្រម​គ្នា សូរ​ទំពា​វត្ថុ​រឹង​ដោយ​ពេញ​មាត់ : ធ្លាក់​គ្រុប, ខ្លា​ទំពា​ឆ្អឹង​គោ​ឮ​គ្រុប​ៗ (ម. ព. គ្រឹប ឧ. , គ្រួប​ៗ ឧ.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៤១</text:p>
          </table:table-cell>
          <table:table-cell table:style-name="តារាង1.A2" office:value-type="string">
            <text:p text:style-name="P13">គ្រុ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ផ្គរ​លាន់ ឬ​ដោយ​ឈើ​ធំ​រលំ ជាដើម : ឈើ​រលំ​គ្រុម, ផ្គរ​លាន់​គ្រុម​ៗ <text:s/>(ម. ព. គគ្រុម ផង) ។ ប្រើ​ជា គ្រុំ ឬ គ្រុំ​ៗ ក៏​បាន) ។</text:p>
          </table:table-cell>
          <table:table-cell table:style-name="តារាង1.D2" office:value-type="string">
            <text:p text:style-name="P9">គ្រុម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៤២</text:p>
          </table:table-cell>
          <table:table-cell table:style-name="តារាង1.A2" office:value-type="string">
            <text:p text:style-name="P13">គ្រុ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យឺត, មិន​លឿន, គ្រឿន : ដើរ​គ្រុយ​ៗ, ចែវ​ទូក​គ្រុយ​ៗ (ម. ព. គគ្រុយ, គ្រឿន ផង) ។</text:p>
          </table:table-cell>
          <table:table-cell table:style-name="តារាង1.D2" office:value-type="string">
            <text:p text:style-name="P9">គ្រុយ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៤៣</text:p>
          </table:table-cell>
          <table:table-cell table:style-name="តារាង1.A2" office:value-type="string">
            <text:p text:style-name="P13">គ្រុ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ដាប់​ត្បាញ​ដោយ​បន្ទោះ​ឫស្សី​លាប​ជ័រ​ទឹក​សម្រាប់​ដង​ទឹក : យក​គ្រុះ​ទៅ​ដង​ទឹ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៤៤</text:p>
          </table:table-cell>
          <table:table-cell table:style-name="តារាង1.A2" office:value-type="string">
            <text:p text:style-name="P13">គ្រូ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បា.; សំ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រុ; គុរុ = គរ &gt; គ្រ, + <text:s text:c="2"/><text:span text:style-name="T2">ុ</text:span> &gt; <text:s text:c="2"/><text:span text:style-name="T2">ូ</text:span> = គ្រូ) អ្នក​ដែល​មាន​ចិត្ត​ធ្ងន់; អ្នក​ដែល​គួរ​គេ​គោរព គឺ​អ្នក​បង្ហាត់​បង្រៀន​ចំណេះ​វិជ្ជា​សិល្ប​សាស្រ្ត​ផ្សេង​ៗ​ដល់​សិស្ស : គ្រូ​អក្សរ, គ្រូ​លេខ, គ្រូ​ភ្លេង ... ។ សមណៈ​ដែល​បំបួស​កុលបុត្រ​ឲ្យ​បាន​ជា​បព្វជិត : គ្រូ​បំបួស, គ្រូ​សូត្រ ។ ពេទ្យ​រក្សា​រោគ : គ្រូ​ពេទ្យ, គ្រូ​ថ្នាំ, ទៅ​រក​គ្រូ​មក​មើល​ជំងឺ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៤៥</text:p>
          </table:table-cell>
          <table:table-cell table:style-name="តារាង1.A2" office:value-type="string">
            <text:p text:style-name="P13">គ្រូក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ហេតុ, ដោយ​ស្រូប​ជាដើម : ហុត​ទឹក​សម្ល​ឮ​គ្រូក​ៗ ។ <text:s/>ន. ដំណើរ​ធ្វើ​ឲ្យ​ឮ​សូរ​គ្រូក​ៗ : <text:s/>ហុត​បបរ​មួយ​គ្រូក (ម. ព. គគ្រូក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៤៦</text:p>
          </table:table-cell>
          <table:table-cell table:style-name="តារាង1.A2" office:value-type="string">
            <text:p text:style-name="P13">គ្រូ​បាធ្យាយ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ុរុ &gt; គ្រូ + ឧបាធ្យាយ &gt; គ្រូ​បាធ្យាយ; គរុ + ឧបជ្ឈាយ) គ្រូ​ឧបជ្ឈាយ៍ ឬ គ្រូ (មាន​គ្រូ​សូត្រ​ជាដើម) និង​ឧបជ្ឈាយ៍ : សិស្ស​ត្រូវ​សំដែង​សេចក្ដី​គោរព​ចំពោះ​គ្រូ​បាធ្យាយ ។ សាស្ត្រា​ច្បាប់​ក្រម​ថា : រី​គ្រូ​បាធ្យាយ ប្រដូច​នឹង​ម្ដាយ ឪពុក​សោត​ណា 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៤៧</text:p>
          </table:table-cell>
          <table:table-cell table:style-name="តារាង1.A2" office:value-type="string">
            <text:p text:style-name="P13">គ្រួ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ប្រជុំ​មនុស្ស​មួយ​ក្រុម ដែល​មាន​មាតា​បិតា និង​កូន​ចៅ​រួម​រស់​នៅ​ជា​មួយ​គ្នា : ផ្ទះ​នេះ មាន​មនុស្ស​មួយ​គ្រួ ។ <text:s/>ជន​អ្នក​ចម្អិន​ភោជនាហារ, អ្នក​ស្ល​ដណ្ដាំ : អ្នក​គ្រួ ។ គុ. ពុក, រលួយ; ខូច; ផុយ : ផ្សិត​នេះ​គ្រួ​ខូច​អស់​ហើយ (ប្រើ​ចំពោះ​តែ​ផ្សិត, ស្រុក​ខ្លះ​ថា គ្រ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៤៨</text:p>
          </table:table-cell>
          <table:table-cell table:style-name="តារាង1.A2" office:value-type="string">
            <text:p text:style-name="P13">គ្រួប​ៗ 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ទំពា​វត្ថុ​ស្រួយ : ទំពា​នំ​ក្រៀម​ឮ​ក្រួប​ៗ <text:s/>(ម. ព. គគ្រួប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៤៩</text:p>
          </table:table-cell>
          <table:table-cell table:style-name="តារាង1.A2" office:value-type="string">
            <text:p text:style-name="P13">គ្រួសារ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ត្រកូល, ប្រជុំ​ត្រកូល​មនុស្ស​គឺ​មាតា​បិតា​និង​បុត្រ​ធីតា : គ្រួសារ​របស់​ខ្ញុំ​នៅ​រស់​ទាំងអស់​គ្នា ។ 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៥០</text:p>
          </table:table-cell>
          <table:table-cell table:style-name="តារាង1.A2" office:value-type="string">
            <text:p text:style-name="P13">គ្រើ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ឬ កិ. វ.</text:p>
          </table:table-cell>
          <table:table-cell table:style-name="តារាង1.D2" office:value-type="string">
            <text:p text:style-name="P10">ដែល​មិន​រាប​ទាប, មិន​រលីង, មិន​ល្អិត, ច្បោល​ៗ (ម. ព. គគ្រើម ផង) ។</text:p>
          </table:table-cell>
          <table:table-cell table:style-name="តារាង1.D2" office:value-type="string">
            <text:p text:style-name="P9">គ្រើម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៥១</text:p>
          </table:table-cell>
          <table:table-cell table:style-name="តារាង1.A2" office:value-type="string">
            <text:p text:style-name="P13">គ្រើល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ធំ​មួយ​ប្រភេទ​មាន​ជ័រ សម្រាប់​ធ្វើ​ម្រ័ក្សណ៍ : ដើម​គ្រើល, ជ័រ​គ្រើល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៥២</text:p>
          </table:table-cell>
          <table:table-cell table:style-name="តារាង1.A2" office:value-type="string">
            <text:p text:style-name="P13">គ្រឿ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វត្ថុ​ច្រើន​មុខ​ផ្សំ​គ្នា​ជា​ពួក​មួយ : គ្រឿង​ល្ខោន, គ្រឿង​ចក្រ, គ្រឿង​សម្ល, គ្រឿង​មាស, គ្រឿង​ប្រាក់, គ្រឿង​រទេះ, គ្រឿង​ផ្ទះ ...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៥៣</text:p>
          </table:table-cell>
          <table:table-cell table:style-name="តារាង1.A2" office:value-type="string">
            <text:p text:style-name="P13">គ្រឿន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 វិ.</text:p>
          </table:table-cell>
          <table:table-cell table:style-name="តារាង1.D2" office:value-type="string">
            <text:p text:style-name="P10">លឿន​ទៅ​សន្សឹម​ៗ : អណ្ដែត​គ្រឿន, បណ្ដែត​ទូក​គ្រឿន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៥៤</text:p>
          </table:table-cell>
          <table:table-cell table:style-name="តារាង1.A2" office:value-type="string">
            <text:p text:style-name="P13">គ្រៀវ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វះ​កាត់​ត្រង់​គល់​ទង​យក​អណ្ឌៈ (ពង) ចេញ : គ្រៀវ​គោ, គ្រៀវ​ក្របី, គ្រៀវ​ជ្រូក (ចំពោះ​តែ​ឈ្មោល) ។ វះ​កាត់​យក​ស្បូន​ចេញ​មិន​ឲ្យ​មាន​កូន : គ្រៀវ​ជ្រូក (ញី) ។ វះ​កាត់​យក​ចេញ​នូវ​សាច់​ដុំ​តូច​ជា​ប្រភព​នៃ​តម្រេក​ក្នុង​កាម : គ្រៀវ​មាន់ (ឈ្មោល) ។ វាយ, ដំ ឬ កាត់​សំបក​ជុំ​វិញ​ដើម សក​យក​ចេញ​ឲ្យ​អស់​មិន​ឲ្យ​រស់​ត​ទៅ​ទៀត : គ្រៀវ​ដើម​ក្រសាំង, គ្រៀវ​ដើម​គគីរ ។ ក្ដិច, កាច់​ត្រួយ ឬ​ខ្នែង​ថ្នាំ ដើម្បី​ឲ្យ​ស្លឹក​បាន​រីក​ធំ​ក្រាស់​ល្អ ហើយ​ខ្លាំង មិន​ល្វីង : គ្រៀវ​ថ្នាំ <text:s/>។ កាច់​កន្ទុយ​ផ្លែ​ម្នាស់ ដែល​នៅ​មិន​ទាន់​ចាស់ ដើម្បី​ឲ្យ​ផ្លែ​ម្នាស់​បាន​ថ្លោស​ល្អ; ចួន​កាល គេ​កាច់​កន្ទុយ​ផ្លែ​ចេញ​ហើយ​គេ​រោយ​ក្បុង​មាន​ជាតិ​ប្រៃ​ឡម​ៗ <text:s/>ដាក់​ត្រង់​កន្លែង​ដែល​កាច់​កន្ទុយ​នោះ​ចេញ ដើម្បី​ឲ្យ​ផ្លែ​ម្នាស់​ថ្លោស​ផង ឲ្យ​ផ្លែ​នោះ​មាន​រស​ផ្អែម​ឈ្ងុយ​ផង : គ្រៀវ​ម្នាស់ <text:s/>។ ប្រើ​ជា គុ. ក៏​មាន មាន់​គ្រៀវ ។ល។ </text:p>
          </table:table-cell>
          <table:table-cell table:style-name="តារាង1.D2" office:value-type="string">
            <text:p text:style-name="P9">ក្រៀវ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៥៥</text:p>
          </table:table-cell>
          <table:table-cell table:style-name="តារាង1.A2" office:value-type="string">
            <text:p text:style-name="P13">គ្រៀស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នាប ៨ ចម្រៀក ក្រង ៤ របែង​សម្រាប់​រុំ​ក្រសោប​សព​ស្រស់ (ប្រើ​ចំពោះ​តែ​ការ​ទ័ល​ក្រ​ដុនដាប) អ្នក​ស្រុក​ខ្លះ​ហៅ ទ្រៀស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៥៦</text:p>
          </table:table-cell>
          <table:table-cell table:style-name="តារាង1.A2" office:value-type="string">
            <text:p text:style-name="P13">គ្រេង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ឈើ​ធំ​រលំ, ដោយ​ទឹក​រលក : ឈើ​រលំ​ឮ​គ្រេង, រលក​បោក​ឮ​គ្រេង​ៗ ។ ក្របី​ដេក​គ្រេង <text:s/>គឺ​ក្របី​ប្រះ​ដេក​ក្នុង​ទឹក​ឮ​សូរ​គ្រេង ។ ប្រះ​ដេក​គ្រេង គឺ​ប្រះ​ដេក​ដោយ​ទម្លាក់​ខ្លួន​ខ្លាំង មាន​អាការ​ប្រហែស​ដូច​ក្របី​ប្រះ​ដេក (ម. ព. គគ្រេង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៥៧</text:p>
          </table:table-cell>
          <table:table-cell table:style-name="តារាង1.A2" office:value-type="string">
            <text:p text:style-name="P13">គ្រេច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ឈើ​តូច​មួយ​ប្រភេទ ដើម​មាន​សណ្ឋាន​ជា​វល្លិ​ប្រើ​ជា​ថ្នាំ​ស្ដោះ​គ្រេច : ដើម​គ្រេច, វល្លិ​គ្រេច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 ឬ កិ.</text:p>
          </table:table-cell>
          <table:table-cell table:style-name="តារាង1.D2" office:value-type="string">
            <text:p text:style-name="P10">ដែល​ភ្លាត់ ឬ ខ្ទាំ​សរសៃ <text:s/>: ជើង​គ្រេច, ដៃ​គ្រេច; គ្រេច​ជើង, គ្រេច​ដៃ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៥៨</text:p>
          </table:table-cell>
          <table:table-cell table:style-name="តារាង1.A2" office:value-type="string">
            <text:p text:style-name="P13">គ្រែ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គ្រឿង​សេនាសនៈ​មាន​ជើង មាន​មេ មាន​រនាប​សម្រាប់​ដេក, សម្រាប់​អង្គុយ ។ គ្រែ​ធម្មាសនៈ ឬ គ្រែ​ធម្មាសន៍ <text:s/>គឺ​គ្រែ​សម្រាប់​ធម្មកថិក​អង្គុយ​សំដែង​ធម៌ ។ គ្រែ​ស្នែង <text:s/>គឺ​គ្រែ​ដែល​សម្រាប់​អង្គុយ​មាន​ប្រដាប់​សែង​បា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៥៩</text:p>
          </table:table-cell>
          <table:table-cell table:style-name="តារាង1.A2" office:value-type="string">
            <text:p text:style-name="P13">គ្រែ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ខ្យង​សមុទ្រ​មួយ​ពួក សណ្ដាន​លៀស​តែ​ធំ​ជាង​លៀស​ ហើយ​មាន​សំបក​គគ្រើម​ឆូត​ៗ​ជា​ជួរ​ស្នាម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ជាយ​ជុំ​វិញ​មាន​សណ្ឋាន​ដូច​ចុង​សំបក​គ្រែង (គ្រឿង​ល្ខោន) សក់​ត្រង់​ជាយ​ខាង​ៗ ដែល​សល់​ពី​កន្លែង​ថ្ពែក <text:s/>: ថ្ពែក​រលីង នៅ​លស់​តែ​ជាយ​គ្រែង (ម. ព. ជាយ​គ្រែង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៦០</text:p>
          </table:table-cell>
          <table:table-cell table:style-name="តារាង1.A2" office:value-type="string">
            <text:p text:style-name="P13">គ្រោង</text:p>
          </table:table-cell>
          <table:table-cell table:style-name="តារាង1.A2" office:value-type="string">
            <text:p text:style-name="P16">១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កិ.</text:p>
          </table:table-cell>
          <table:table-cell table:style-name="តារាង1.D2" office:value-type="string">
            <text:p text:style-name="P10">ប្រុង​ទុក, រៀប​ចំ​ទុក​ជា​មុន : គ្រោង​ទេយ្យទាន​សម្រាប់​ធ្វើ​បុណ្យ, គ្រោង​ថវិកា​សម្រាប់​ឆ្នាំ​ថ្មី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២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រាង, សណ្ឋាន : គ្រោង​ផ្ទះ, គ្រោង​ឆ្អឹង (ហៅ​ថា គម្រោង ក៏​បាន) ។ ចាន​ដែល​ធំ​ជាង​គេ​ហៅ ចាន​គ្រោង; <text:s/>ក្ដាម​មួយ​ប្រភេទ ដែល​ធំ​ៗ ហៅ ក្ដាម​គ្រោង ។ កុក​មួយ​ប្រភេទ ដែល​ខ្ពស់​ជាង​កុក​ឯ​ទៀត ក៏​ហៅ កុក​គ្រោង <text:s/>ដែរ, តែ​អ្នក​ស្រុក​ខ្លះ ហៅ​ថា កុក​ស-ក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ចាន​គ្រោង</text:p>
            <text:p text:style-name="P10">ក្ដាម​គ្រោង</text:p>
          </table:table-cell>
        </table:table-row>
        <table:table-row>
          <table:table-cell table:style-name="តារាង1.A2" office:value-type="string">
            <text:p text:style-name="P4"/>
          </table:table-cell>
          <table:table-cell table:style-name="តារាង1.A2" office:value-type="string">
            <text:p text:style-name="P13"/>
          </table:table-cell>
          <table:table-cell table:style-name="តារាង1.A2" office:value-type="string">
            <text:p text:style-name="P16">៣</text:p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ខ្ពស់​ស្រោង​ហួស​ខ្នាត, ដែល​ខ្ពស់​ចង្រ្គោង (ម. ព. ចង្គ្រោង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៦១</text:p>
          </table:table-cell>
          <table:table-cell table:style-name="តារាង1.A2" office:value-type="string">
            <text:p text:style-name="P13">គ្រោត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មិន​ម៉ដ្ឋ, មិន​ល្អិត, គ្រើម​ៗ : សំពត់​នេះ​សាច់​គ្រោត​ណាស់ (ម. ព. គគ្រាត, គគ្រោត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៦២</text:p>
          </table:table-cell>
          <table:table-cell table:style-name="តារាង1.A2" office:value-type="string">
            <text:p text:style-name="P13">គ្រោះ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ំ.; បា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រហ; គហ “ដំណើរ​កាន់​យក, ការ​កាន់; យក, ទទួល; គំនិត; ហេតុ; ឧបការៈ ; អនុកូល...”) គុណ; ទោស; សុខ; ទុក្ខ; ថ្នាំង​ថ្នាក់ ដែល​កើត​មាន​ក្នុង​កាល​ម្ដង​ៗ តាម​ដំណើរ​អំពើ​អាក្រក់​ល្អ​របស់​បុគ្គល​រាល់​រូប : គ្រោះ​កាច, គ្រោះ​ជា, គ្រោះ​អាក្រក់, គ្រោះ​ល្អ; មាន​គ្រោះ; គ្រោះ​ថ្នាក់; រំដោះ​គ្រោះ; ចួន​លើ​គ្រោះ (ម. ព. បាប​គ្រោះ, សោម​គ្រោះ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៦៣</text:p>
          </table:table-cell>
          <table:table-cell table:style-name="តារាង1.A2" office:value-type="string">
            <text:p text:style-name="P13">គ្រោះ​ជ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ិ.</text:p>
          </table:table-cell>
          <table:table-cell table:style-name="តារាង1.D2" office:value-type="string">
            <text:p text:style-name="P10">ចួន​ជា, លោ​ជា​ប្រទះ​ទៅ​លើ​ស្រួល : យប់​មិញ ខ្ញុំ​អុំ​ទូក​ទៅ​ប៉ះ​នឹង​ក្បូន, គ្រោះ​ជា កុំ​អី លិច​ទូក​ទៅ​ហើយ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៦៤</text:p>
          </table:table-cell>
          <table:table-cell table:style-name="តារាង1.A2" office:value-type="string">
            <text:p text:style-name="P13">គ្រុ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/>
          </table:table-cell>
          <table:table-cell table:style-name="តារាង1.D2" office:value-type="string">
            <text:p text:style-name="P10">(ម. ព. គ្រុម ឬ គ្រុម​ៗ) ។</text:p>
          </table:table-cell>
          <table:table-cell table:style-name="តារាង1.D2" office:value-type="string">
            <text:p text:style-name="P9">គ្រុំ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៦៥</text:p>
          </table:table-cell>
          <table:table-cell table:style-name="តារាង1.A2" office:value-type="string">
            <text:p text:style-name="P13">គ្រ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ឈ្មោះ​ខ្យង​មួយ​ពួក : គ្រំ​ប៉ោក គឺ​គ្រំ​ធំ​ៗ, គ្រំ​ចំពុះ​ទា គឺ​គ្រំ​តូច​ៗ ។ ឈ្មោះ​ត្រី​ស្រកា​មួយ​ប្រភេទ សន្ដាន​ត្រី​ក្អែក សម្បុរ​ស​លាយ​ខ្មៅ ពព្រុះ មាន​ក្លិន​ឆ្អេះ​បន្តិច : ត្រី​គ្រំ <text:s/>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>គ្រំ​ប៉ោក</text:p>
            <text:p text:style-name="P10">គ្រំ​ចំពុះ​ទា</text:p>
            <text:p text:style-name="P10">ត្រី​គ្រំ <text:s/></text:p>
          </table:table-cell>
        </table:table-row>
        <table:table-row>
          <table:table-cell table:style-name="តារាង1.A2" office:value-type="string">
            <text:p text:style-name="P4">២០៦៦</text:p>
          </table:table-cell>
          <table:table-cell table:style-name="តារាង1.A2" office:value-type="string">
            <text:p text:style-name="P13">គ្រាំ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សន្ធឹក​លាន់​រំពង​ខ្លាំង​ដោយ​ទង្គិច ដោយ​ខ្ទប់ : រន្ទះ​បាញ់​គ្រាំ, ទឹក​បាក់​ពី​លើ​ភ្នំ​ឮ​សូរ​គ្រាំ​ៗ (ម. ព. គគ្រាំ <text:s/>ផង) ។</text:p>
          </table:table-cell>
          <table:table-cell table:style-name="តារាង1.D2" office:value-type="string">
            <text:p text:style-name="P9">គ្រាំ​ៗ</text:p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៦៧</text:p>
          </table:table-cell>
          <table:table-cell table:style-name="តារាង1.A2" office:value-type="string">
            <text:p text:style-name="P13">គ្រាំគ្រា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គុ.</text:p>
          </table:table-cell>
          <table:table-cell table:style-name="តារាង1.D2" office:value-type="string">
            <text:p text:style-name="P10">ដែល​ចាស់​ណាស់, ចាស់​ជ្រុល, ទ្រែមទ្រម, ទ្រុឌទ្រោម : រូប​ខ្ញុំ​សព្វ​ថ្ងៃ​នេះ កាន់​តែ​គ្រាំ​គ្រា​ហើយ; ផ្ទះ​នេះ​គ្រាំ​គ្រា​ហើយ <text:s/>(ម. ព. ជរា ផង)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៦៨</text:p>
          </table:table-cell>
          <table:table-cell table:style-name="តារាង1.A2" office:value-type="string">
            <text:p text:style-name="P13">គ្រាំង​ៗ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9">ឧ.</text:p>
          </table:table-cell>
          <table:table-cell table:style-name="តារាង1.D2" office:value-type="string">
            <text:p text:style-name="P10">សូរ​ឮ​ដោយ​វាយ​គោះ, រលំ, ទម្លាក់, ធ្លាក់​អ្វី​ៗ មាន​ជញ្ជាំង​ជាដើម​ : ឮ​សូរ​គេ​វាយ​ជញ្ជាំង​គ្រាំង​ៗ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4">២០៦៩</text:p>
          </table:table-cell>
          <table:table-cell table:style-name="តារាង1.A2" office:value-type="string">
            <text:p text:style-name="P13">គ្វាម</text:p>
          </table:table-cell>
          <table:table-cell table:style-name="តារាង1.A2" office:value-type="string">
            <text:p text:style-name="P16"/>
          </table:table-cell>
          <table:table-cell table:style-name="តារាង1.D2" office:value-type="string">
            <text:p text:style-name="P16"/>
          </table:table-cell>
          <table:table-cell table:style-name="តារាង1.D2" office:value-type="string">
            <text:p text:style-name="P16">ស.</text:p>
          </table:table-cell>
          <table:table-cell table:style-name="តារាង1.D2" office:value-type="string">
            <text:p text:style-name="P9">ន.</text:p>
          </table:table-cell>
          <table:table-cell table:style-name="តារាង1.D2" office:value-type="string">
            <text:p text:style-name="P10">(គ្វាម អ. ថ. ខ្វាម “សេចក្ដី”) ដំណើរ; បទ; បែប​បទ (របស់​គាថា, ពាក្យ​កាព្យ) : បទ​គ្វាម; សព្វ​ថ្ងៃ​នេះ​សរសេរ​ក្លាយ​មក​ជា ឃ្វាម <text:s/>ក៏​មាន ។</text:p>
          </table:table-cell>
          <table:table-cell table:style-name="តារាង1.D2" office:value-type="string">
            <text:p text:style-name="P9"/>
          </table:table-cell>
          <table:table-cell table:style-name="តារាង1.I2" office:value-type="string">
            <text:p text:style-name="P10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<text:s/>គតសញ្ញា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>គ:ត:ស័ញ-ញ៉ា</text:p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គ្រឿង​សម្គាល់​មួយ​បែប​មាន​សណ្ឋាន​ដូច្នេះ “&gt;” មាន​ន័យ​ថា “ទៅ​ជា​ឬ​កើត​ទៅ​ជា” សម្រាប់​ប្រើ​ក្នុង​ការ​ពន្យល់​ប្រភព​ពាក្យ​ជា​សមាស​នាម​ជាដើម ដែល​កាត់​បទ​ញែក​ចេញ​ឲ្យ​ដាច់​ដោយ​ឡែក​ពី​គ្នា ហើយ​រួម​បញ្ចូល​គ្នា​ទៅ​វិញ ដូច​ជា ជល + អាសយ &gt; ជលាសយ ជាដើម ។ ព. ផ្ទ. អា​គត​សញ្ញា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គម្រៀវ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(ម. ព.កម្រៀវ)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គម្រេច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គ្រេច : គម្រេច​ដៃ​ប៉ុណ្ណឹង​មិន​ជា​ធ្ងន់​អ្វី​ប៉ុន្មាន​ទេ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<text:s/>គីឡូ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បារ. 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(Kilo) បុព្វ​បទ​មាន​ន័យ​ថា មួយ​ពាន់ (១.០០០) ។ បារាំង​ប្រើ​ជា ន. ជា​ពាក្យ​បំប្រួញ​របស់​ពាក្យ​ថា គីឡូ​ក្រាម <text:s/>គឺ​បើ​គេ​និយាយ​ថា ១​គីឡូ ឬ ២ គីឡូ បាន​ន័យ​ថា ទម្ងន់ ១ គីឡូ​ក្រាម ឬ ២ គីឡូ​ក្រាម ។ <text:s/>ចំណែក​ខ្មែរ​យើង​ប្រើ​ពាក្យ គីឡូ នេះ​សំ​ដៅ​យក​ទាំង​ទម្ងន់​ទាំង​ចម្ងាយ​ដូច​ជា អង្ករ​១​គីឡូ គឺ​អង្ករ ១ គីឡូ​ក្រាម (១.០០០ ក្រាម); ផ្លូវ​មាន​ចម្ងាយ ១ គីឡូ គឺ​ផ្លូវ​មាន​ចម្ងាយ ១ គីឡូ​ម៉ែត្រ (១.០០០ ម៉ែត្រ)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គីឡូ​ក្រាម</text:p>
            <text:p text:style-name="P17">គីឡូ​ម៉ែត្រ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គីឡូក្រាម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បារ. 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(Kilogramme) ទម្ងន់​មាន​ប្រមាណ​មួយ​ពាន់​ក្រាម គឺ​មួយ​នាឡិ​ដប់​តម្លឹង​ប្រាំ​ពីរ​ជី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គីឡូតោន 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បារ. 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(Kilotonne) មួយ​ពាន់​តោន, ជា​ខ្នាត​សម្រាប់​ប្រមាណ​កម្លាំង​នៃ​ការ​ផ្ទុះ បរមាណូ <text:s/>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គីឡូម៉ែត្រ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បារ. 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(Kilomètre) រង្វាស់​ចម្ងាយ​មាន​ប្រមាណ​មួយ​ពាន់​ម៉ែត្រ គឺ​ប្រមាណ​ប្រាំ​រយ​ព្យាម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គីឡូវ៉ាត់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បារ. 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(Kilowatt) ខ្នាត​ប្រធាន​នៃ​កម្លាំង​ចរន្ត​អគ្គិសនី ស្មើ​នឹង​មួយ​ពាន់​វ៉ាត់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<text:s/>គីឡូវ៉ុល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បារ. 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(Kilovolt) ខ្នាត​នៃ​កម្លាំង​ធាតុ​ក្នុង​អគ្គិសនី ស្មើ​នឹង​មួយ​ពាន់​វ៉ុល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<text:s/>គីឡូស៊ីក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បារ. 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(Kilocycle) ខ្នាត​ដំណើរ​ផ្ទួន​ចំពោះ​បាតុ​ភូត​នៃ​ការ​កម្រើក​ញ័រ​រន្ថាន់ <text:s/>ស្មើ​នឹង​មួយ​ពាន់​ស៊ីក​ក្នុង​មួយ​វិនាទី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<text:s/>គោលោត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ប្រ.</text:p>
          </table:table-cell>
          <table:table-cell table:style-name="តារាង1.D2" office:value-type="string">
            <text:p text:style-name="P17">គុ</text:p>
          </table:table-cell>
          <table:table-cell table:style-name="តារាង1.D2" office:value-type="string">
            <text:p text:style-name="P17">ឆោត; ឡើង​បញ្ជោរ ។ ព. ទ. បុ. ថា : អន្ទិត​គោ​លោត ឲ្យ​ស្រី​បញ្ឆោត​អស់​ពោត​មួយ​ចម្ការ ។ មាន​អត្ថន័យ​ថា មាន​អន្ទិត​ម្នាក់​ទើប​នឹង​សឹក​ពី​បួស​ភិក្ខុ, មាន​ស្រី​ម្នាក់ វា​និយាយ​បញ្ជោរ​ឲ្យ​លក់​ពោត​ឲ្យ​វា, វា​កាច់​ពោត​អស់​មួយ​ចម្ការ ឥត​បាន​ថ្លៃ . . .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អន្ទិត​គោ​លោត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គំនក់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គក់ : គំនក់​មួយ​ដៃ ។ ការ​បោក​សម្អាត​ឲ្យ​ជ្រះ​ក្អែល : គំនក់​សម្លៀក​បំពាក់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គំនក់​មួយ​ដៃ​ </text:p>
            <text:p text:style-name="P17">គំនក់​សម្លៀក​បំពាក់​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<text:s/>គំនង 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គង, ការ​ដាក់​គង​លើ : ធើ្វ​គំនង​ឈើ​នេះ​ឲ្យ​ស្មើ​ស្រួលបួល <text:s/>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<text:s/>គំនង់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គង់, ការ​សល់​នៅ : គំនង់​ទ្រព្យ, គំនង់​ប្រាក់​កាស, ខំ​សន្សំ​ប្រាក់​កាស​ណាស់​ដែរ តែ​គ្មាន​គំនង់​បន្តិចបន្តួច​សោះ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>គំនង់​ទ្រព្យ​ គំនង់​ប្រាក់​កាស​</text:p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<text:s/>គំនន់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គន់​មើល : គំនន់​រក​ទ្រព្យ​ដែល​បាត់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<text:s/>គនប់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ព. ថ.</text:p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ការ​គប់, ការ​វាយ : ត្រូវ​គំនប់​មួយ​ដុំ​ថ្ម​យ៉ាង​ធ្ងន់ ។ ការ​រាប់​រក​គ្នា, ការ​ចូល​គំនិត​ជាមួយ​គ្នា : គំនប់​ជាមួយ​មនុស្ស​ពាល​រមែង​បាន ទុក្ខ ។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  <table:table-row>
          <table:table-cell table:style-name="តារាង1.A2" office:value-type="string">
            <text:p text:style-name="P17"/>
          </table:table-cell>
          <table:table-cell table:style-name="តារាង1.A2" office:value-type="string">
            <text:p text:style-name="P14"><text:s/>គ្រាប់បែក</text:p>
          </table:table-cell>
          <table:table-cell table:style-name="តារាង1.A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/>
          </table:table-cell>
          <table:table-cell table:style-name="តារាង1.D2" office:value-type="string">
            <text:p text:style-name="P17">ន.</text:p>
          </table:table-cell>
          <table:table-cell table:style-name="តារាង1.D2" office:value-type="string">
            <text:p text:style-name="P17">គ្រាប់​មាន​សណ្ឋាន​ផ្សេង​ៗ ខាង​ក្នុង​មាន​ដាក់​វត្ថុ​ធាតុ​អាច​ផ្ទុះ​បែក​ឬ​អាច​បណ្តាល​ជា​ភ្លើង​ឆេះ . . . : ចោល​គ្រាប់​បែក, ទម្លាក់​គ្រាប់​បែក ។ </text:p>
          </table:table-cell>
          <table:table-cell table:style-name="តារាង1.D2" office:value-type="string">
            <text:p text:style-name="P17"/>
          </table:table-cell>
          <table:table-cell table:style-name="តារាង1.I2" office:value-type="string"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Khmer OS1" svg:font-family="'Khmer OS'"/>
    <style:font-face style:name="Arial Unicode MS" svg:font-family="'Arial Unicode MS'" style:font-pitch="variable"/>
    <style:font-face style:name="Khmer OS" svg:font-family="'Khmer OS'" style:font-pitch="variable"/>
    <style:font-face style:name="Lucida Sans Unicode" svg:font-family="'Lucida Sans Unicod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Khmer OS" style:font-size-complex="12pt" style:language-complex="km" style:country-complex="K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Khmer O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Khmer O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Khmer O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Khmer O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29in" fo:page-height="8.2681in" style:num-format="1" style:print-orientation="landscape" fo:margin-top="0.7874in" fo:margin-bottom="0.7874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7$Build-9157</meta:generator>
    <meta:creation-date>2005-10-19T17:27:53</meta:creation-date>
    <dc:date>2008-06-26T16:36:14</dc:date>
    <meta:print-date>2006-02-10T09:54:27</meta:print-date>
    <dc:language>en-US</dc:language>
    <meta:editing-cycles>153</meta:editing-cycles>
    <meta:editing-duration>P3DT6H8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69" meta:paragraph-count="2329" meta:word-count="6389" meta:character-count="73174"/>
  </office:meta>
</office:document-meta>
</file>

<file path=Basic/Standard/ChuonNat.xml><?xml version="1.0" encoding="utf-8"?>
<!DOCTYPE module  PUBLIC '-//OpenOffice.org//DTD OfficeDocument 1.0//EN'  'module.dtd'>
<script:module xmlns:script="http://openoffice.org/2000/script" script:name="ChuonNat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type&gt;&lt;/type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rem ----------------------------------------------------------------------
dim args9(0) as new com.sun.star.beans.PropertyValue
args9(0).Name = "Text"
args9(0).Value = "."

dispatcher.executeDispatch(document, ".uno:InsertText", "", 0, args9())

rem ----------------------------------------------------------------------
dim args10(1) as new com.sun.star.beans.PropertyValue
args10(0).Name = "Count"
args10(0).Value = 1
args10(1).Name = "Select"
args10(1).Value = false

dispatcher.executeDispatch(document, ".uno:GoLeft", "", 0, args10())


end sub


sub Italic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it&gt;&lt;/it?"

dispatcher.executeDispatch(document, ".uno:InsertText", "", 0, args1())

rem ----------------------------------------------------------------------
dispatcher.executeDispatch(document, ".uno:SwBackspace", "", 0, Array())

rem ----------------------------------------------------------------------
dim args3(0) as new com.sun.star.beans.PropertyValue
args3(0).Name = "Text"
args3(0).Value = "&gt;"

dispatcher.executeDispatch(document, ".uno:InsertTex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

sub CompoundWord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Text"
args1(0).Value = "&lt;comp&gt;&lt;/comp&gt;"

dispatcher.executeDispatch(document, ".uno:InsertText", "", 0, args1())

rem ----------------------------------------------------------------------
dim args2(1) as new com.sun.star.beans.PropertyValue
args2(0).Name = "Count"
args2(0).Value = 1
args2(1).Name = "Select"
args2(1).Value = false

dispatcher.executeDispatch(document, ".uno:GoLeft", "", 0, args2())

rem ----------------------------------------------------------------------
dim args3(1) as new com.sun.star.beans.PropertyValue
args3(0).Name = "Count"
args3(0).Value = 1
args3(1).Name = "Select"
args3(1).Value = false

dispatcher.executeDispatch(document, ".uno:GoLeft", "", 0, args3())

rem ----------------------------------------------------------------------
dim args4(1) as new com.sun.star.beans.PropertyValue
args4(0).Name = "Count"
args4(0).Value = 1
args4(1).Name = "Select"
args4(1).Value = false

dispatcher.executeDispatch(document, ".uno:GoLeft", "", 0, args4())

rem ----------------------------------------------------------------------
dim args5(1) as new com.sun.star.beans.PropertyValue
args5(0).Name = "Count"
args5(0).Value = 1
args5(1).Name = "Select"
args5(1).Value = false

dispatcher.executeDispatch(document, ".uno:GoLeft", "", 0, args5())

rem ----------------------------------------------------------------------
dim args6(1) as new com.sun.star.beans.PropertyValue
args6(0).Name = "Count"
args6(0).Value = 1
args6(1).Name = "Select"
args6(1).Value = false

dispatcher.executeDispatch(document, ".uno:GoLeft", "", 0, args6())

rem ----------------------------------------------------------------------
dim args7(1) as new com.sun.star.beans.PropertyValue
args7(0).Name = "Count"
args7(0).Value = 1
args7(1).Name = "Select"
args7(1).Value = false

dispatcher.executeDispatch(document, ".uno:GoLeft", "", 0, args7())

rem ----------------------------------------------------------------------
dim args8(1) as new com.sun.star.beans.PropertyValue
args8(0).Name = "Count"
args8(0).Value = 1
args8(1).Name = "Select"
args8(1).Value = false

dispatcher.executeDispatch(document, ".uno:GoLeft", "", 0, args8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huonNa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